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Basic/Standard/Single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94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ccccff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88cm solid #000000" fo:background-color="#ccccff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5cm solid #000000" fo:background-color="#9999ff" style:text-align-source="fix" style:repeat-content="false" fo:border-left="0.088cm solid #000000" fo:border-right="0.035cm solid #000000" fo:border-top="none"/>
      <style:paragraph-properties fo:text-align="center" fo:margin-left="0.353cm"/>
    </style:style>
    <style:style style:name="ce4" style:family="table-cell" style:parent-style-name="Default">
      <style:table-cell-properties fo:border-bottom="0.035cm solid #000000" fo:background-color="#ccffff" style:text-align-source="fix" style:repeat-content="false" fo:border-left="0.088cm solid #000000" fo:border-right="0.035cm solid #000000" fo:border-top="0.035cm solid #000000"/>
      <style:paragraph-properties fo:text-align="center" fo:margin-left="0.353cm"/>
    </style:style>
    <style:style style:name="ce5" style:family="table-cell" style:parent-style-name="Default">
      <style:table-cell-properties fo:border-bottom="0.035cm solid #000000" fo:background-color="#9999ff" style:text-align-source="fix" style:repeat-content="false" fo:border-left="0.088cm solid #000000" fo:border-right="0.035cm solid #000000" fo:border-top="0.035cm solid #000000"/>
      <style:paragraph-properties fo:text-align="center" fo:margin-left="0.353cm"/>
    </style:style>
    <style:style style:name="ce6" style:family="table-cell" style:parent-style-name="Default">
      <style:table-cell-properties fo:border-bottom="0.088cm solid #000000" fo:background-color="#ccffff" style:text-align-source="fix" style:repeat-content="false" fo:border-left="0.088cm solid #000000" fo:border-right="0.035cm solid #000000" fo:border-top="0.035cm solid #000000"/>
      <style:paragraph-properties fo:text-align="center" fo:margin-left="0.353cm"/>
    </style:style>
    <style:style style:name="ce7" style:family="table-cell" style:parent-style-name="Default">
      <style:table-cell-properties fo:border-bottom="0.035cm solid #000000" fo:background-color="#ccccff" style:text-align-source="fix" style:repeat-content="false" fo:border-left="none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ackground-color="#cccccc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ackground-color="#9999ff" style:text-align-source="fix" style:repeat-content="false" fo:border-left="0.035cm solid #000000" fo:border-right="0.035cm solid #000000" fo:border-top="0.002cm solid #000000"/>
      <style:paragraph-properties fo:text-align="center" fo:margin-left="0.353cm"/>
    </style:style>
    <style:style style:name="ce10" style:family="table-cell" style:parent-style-name="Default">
      <style:table-cell-properties fo:background-color="#ccffff" style:text-align-source="fix" style:repeat-content="false" fo:border="0.035cm solid #000000"/>
      <style:paragraph-properties fo:text-align="center" fo:margin-left="0.353cm"/>
    </style:style>
    <style:style style:name="ce11" style:family="table-cell" style:parent-style-name="Default">
      <style:table-cell-properties fo:background-color="#9999ff" style:text-align-source="fix" style:repeat-content="false" fo:border="0.035cm solid #000000"/>
      <style:paragraph-properties fo:text-align="center" fo:margin-left="0.353cm"/>
    </style:style>
    <style:style style:name="ce12" style:family="table-cell" style:parent-style-name="Default">
      <style:table-cell-properties fo:border-bottom="0.088cm solid #000000" fo:background-color="#ccffff" style:text-align-source="fix" style:repeat-content="false" fo:border-left="0.035cm solid #000000" fo:border-right="0.035cm solid #000000" fo:border-top="0.035cm solid #000000"/>
      <style:paragraph-properties fo:text-align="center" fo:margin-left="0.353cm"/>
    </style:style>
    <style:style style:name="ce13" style:family="table-cell" style:parent-style-name="Default">
      <style:table-cell-properties fo:border-bottom="0.035cm solid #000000" fo:background-color="#ccccff" style:text-align-source="fix" style:repeat-content="false" fo:border-left="none" fo:border-right="none" fo:border-top="0.141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9999ff" style:text-align-source="fix" style:repeat-content="false" fo:border-left="0.035cm solid #000000" fo:border-right="0.035cm solid #000000" fo:border-top="none"/>
      <style:paragraph-properties fo:text-align="center" fo:margin-left="0.353cm"/>
    </style:style>
    <style:style style:name="ce15" style:family="table-cell" style:parent-style-name="Default">
      <style:table-cell-properties fo:border-bottom="0.035cm solid #000000" fo:background-color="#ccccff" style:text-align-source="fix" style:repeat-content="false" fo:border-left="none" fo:border-right="0.035cm solid #000000" fo:border-top="0.141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5cm solid #000000" fo:background-color="#ccccff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5cm solid #000000" fo:background-color="#ccccff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88cm solid #000000" fo:background-color="#cccccc" style:text-align-source="fix" style:repeat-content="false" fo:border-left="0.035cm solid #000000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35cm solid #000000" fo:background-color="#9999ff" style:text-align-source="fix" style:repeat-content="false" fo:border-left="0.035cm solid #000000" fo:border-right="0.088cm solid #000000" fo:border-top="none"/>
      <style:paragraph-properties fo:text-align="center" fo:margin-left="0.353cm"/>
    </style:style>
    <style:style style:name="ce20" style:family="table-cell" style:parent-style-name="Default">
      <style:table-cell-properties fo:border-bottom="0.035cm solid #000000" fo:background-color="#ccffff" style:text-align-source="fix" style:repeat-content="false" fo:border-left="0.035cm solid #000000" fo:border-right="0.088cm solid #000000" fo:border-top="0.035cm solid #000000"/>
      <style:paragraph-properties fo:text-align="center" fo:margin-left="0.353cm"/>
    </style:style>
    <style:style style:name="ce21" style:family="table-cell" style:parent-style-name="Default">
      <style:table-cell-properties fo:border-bottom="0.035cm solid #000000" fo:background-color="#9999ff" style:text-align-source="fix" style:repeat-content="false" fo:border-left="0.035cm solid #000000" fo:border-right="0.088cm solid #000000" fo:border-top="0.035cm solid #000000"/>
      <style:paragraph-properties fo:text-align="center" fo:margin-left="0.353cm"/>
    </style:style>
    <style:style style:name="ce22" style:family="table-cell" style:parent-style-name="Default">
      <style:table-cell-properties fo:border-bottom="0.088cm solid #000000" fo:background-color="#ccffff" style:text-align-source="fix" style:repeat-content="false" fo:border-left="0.035cm solid #000000" fo:border-right="0.088cm solid #000000" fo:border-top="0.035cm solid #000000"/>
      <style:paragraph-properties fo:text-align="center" fo:margin-left="0.353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7" table:default-cell-style-name="ce10"/>
        <table:table-column table:style-name="co1" table:default-cell-style-name="ce20"/>
        <table:table-row table:style-name="ro1">
          <table:table-cell table:number-columns-repeated="2"/>
          <table:table-cell table:style-name="Default" table:number-columns-repeated="13"/>
        </table:table-row>
        <table:table-row table:style-name="ro2">
          <table:table-cell table:number-columns-repeated="2"/>
          <table:table-cell table:style-name="ce1" office:value-type="string" table:number-columns-spanned="1" table:number-rows-spanned="2">
            <text:p>Age</text:p>
          </table:table-cell>
          <table:table-cell table:style-name="ce7" office:value-type="string" table:number-columns-spanned="3" table:number-rows-spanned="1">
            <text:p>Datable Age</text:p>
          </table:table-cell>
          <table:covered-table-cell table:style-name="ce13"/>
          <table:covered-table-cell table:style-name="ce15"/>
          <table:table-cell table:style-name="ce7" office:value-type="string" table:number-columns-spanned="3" table:number-rows-spanned="1">
            <text:p>People</text:p>
          </table:table-cell>
          <table:covered-table-cell table:number-columns-repeated="2" table:style-name="ce16"/>
          <table:table-cell table:style-name="ce7" office:value-type="string" table:number-columns-spanned="3" table:number-rows-spanned="1">
            <text:p>Singles</text:p>
          </table:table-cell>
          <table:covered-table-cell table:number-columns-repeated="2" table:style-name="ce16"/>
          <table:table-cell table:style-name="ce17" office:value-type="string" table:number-columns-spanned="3" table:number-rows-spanned="1">
            <text:p>Datable People</text:p>
          </table:table-cell>
          <table:covered-table-cell table:style-name="ce16"/>
          <table:covered-table-cell table:style-name="ce17"/>
        </table:table-row>
        <table:table-row table:style-name="ro3">
          <table:table-cell table:number-columns-repeated="2"/>
          <table:covered-table-cell table:style-name="ce2"/>
          <table:table-cell table:style-name="ce8" office:value-type="string">
            <text:p>Min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Range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Male</text:p>
          </table:table-cell>
          <table:table-cell table:style-name="ce18" office:value-type="string">
            <text:p>Female</text:p>
          </table:table-cell>
        </table:table-row>
        <table:table-row table:style-name="ro4">
          <table:table-cell table:number-columns-repeated="2"/>
          <table:table-cell table:style-name="ce3" office:value-type="float" office:value="15">
            <text:p>15</text:p>
          </table:table-cell>
          <table:table-cell table:style-name="ce9" table:formula="of:=([.C4]/2)+7" office:value-type="float" office:value="14.5">
            <text:p>14.5</text:p>
          </table:table-cell>
          <table:table-cell table:style-name="ce14" table:formula="of:=([.C4]-7)*2" office:value-type="float" office:value="16">
            <text:p>16</text:p>
          </table:table-cell>
          <table:table-cell table:style-name="ce14" table:formula="of:=[.E4]-[.D4]" office:value-type="float" office:value="1.5">
            <text:p>1.5</text:p>
          </table:table-cell>
          <table:table-cell table:style-name="ce14" table:formula="of:=[.H4]+[.I4]" office:value-type="float" office:value="784000">
            <text:p>784000</text:p>
          </table:table-cell>
          <table:table-cell table:style-name="ce14" office:value-type="float" office:value="402000">
            <text:p>402000</text:p>
          </table:table-cell>
          <table:table-cell table:style-name="ce14" office:value-type="float" office:value="382000">
            <text:p>382000</text:p>
          </table:table-cell>
          <table:table-cell table:style-name="ce14" table:formula="of:=[.K4]+[.L4]" office:value-type="float" office:value="784000">
            <text:p>784000</text:p>
          </table:table-cell>
          <table:table-cell table:style-name="ce14" office:value-type="float" office:value="402000">
            <text:p>402000</text:p>
          </table:table-cell>
          <table:table-cell table:style-name="ce14" office:value-type="float" office:value="382000">
            <text:p>382000</text:p>
          </table:table-cell>
          <table:table-cell table:style-name="ce14" table:formula="of:=[.N4]+[.O4]" office:value-type="float" office:value="791000">
            <text:p>791000</text:p>
          </table:table-cell>
          <table:table-cell table:style-name="ce14" table:formula="of:=[.K5]" office:value-type="float" office:value="406000">
            <text:p>406000</text:p>
          </table:table-cell>
          <table:table-cell table:style-name="ce19" table:formula="of:=[.L5]" office:value-type="float" office:value="385000">
            <text:p>3850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[.C5]/2)+7" office:value-type="float" office:value="15">
            <text:p>15</text:p>
          </table:table-cell>
          <table:table-cell table:formula="of:=([.C5]-7)*2" office:value-type="float" office:value="18">
            <text:p>18</text:p>
          </table:table-cell>
          <table:table-cell table:formula="of:=[.E5]-[.D5]" office:value-type="float" office:value="3">
            <text:p>3</text:p>
          </table:table-cell>
          <table:table-cell table:formula="of:=[.H5]+[.I5]" office:value-type="float" office:value="791600">
            <text:p>791600</text:p>
          </table:table-cell>
          <table:table-cell table:formula="of:=[.H$4]+(([.H$9]-[.H$4])/5)" office:value-type="float" office:value="406000">
            <text:p>406000</text:p>
          </table:table-cell>
          <table:table-cell table:formula="of:=[.I$4]+(([.I$9]-[.I$4])/5)" office:value-type="float" office:value="385600">
            <text:p>385600</text:p>
          </table:table-cell>
          <table:table-cell table:formula="of:=[.K5]+[.L5]" office:value-type="float" office:value="791000">
            <text:p>791000</text:p>
          </table:table-cell>
          <table:table-cell table:formula="of:=[.K$4]+(([.K$8]-[.K$4])/4)" office:value-type="float" office:value="406000">
            <text:p>406000</text:p>
          </table:table-cell>
          <table:table-cell table:formula="of:=[.L$4]+(([.L$8]-[.L$4])/4)" office:value-type="float" office:value="385000">
            <text:p>385000</text:p>
          </table:table-cell>
          <table:table-cell table:formula="of:=[.N5]+[.O5]" office:value-type="float" office:value="3169000">
            <text:p>3169000</text:p>
          </table:table-cell>
          <table:table-cell table:formula="of:=SUM([.K4:.K7])" office:value-type="float" office:value="1632000">
            <text:p>1632000</text:p>
          </table:table-cell>
          <table:table-cell table:formula="of:=SUM([.L4:.L7])" office:value-type="float" office:value="1537000">
            <text:p>1537000</text:p>
          </table:table-cell>
        </table:table-row>
        <table:table-row table:style-name="ro1">
          <table:table-cell table:number-columns-repeated="2"/>
          <table:table-cell table:style-name="ce5" office:value-type="float" office:value="17">
            <text:p>17</text:p>
          </table:table-cell>
          <table:table-cell table:style-name="ce11" table:formula="of:=([.C6]/2)+7" office:value-type="float" office:value="15.5">
            <text:p>15.5</text:p>
          </table:table-cell>
          <table:table-cell table:style-name="ce11" table:formula="of:=([.C6]-7)*2" office:value-type="float" office:value="20">
            <text:p>20</text:p>
          </table:table-cell>
          <table:table-cell table:style-name="ce11" table:formula="of:=[.E6]-[.D6]" office:value-type="float" office:value="4.5">
            <text:p>4.5</text:p>
          </table:table-cell>
          <table:table-cell table:style-name="ce11" table:formula="of:=[.H6]+[.I6]" office:value-type="float" office:value="799200">
            <text:p>799200</text:p>
          </table:table-cell>
          <table:table-cell table:style-name="ce11" table:formula="of:=[.H$4]+(([.H$9]-[.H$4])/5)*2" office:value-type="float" office:value="410000">
            <text:p>410000</text:p>
          </table:table-cell>
          <table:table-cell table:style-name="ce11" table:formula="of:=[.I$4]+(([.I$9]-[.I$4])/5)*2" office:value-type="float" office:value="389200">
            <text:p>389200</text:p>
          </table:table-cell>
          <table:table-cell table:style-name="ce11" table:formula="of:=[.K6]+[.L6]" office:value-type="float" office:value="795000">
            <text:p>795000</text:p>
          </table:table-cell>
          <table:table-cell table:style-name="ce11" table:formula="of:=[.K$4]+(([.K$8]-[.K$4])/4)*2" office:value-type="float" office:value="410000">
            <text:p>410000</text:p>
          </table:table-cell>
          <table:table-cell table:style-name="ce11" table:formula="of:=[.L$4]+(([.L$8]-[.L$4])/4)" office:value-type="float" office:value="385000">
            <text:p>385000</text:p>
          </table:table-cell>
          <table:table-cell table:style-name="ce11" table:formula="of:=[.N6]+[.O6]" office:value-type="float" office:value="3206200">
            <text:p>3206200</text:p>
          </table:table-cell>
          <table:table-cell table:style-name="ce11" table:formula="of:=SUM([.K6:.K9])" office:value-type="float" office:value="1654800">
            <text:p>1654800</text:p>
          </table:table-cell>
          <table:table-cell table:style-name="ce21" table:formula="of:=SUM([.L6:.L9])" office:value-type="float" office:value="1551400">
            <text:p>15514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[.C7]/2)+7" office:value-type="float" office:value="16">
            <text:p>16</text:p>
          </table:table-cell>
          <table:table-cell table:formula="of:=([.C7]-7)*2" office:value-type="float" office:value="22">
            <text:p>22</text:p>
          </table:table-cell>
          <table:table-cell table:formula="of:=[.E7]-[.D7]" office:value-type="float" office:value="6">
            <text:p>6</text:p>
          </table:table-cell>
          <table:table-cell table:formula="of:=[.H7]+[.I7]" office:value-type="float" office:value="806800">
            <text:p>806800</text:p>
          </table:table-cell>
          <table:table-cell table:formula="of:=[.H$4]+(([.H$9]-[.H$4])/5)*3" office:value-type="float" office:value="414000">
            <text:p>414000</text:p>
          </table:table-cell>
          <table:table-cell table:formula="of:=[.I$4]+(([.I$9]-[.I$4])/5)*3" office:value-type="float" office:value="392800">
            <text:p>392800</text:p>
          </table:table-cell>
          <table:table-cell table:formula="of:=[.K7]+[.L7]" office:value-type="float" office:value="799000">
            <text:p>799000</text:p>
          </table:table-cell>
          <table:table-cell table:formula="of:=[.K$4]+(([.K$8]-[.K$4])/4)*3" office:value-type="float" office:value="414000">
            <text:p>414000</text:p>
          </table:table-cell>
          <table:table-cell table:formula="of:=[.L$4]+(([.L$8]-[.L$4])/4)" office:value-type="float" office:value="385000">
            <text:p>385000</text:p>
          </table:table-cell>
          <table:table-cell table:formula="of:=[.N7]+[.O7]" office:value-type="float" office:value="5562200">
            <text:p>5562200</text:p>
          </table:table-cell>
          <table:table-cell table:formula="of:=SUM([.K5:.K11])" office:value-type="float" office:value="2870800">
            <text:p>2870800</text:p>
          </table:table-cell>
          <table:table-cell table:formula="of:=SUM([.L5:.L11])" office:value-type="float" office:value="2691400">
            <text:p>2691400</text:p>
          </table:table-cell>
        </table:table-row>
        <table:table-row table:style-name="ro1">
          <table:table-cell table:number-columns-repeated="2"/>
          <table:table-cell table:style-name="ce5" office:value-type="float" office:value="19">
            <text:p>19</text:p>
          </table:table-cell>
          <table:table-cell table:style-name="ce11" table:formula="of:=([.C8]/2)+7" office:value-type="float" office:value="16.5">
            <text:p>16.5</text:p>
          </table:table-cell>
          <table:table-cell table:style-name="ce11" table:formula="of:=([.C8]-7)*2" office:value-type="float" office:value="24">
            <text:p>24</text:p>
          </table:table-cell>
          <table:table-cell table:style-name="ce11" table:formula="of:=[.E8]-[.D8]" office:value-type="float" office:value="7.5">
            <text:p>7.5</text:p>
          </table:table-cell>
          <table:table-cell table:style-name="ce11" table:formula="of:=[.H8]+[.I8]" office:value-type="float" office:value="814400">
            <text:p>814400</text:p>
          </table:table-cell>
          <table:table-cell table:style-name="ce11" table:formula="of:=[.H$4]+(([.H$9]-[.H$4])/5)*4" office:value-type="float" office:value="418000">
            <text:p>418000</text:p>
          </table:table-cell>
          <table:table-cell table:style-name="ce11" table:formula="of:=[.I$4]+(([.I$9]-[.I$4])/5)*4" office:value-type="float" office:value="396400">
            <text:p>396400</text:p>
          </table:table-cell>
          <table:table-cell table:style-name="ce11" table:formula="of:=[.K8]+[.L8]" office:value-type="float" office:value="812000">
            <text:p>812000</text:p>
          </table:table-cell>
          <table:table-cell table:style-name="ce11" office:value-type="float" office:value="418000">
            <text:p>418000</text:p>
          </table:table-cell>
          <table:table-cell table:style-name="ce11" office:value-type="float" office:value="394000">
            <text:p>394000</text:p>
          </table:table-cell>
          <table:table-cell table:style-name="ce11" table:formula="of:=[.N8]+[.O8]" office:value-type="float" office:value="6289000">
            <text:p>6289000</text:p>
          </table:table-cell>
          <table:table-cell table:style-name="ce11" table:formula="of:=SUM([.K6:.K13])" office:value-type="float" office:value="3254000">
            <text:p>3254000</text:p>
          </table:table-cell>
          <table:table-cell table:style-name="ce21" table:formula="of:=SUM([.L6:.L13])" office:value-type="float" office:value="3035000">
            <text:p>3035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[.C9]/2)+7" office:value-type="float" office:value="17">
            <text:p>17</text:p>
          </table:table-cell>
          <table:table-cell table:formula="of:=([.C9]-7)*2" office:value-type="float" office:value="26">
            <text:p>26</text:p>
          </table:table-cell>
          <table:table-cell table:formula="of:=[.E9]-[.D9]" office:value-type="float" office:value="9">
            <text:p>9</text:p>
          </table:table-cell>
          <table:table-cell table:formula="of:=[.H9]+[.I9]" office:value-type="float" office:value="822000">
            <text:p>822000</text:p>
          </table:table-cell>
          <table:table-cell office:value-type="float" office:value="422000">
            <text:p>422000</text:p>
          </table:table-cell>
          <table:table-cell office:value-type="float" office:value="400000">
            <text:p>400000</text:p>
          </table:table-cell>
          <table:table-cell table:formula="of:=[.K9]+[.L9]" office:value-type="float" office:value="800200">
            <text:p>800200</text:p>
          </table:table-cell>
          <table:table-cell table:formula="of:=[.K$8]+(([.K$13]-[.K$8])/5)" office:value-type="float" office:value="412800">
            <text:p>412800</text:p>
          </table:table-cell>
          <table:table-cell table:formula="of:=[.L$8]+(([.L$13]-[.L$8])/5)" office:value-type="float" office:value="387400">
            <text:p>387400</text:p>
          </table:table-cell>
          <table:table-cell table:formula="of:=[.N9]+[.O9]" office:value-type="float" office:value="7678000">
            <text:p>7678000</text:p>
          </table:table-cell>
          <table:table-cell table:formula="of:=SUM([.K6:.K15])" office:value-type="float" office:value="3984600">
            <text:p>3984600</text:p>
          </table:table-cell>
          <table:table-cell table:formula="of:=SUM([.L6:.L15])" office:value-type="float" office:value="3693400">
            <text:p>3693400</text:p>
          </table:table-cell>
        </table:table-row>
        <table:table-row table:style-name="ro1">
          <table:table-cell table:number-columns-repeated="2"/>
          <table:table-cell table:style-name="ce5" office:value-type="float" office:value="21">
            <text:p>21</text:p>
          </table:table-cell>
          <table:table-cell table:style-name="ce11" table:formula="of:=([.C10]/2)+7" office:value-type="float" office:value="17.5">
            <text:p>17.5</text:p>
          </table:table-cell>
          <table:table-cell table:style-name="ce11" table:formula="of:=([.C10]-7)*2" office:value-type="float" office:value="28">
            <text:p>28</text:p>
          </table:table-cell>
          <table:table-cell table:style-name="ce11" table:formula="of:=[.E10]-[.D10]" office:value-type="float" office:value="10.5">
            <text:p>10.5</text:p>
          </table:table-cell>
          <table:table-cell table:style-name="ce11" table:formula="of:=[.H10]+[.I10]" office:value-type="float" office:value="818000">
            <text:p>818000</text:p>
          </table:table-cell>
          <table:table-cell table:style-name="ce11" table:formula="of:=[.H$9]+(([.H$14]-[.H$9])/5)" office:value-type="float" office:value="418400">
            <text:p>418400</text:p>
          </table:table-cell>
          <table:table-cell table:style-name="ce11" table:formula="of:=[.I$9]+(([.I$14]-[.I$9])/5)" office:value-type="float" office:value="399600">
            <text:p>399600</text:p>
          </table:table-cell>
          <table:table-cell table:style-name="ce11" table:formula="of:=[.K10]+[.L10]" office:value-type="float" office:value="788400">
            <text:p>788400</text:p>
          </table:table-cell>
          <table:table-cell table:style-name="ce11" table:formula="of:=[.K$8]+(([.K$13]-[.K$8])/5)*2" office:value-type="float" office:value="407600">
            <text:p>407600</text:p>
          </table:table-cell>
          <table:table-cell table:style-name="ce11" table:formula="of:=[.L$8]+(([.L$13]-[.L$8])/5)*2" office:value-type="float" office:value="380800">
            <text:p>380800</text:p>
          </table:table-cell>
          <table:table-cell table:style-name="ce11" table:formula="of:=[.N10]+[.O10]" office:value-type="float" office:value="8116000">
            <text:p>8116000</text:p>
          </table:table-cell>
          <table:table-cell table:style-name="ce11" table:formula="of:=SUM([.K7:.K17])" office:value-type="float" office:value="4234000">
            <text:p>4234000</text:p>
          </table:table-cell>
          <table:table-cell table:style-name="ce21" table:formula="of:=SUM([.L7:.L17])" office:value-type="float" office:value="3882000">
            <text:p>3882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[.C11]/2)+7" office:value-type="float" office:value="18">
            <text:p>18</text:p>
          </table:table-cell>
          <table:table-cell table:formula="of:=([.C11]-7)*2" office:value-type="float" office:value="30">
            <text:p>30</text:p>
          </table:table-cell>
          <table:table-cell table:formula="of:=[.E11]-[.D11]" office:value-type="float" office:value="12">
            <text:p>12</text:p>
          </table:table-cell>
          <table:table-cell table:formula="of:=[.H11]+[.I11]" office:value-type="float" office:value="814000">
            <text:p>814000</text:p>
          </table:table-cell>
          <table:table-cell table:formula="of:=[.H$9]+(([.H$14]-[.H$9])/5)*2" office:value-type="float" office:value="414800">
            <text:p>414800</text:p>
          </table:table-cell>
          <table:table-cell table:formula="of:=[.I$9]+(([.I$14]-[.I$9])/5)*2" office:value-type="float" office:value="399200">
            <text:p>399200</text:p>
          </table:table-cell>
          <table:table-cell table:formula="of:=[.K11]+[.L11]" office:value-type="float" office:value="776600">
            <text:p>776600</text:p>
          </table:table-cell>
          <table:table-cell table:formula="of:=[.K$8]+(([.K$13]-[.K$8])/5)*3" office:value-type="float" office:value="402400">
            <text:p>402400</text:p>
          </table:table-cell>
          <table:table-cell table:formula="of:=[.L$8]+(([.L$13]-[.L$8])/5)*3" office:value-type="float" office:value="374200">
            <text:p>374200</text:p>
          </table:table-cell>
          <table:table-cell table:formula="of:=[.N11]+[.O11]" office:value-type="float" office:value="9201800">
            <text:p>9201800</text:p>
          </table:table-cell>
          <table:table-cell table:formula="of:=SUM([.K7:.K19])" office:value-type="float" office:value="4824600">
            <text:p>4824600</text:p>
          </table:table-cell>
          <table:table-cell table:formula="of:=SUM([.L7:.L19])" office:value-type="float" office:value="4377200">
            <text:p>4377200</text:p>
          </table:table-cell>
        </table:table-row>
        <table:table-row table:style-name="ro1">
          <table:table-cell table:number-columns-repeated="2"/>
          <table:table-cell table:style-name="ce5" office:value-type="float" office:value="23">
            <text:p>23</text:p>
          </table:table-cell>
          <table:table-cell table:style-name="ce11" table:formula="of:=([.C12]/2)+7" office:value-type="float" office:value="18.5">
            <text:p>18.5</text:p>
          </table:table-cell>
          <table:table-cell table:style-name="ce11" table:formula="of:=([.C12]-7)*2" office:value-type="float" office:value="32">
            <text:p>32</text:p>
          </table:table-cell>
          <table:table-cell table:style-name="ce11" table:formula="of:=[.E12]-[.D12]" office:value-type="float" office:value="13.5">
            <text:p>13.5</text:p>
          </table:table-cell>
          <table:table-cell table:style-name="ce11" table:formula="of:=[.H12]+[.I12]" office:value-type="float" office:value="810000">
            <text:p>810000</text:p>
          </table:table-cell>
          <table:table-cell table:style-name="ce11" table:formula="of:=[.H$9]+(([.H$14]-[.H$9])/5)*3" office:value-type="float" office:value="411200">
            <text:p>411200</text:p>
          </table:table-cell>
          <table:table-cell table:style-name="ce11" table:formula="of:=[.I$9]+(([.I$14]-[.I$9])/5)*3" office:value-type="float" office:value="398800">
            <text:p>398800</text:p>
          </table:table-cell>
          <table:table-cell table:style-name="ce11" table:formula="of:=[.K12]+[.L12]" office:value-type="float" office:value="764800">
            <text:p>764800</text:p>
          </table:table-cell>
          <table:table-cell table:style-name="ce11" table:formula="of:=[.K$8]+(([.K$13]-[.K$8])/5)*4" office:value-type="float" office:value="397200">
            <text:p>397200</text:p>
          </table:table-cell>
          <table:table-cell table:style-name="ce11" table:formula="of:=[.L$8]+(([.L$13]-[.L$8])/5)*4" office:value-type="float" office:value="367600">
            <text:p>367600</text:p>
          </table:table-cell>
          <table:table-cell table:style-name="ce11" table:formula="of:=[.N12]+[.O12]" office:value-type="float" office:value="9367800">
            <text:p>9367800</text:p>
          </table:table-cell>
          <table:table-cell table:style-name="ce11" table:formula="of:=SUM([.K8:.K21])" office:value-type="float" office:value="4939600">
            <text:p>4939600</text:p>
          </table:table-cell>
          <table:table-cell table:style-name="ce21" table:formula="of:=SUM([.L8:.L21])" office:value-type="float" office:value="4428200">
            <text:p>44282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[.C13]/2)+7" office:value-type="float" office:value="19">
            <text:p>19</text:p>
          </table:table-cell>
          <table:table-cell table:formula="of:=([.C13]-7)*2" office:value-type="float" office:value="34">
            <text:p>34</text:p>
          </table:table-cell>
          <table:table-cell table:formula="of:=[.E13]-[.D13]" office:value-type="float" office:value="15">
            <text:p>15</text:p>
          </table:table-cell>
          <table:table-cell table:formula="of:=[.H13]+[.I13]" office:value-type="float" office:value="806000">
            <text:p>806000</text:p>
          </table:table-cell>
          <table:table-cell table:formula="of:=[.H$9]+(([.H$14]-[.H$9])/5)*4" office:value-type="float" office:value="407600">
            <text:p>407600</text:p>
          </table:table-cell>
          <table:table-cell table:formula="of:=[.I$9]+(([.I$14]-[.I$9])/5)*4" office:value-type="float" office:value="398400">
            <text:p>398400</text:p>
          </table:table-cell>
          <table:table-cell table:formula="of:=[.K13]+[.L13]" office:value-type="float" office:value="753000">
            <text:p>753000</text:p>
          </table:table-cell>
          <table:table-cell office:value-type="float" office:value="392000">
            <text:p>392000</text:p>
          </table:table-cell>
          <table:table-cell office:value-type="float" office:value="361000">
            <text:p>361000</text:p>
          </table:table-cell>
          <table:table-cell table:formula="of:=[.N13]+[.O13]" office:value-type="float" office:value="10212000">
            <text:p>10212000</text:p>
          </table:table-cell>
          <table:table-cell table:formula="of:=SUM([.K8:.K23])" office:value-type="float" office:value="5407000">
            <text:p>5407000</text:p>
          </table:table-cell>
          <table:table-cell table:formula="of:=SUM([.L8:.L23])" office:value-type="float" office:value="4805000">
            <text:p>4805000</text:p>
          </table:table-cell>
        </table:table-row>
        <table:table-row table:style-name="ro1">
          <table:table-cell table:number-columns-repeated="2"/>
          <table:table-cell table:style-name="ce5" office:value-type="float" office:value="25">
            <text:p>25</text:p>
          </table:table-cell>
          <table:table-cell table:style-name="ce11" table:formula="of:=([.C14]/2)+7" office:value-type="float" office:value="19.5">
            <text:p>19.5</text:p>
          </table:table-cell>
          <table:table-cell table:style-name="ce11" table:formula="of:=([.C14]-7)*2" office:value-type="float" office:value="36">
            <text:p>36</text:p>
          </table:table-cell>
          <table:table-cell table:style-name="ce11" table:formula="of:=[.E14]-[.D14]" office:value-type="float" office:value="16.5">
            <text:p>16.5</text:p>
          </table:table-cell>
          <table:table-cell table:style-name="ce11" table:formula="of:=[.H14]+[.I14]" office:value-type="float" office:value="802000">
            <text:p>802000</text:p>
          </table:table-cell>
          <table:table-cell table:style-name="ce11" office:value-type="float" office:value="404000">
            <text:p>404000</text:p>
          </table:table-cell>
          <table:table-cell table:style-name="ce11" office:value-type="float" office:value="398000">
            <text:p>398000</text:p>
          </table:table-cell>
          <table:table-cell table:style-name="ce11" table:formula="of:=[.K14]+[.L14]" office:value-type="float" office:value="714000">
            <text:p>714000</text:p>
          </table:table-cell>
          <table:table-cell table:style-name="ce11" table:formula="of:=[.K$13]+(([.K$18]-[.K$13])/5)" office:value-type="float" office:value="374200">
            <text:p>374200</text:p>
          </table:table-cell>
          <table:table-cell table:style-name="ce11" table:formula="of:=[.L$13]+(([.L$18]-[.L$13])/5)" office:value-type="float" office:value="339800">
            <text:p>339800</text:p>
          </table:table-cell>
          <table:table-cell table:style-name="ce11" table:formula="of:=[.N14]+[.O14]" office:value-type="float" office:value="10141400">
            <text:p>10141400</text:p>
          </table:table-cell>
          <table:table-cell table:style-name="ce11" table:formula="of:=SUM([.K9:.K25])" office:value-type="float" office:value="5402000">
            <text:p>5402000</text:p>
          </table:table-cell>
          <table:table-cell table:style-name="ce21" table:formula="of:=SUM([.L9:.L25])" office:value-type="float" office:value="4739400">
            <text:p>47394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[.C15]/2)+7" office:value-type="float" office:value="20">
            <text:p>20</text:p>
          </table:table-cell>
          <table:table-cell table:formula="of:=([.C15]-7)*2" office:value-type="float" office:value="38">
            <text:p>38</text:p>
          </table:table-cell>
          <table:table-cell table:formula="of:=[.E15]-[.D15]" office:value-type="float" office:value="18">
            <text:p>18</text:p>
          </table:table-cell>
          <table:table-cell table:formula="of:=[.H15]+[.I15]" office:value-type="float" office:value="789600">
            <text:p>789600</text:p>
          </table:table-cell>
          <table:table-cell table:formula="of:=[.H$14]+(([.H$19]-[.H$14])/5)" office:value-type="float" office:value="397400">
            <text:p>397400</text:p>
          </table:table-cell>
          <table:table-cell table:formula="of:=[.I$14]+(([.I$19]-[.I$14])/5)" office:value-type="float" office:value="392200">
            <text:p>392200</text:p>
          </table:table-cell>
          <table:table-cell table:formula="of:=[.K15]+[.L15]" office:value-type="float" office:value="675000">
            <text:p>675000</text:p>
          </table:table-cell>
          <table:table-cell table:formula="of:=[.K$13]+(([.K$18]-[.K$13])/5)*2" office:value-type="float" office:value="356400">
            <text:p>356400</text:p>
          </table:table-cell>
          <table:table-cell table:formula="of:=[.L$13]+(([.L$18]-[.L$13])/5)*2" office:value-type="float" office:value="318600">
            <text:p>318600</text:p>
          </table:table-cell>
          <table:table-cell table:formula="of:=[.N15]+[.O15]" office:value-type="float" office:value="10786000">
            <text:p>10786000</text:p>
          </table:table-cell>
          <table:table-cell table:formula="of:=SUM([.K9:.K27])" office:value-type="float" office:value="5763000">
            <text:p>5763000</text:p>
          </table:table-cell>
          <table:table-cell table:formula="of:=SUM([.L9:.L27])" office:value-type="float" office:value="5023000">
            <text:p>5023000</text:p>
          </table:table-cell>
        </table:table-row>
        <table:table-row table:style-name="ro1">
          <table:table-cell table:number-columns-repeated="2"/>
          <table:table-cell table:style-name="ce5" office:value-type="float" office:value="27">
            <text:p>27</text:p>
          </table:table-cell>
          <table:table-cell table:style-name="ce11" table:formula="of:=([.C16]/2)+7" office:value-type="float" office:value="20.5">
            <text:p>20.5</text:p>
          </table:table-cell>
          <table:table-cell table:style-name="ce11" table:formula="of:=([.C16]-7)*2" office:value-type="float" office:value="40">
            <text:p>40</text:p>
          </table:table-cell>
          <table:table-cell table:style-name="ce11" table:formula="of:=[.E16]-[.D16]" office:value-type="float" office:value="19.5">
            <text:p>19.5</text:p>
          </table:table-cell>
          <table:table-cell table:style-name="ce11" table:formula="of:=[.H16]+[.I16]" office:value-type="float" office:value="777200">
            <text:p>777200</text:p>
          </table:table-cell>
          <table:table-cell table:style-name="ce11" table:formula="of:=[.H$14]+(([.H$19]-[.H$14])/5)*2" office:value-type="float" office:value="390800">
            <text:p>390800</text:p>
          </table:table-cell>
          <table:table-cell table:style-name="ce11" table:formula="of:=[.I$14]+(([.I$19]-[.I$14])/5)*2" office:value-type="float" office:value="386400">
            <text:p>386400</text:p>
          </table:table-cell>
          <table:table-cell table:style-name="ce11" table:formula="of:=[.K16]+[.L16]" office:value-type="float" office:value="636000">
            <text:p>636000</text:p>
          </table:table-cell>
          <table:table-cell table:style-name="ce11" table:formula="of:=[.K$13]+(([.K$18]-[.K$13])/5)*3" office:value-type="float" office:value="338600">
            <text:p>338600</text:p>
          </table:table-cell>
          <table:table-cell table:style-name="ce11" table:formula="of:=[.L$13]+(([.L$18]-[.L$13])/5)*3" office:value-type="float" office:value="297400">
            <text:p>297400</text:p>
          </table:table-cell>
          <table:table-cell table:style-name="ce11" table:formula="of:=[.N16]+[.O16]" office:value-type="float" office:value="10538640">
            <text:p>10538640</text:p>
          </table:table-cell>
          <table:table-cell table:style-name="ce11" table:formula="of:=SUM([.K10:.K29])" office:value-type="float" office:value="5661600">
            <text:p>5661600</text:p>
          </table:table-cell>
          <table:table-cell table:style-name="ce21" table:formula="of:=SUM([.L10:.L29])" office:value-type="float" office:value="4877040">
            <text:p>487704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[.C17]/2)+7" office:value-type="float" office:value="21">
            <text:p>21</text:p>
          </table:table-cell>
          <table:table-cell table:formula="of:=([.C17]-7)*2" office:value-type="float" office:value="42">
            <text:p>42</text:p>
          </table:table-cell>
          <table:table-cell table:formula="of:=[.E17]-[.D17]" office:value-type="float" office:value="21">
            <text:p>21</text:p>
          </table:table-cell>
          <table:table-cell table:formula="of:=[.H17]+[.I17]" office:value-type="float" office:value="764800">
            <text:p>764800</text:p>
          </table:table-cell>
          <table:table-cell table:formula="of:=[.H$14]+(([.H$19]-[.H$14])/5)*3" office:value-type="float" office:value="384200">
            <text:p>384200</text:p>
          </table:table-cell>
          <table:table-cell table:formula="of:=[.I$14]+(([.I$19]-[.I$14])/5)*3" office:value-type="float" office:value="380600">
            <text:p>380600</text:p>
          </table:table-cell>
          <table:table-cell table:formula="of:=[.K17]+[.L17]" office:value-type="float" office:value="597000">
            <text:p>597000</text:p>
          </table:table-cell>
          <table:table-cell table:formula="of:=[.K$13]+(([.K$18]-[.K$13])/5)*4" office:value-type="float" office:value="320800">
            <text:p>320800</text:p>
          </table:table-cell>
          <table:table-cell table:formula="of:=[.L$13]+(([.L$18]-[.L$13])/5)*4" office:value-type="float" office:value="276200">
            <text:p>276200</text:p>
          </table:table-cell>
          <table:table-cell table:formula="of:=[.N17]+[.O17]" office:value-type="float" office:value="11014840">
            <text:p>11014840</text:p>
          </table:table-cell>
          <table:table-cell table:formula="of:=SUM([.K10:.K31])" office:value-type="float" office:value="5930600">
            <text:p>5930600</text:p>
          </table:table-cell>
          <table:table-cell table:formula="of:=SUM([.L10:.L31])" office:value-type="float" office:value="5084240">
            <text:p>5084240</text:p>
          </table:table-cell>
        </table:table-row>
        <table:table-row table:style-name="ro1">
          <table:table-cell table:number-columns-repeated="2"/>
          <table:table-cell table:style-name="ce5" office:value-type="float" office:value="29">
            <text:p>29</text:p>
          </table:table-cell>
          <table:table-cell table:style-name="ce11" table:formula="of:=([.C18]/2)+7" office:value-type="float" office:value="21.5">
            <text:p>21.5</text:p>
          </table:table-cell>
          <table:table-cell table:style-name="ce11" table:formula="of:=([.C18]-7)*2" office:value-type="float" office:value="44">
            <text:p>44</text:p>
          </table:table-cell>
          <table:table-cell table:style-name="ce11" table:formula="of:=[.E18]-[.D18]" office:value-type="float" office:value="22.5">
            <text:p>22.5</text:p>
          </table:table-cell>
          <table:table-cell table:style-name="ce11" table:formula="of:=[.H18]+[.I18]" office:value-type="float" office:value="752400">
            <text:p>752400</text:p>
          </table:table-cell>
          <table:table-cell table:style-name="ce11" table:formula="of:=[.H$14]+(([.H$19]-[.H$14])/5)*4" office:value-type="float" office:value="377600">
            <text:p>377600</text:p>
          </table:table-cell>
          <table:table-cell table:style-name="ce11" table:formula="of:=[.I$14]+(([.I$19]-[.I$14])/5)*4" office:value-type="float" office:value="374800">
            <text:p>374800</text:p>
          </table:table-cell>
          <table:table-cell table:style-name="ce11" table:formula="of:=[.K18]+[.L18]" office:value-type="float" office:value="558000">
            <text:p>558000</text:p>
          </table:table-cell>
          <table:table-cell table:style-name="ce11" office:value-type="float" office:value="303000">
            <text:p>303000</text:p>
          </table:table-cell>
          <table:table-cell table:style-name="ce11" office:value-type="float" office:value="255000">
            <text:p>255000</text:p>
          </table:table-cell>
          <table:table-cell table:style-name="ce11" table:formula="of:=[.N18]+[.O18]" office:value-type="float" office:value="10626000">
            <text:p>10626000</text:p>
          </table:table-cell>
          <table:table-cell table:style-name="ce11" table:formula="of:=SUM([.K11:.K33])" office:value-type="float" office:value="5749600">
            <text:p>5749600</text:p>
          </table:table-cell>
          <table:table-cell table:style-name="ce21" table:formula="of:=SUM([.L11:.L33])" office:value-type="float" office:value="4876400">
            <text:p>48764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[.C19]/2)+7" office:value-type="float" office:value="22">
            <text:p>22</text:p>
          </table:table-cell>
          <table:table-cell table:formula="of:=([.C19]-7)*2" office:value-type="float" office:value="46">
            <text:p>46</text:p>
          </table:table-cell>
          <table:table-cell table:formula="of:=[.E19]-[.D19]" office:value-type="float" office:value="24">
            <text:p>24</text:p>
          </table:table-cell>
          <table:table-cell table:formula="of:=[.H19]+[.I19]" office:value-type="float" office:value="740000">
            <text:p>740000</text:p>
          </table:table-cell>
          <table:table-cell office:value-type="float" office:value="371000">
            <text:p>371000</text:p>
          </table:table-cell>
          <table:table-cell office:value-type="float" office:value="369000">
            <text:p>369000</text:p>
          </table:table-cell>
          <table:table-cell table:formula="of:=[.K19]+[.L19]" office:value-type="float" office:value="527800">
            <text:p>527800</text:p>
          </table:table-cell>
          <table:table-cell table:formula="of:=[.K$18]+(([.K$23]-[.K$18])/5)" office:value-type="float" office:value="287600">
            <text:p>287600</text:p>
          </table:table-cell>
          <table:table-cell table:formula="of:=[.L$18]+(([.L$23]-[.L$18])/5)" office:value-type="float" office:value="240200">
            <text:p>240200</text:p>
          </table:table-cell>
          <table:table-cell table:formula="of:=[.N19]+[.O19]" office:value-type="float" office:value="10961400">
            <text:p>10961400</text:p>
          </table:table-cell>
          <table:table-cell table:formula="of:=SUM([.K11:.K35])" office:value-type="float" office:value="5941540">
            <text:p>5941540</text:p>
          </table:table-cell>
          <table:table-cell table:formula="of:=SUM([.L11:.L35])" office:value-type="float" office:value="5019860">
            <text:p>5019860</text:p>
          </table:table-cell>
        </table:table-row>
        <table:table-row table:style-name="ro1">
          <table:table-cell table:number-columns-repeated="2"/>
          <table:table-cell table:style-name="ce5" office:value-type="float" office:value="31">
            <text:p>31</text:p>
          </table:table-cell>
          <table:table-cell table:style-name="ce11" table:formula="of:=([.C20]/2)+7" office:value-type="float" office:value="22.5">
            <text:p>22.5</text:p>
          </table:table-cell>
          <table:table-cell table:style-name="ce11" table:formula="of:=([.C20]-7)*2" office:value-type="float" office:value="48">
            <text:p>48</text:p>
          </table:table-cell>
          <table:table-cell table:style-name="ce11" table:formula="of:=[.E20]-[.D20]" office:value-type="float" office:value="25.5">
            <text:p>25.5</text:p>
          </table:table-cell>
          <table:table-cell table:style-name="ce11" table:formula="of:=[.H20]+[.I20]" office:value-type="float" office:value="766600">
            <text:p>766600</text:p>
          </table:table-cell>
          <table:table-cell table:style-name="ce11" table:formula="of:=[.H$19]+(([.H$24]-[.H$19])/5)" office:value-type="float" office:value="383000">
            <text:p>383000</text:p>
          </table:table-cell>
          <table:table-cell table:style-name="ce11" table:formula="of:=[.I$19]+(([.I$24]-[.I$19])/5)" office:value-type="float" office:value="383600">
            <text:p>383600</text:p>
          </table:table-cell>
          <table:table-cell table:style-name="ce11" table:formula="of:=[.K20]+[.L20]" office:value-type="float" office:value="497600">
            <text:p>497600</text:p>
          </table:table-cell>
          <table:table-cell table:style-name="ce11" table:formula="of:=[.K$18]+(([.K$23]-[.K$18])/5)*2" office:value-type="float" office:value="272200">
            <text:p>272200</text:p>
          </table:table-cell>
          <table:table-cell table:style-name="ce11" table:formula="of:=[.L$18]+(([.L$23]-[.L$18])/5)*2" office:value-type="float" office:value="225400">
            <text:p>225400</text:p>
          </table:table-cell>
          <table:table-cell table:style-name="ce11" table:formula="of:=[.N20]+[.O20]" office:value-type="float" office:value="10460200">
            <text:p>10460200</text:p>
          </table:table-cell>
          <table:table-cell table:style-name="ce11" table:formula="of:=SUM([.K12:.K37])" office:value-type="float" office:value="5699000">
            <text:p>5699000</text:p>
          </table:table-cell>
          <table:table-cell table:style-name="ce21" table:formula="of:=SUM([.L12:.L37])" office:value-type="float" office:value="4761200">
            <text:p>47612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[.C21]/2)+7" office:value-type="float" office:value="23">
            <text:p>23</text:p>
          </table:table-cell>
          <table:table-cell table:formula="of:=([.C21]-7)*2" office:value-type="float" office:value="50">
            <text:p>50</text:p>
          </table:table-cell>
          <table:table-cell table:formula="of:=[.E21]-[.D21]" office:value-type="float" office:value="27">
            <text:p>27</text:p>
          </table:table-cell>
          <table:table-cell table:formula="of:=[.H21]+[.I21]" office:value-type="float" office:value="793200">
            <text:p>793200</text:p>
          </table:table-cell>
          <table:table-cell table:formula="of:=[.H$19]+(([.H$24]-[.H$19])/5)*2" office:value-type="float" office:value="395000">
            <text:p>395000</text:p>
          </table:table-cell>
          <table:table-cell table:formula="of:=[.I$19]+(([.I$24]-[.I$19])/5)*2" office:value-type="float" office:value="398200">
            <text:p>398200</text:p>
          </table:table-cell>
          <table:table-cell table:formula="of:=[.K21]+[.L21]" office:value-type="float" office:value="467400">
            <text:p>467400</text:p>
          </table:table-cell>
          <table:table-cell table:formula="of:=[.K$18]+(([.K$23]-[.K$18])/5)*3" office:value-type="float" office:value="256800">
            <text:p>256800</text:p>
          </table:table-cell>
          <table:table-cell table:formula="of:=[.L$18]+(([.L$23]-[.L$18])/5)*3" office:value-type="float" office:value="210600">
            <text:p>210600</text:p>
          </table:table-cell>
          <table:table-cell table:formula="of:=[.N21]+[.O21]" office:value-type="float" office:value="10682560">
            <text:p>10682560</text:p>
          </table:table-cell>
          <table:table-cell table:formula="of:=SUM([.K12:.K39])" office:value-type="float" office:value="5830360">
            <text:p>5830360</text:p>
          </table:table-cell>
          <table:table-cell table:formula="of:=SUM([.L12:.L39])" office:value-type="float" office:value="4852200">
            <text:p>4852200</text:p>
          </table:table-cell>
        </table:table-row>
        <table:table-row table:style-name="ro1">
          <table:table-cell table:number-columns-repeated="2"/>
          <table:table-cell table:style-name="ce5" office:value-type="float" office:value="33">
            <text:p>33</text:p>
          </table:table-cell>
          <table:table-cell table:style-name="ce11" table:formula="of:=([.C22]/2)+7" office:value-type="float" office:value="23.5">
            <text:p>23.5</text:p>
          </table:table-cell>
          <table:table-cell table:style-name="ce11" table:formula="of:=([.C22]-7)*2" office:value-type="float" office:value="52">
            <text:p>52</text:p>
          </table:table-cell>
          <table:table-cell table:style-name="ce11" table:formula="of:=[.E22]-[.D22]" office:value-type="float" office:value="28.5">
            <text:p>28.5</text:p>
          </table:table-cell>
          <table:table-cell table:style-name="ce11" table:formula="of:=[.H22]+[.I22]" office:value-type="float" office:value="819800">
            <text:p>819800</text:p>
          </table:table-cell>
          <table:table-cell table:style-name="ce11" table:formula="of:=[.H$19]+(([.H$24]-[.H$19])/5)*3" office:value-type="float" office:value="407000">
            <text:p>407000</text:p>
          </table:table-cell>
          <table:table-cell table:style-name="ce11" table:formula="of:=[.I$19]+(([.I$24]-[.I$19])/5)*3" office:value-type="float" office:value="412800">
            <text:p>412800</text:p>
          </table:table-cell>
          <table:table-cell table:style-name="ce11" table:formula="of:=[.K22]+[.L22]" office:value-type="float" office:value="437200">
            <text:p>437200</text:p>
          </table:table-cell>
          <table:table-cell table:style-name="ce11" table:formula="of:=[.K$18]+(([.K$23]-[.K$18])/5)*4" office:value-type="float" office:value="241400">
            <text:p>241400</text:p>
          </table:table-cell>
          <table:table-cell table:style-name="ce11" table:formula="of:=[.L$18]+(([.L$23]-[.L$18])/5)*4" office:value-type="float" office:value="195800">
            <text:p>195800</text:p>
          </table:table-cell>
          <table:table-cell table:style-name="ce11" table:formula="of:=[.N22]+[.O22]" office:value-type="float" office:value="10107960">
            <text:p>10107960</text:p>
          </table:table-cell>
          <table:table-cell table:style-name="ce11" table:formula="of:=SUM([.K13:.K41])" office:value-type="float" office:value="5546760">
            <text:p>5546760</text:p>
          </table:table-cell>
          <table:table-cell table:style-name="ce21" table:formula="of:=SUM([.L13:.L41])" office:value-type="float" office:value="4561200">
            <text:p>45612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([.C23]/2)+7" office:value-type="float" office:value="24">
            <text:p>24</text:p>
          </table:table-cell>
          <table:table-cell table:formula="of:=([.C23]-7)*2" office:value-type="float" office:value="54">
            <text:p>54</text:p>
          </table:table-cell>
          <table:table-cell table:formula="of:=[.E23]-[.D23]" office:value-type="float" office:value="30">
            <text:p>30</text:p>
          </table:table-cell>
          <table:table-cell table:formula="of:=[.H23]+[.I23]" office:value-type="float" office:value="846400">
            <text:p>846400</text:p>
          </table:table-cell>
          <table:table-cell table:formula="of:=[.H$19]+(([.H$24]-[.H$19])/5)*4" office:value-type="float" office:value="419000">
            <text:p>419000</text:p>
          </table:table-cell>
          <table:table-cell table:formula="of:=[.I$19]+(([.I$24]-[.I$19])/5)*4" office:value-type="float" office:value="427400">
            <text:p>427400</text:p>
          </table:table-cell>
          <table:table-cell table:formula="of:=[.K23]+[.L23]" office:value-type="float" office:value="407000">
            <text:p>407000</text:p>
          </table:table-cell>
          <table:table-cell office:value-type="float" office:value="226000">
            <text:p>226000</text:p>
          </table:table-cell>
          <table:table-cell office:value-type="float" office:value="181000">
            <text:p>181000</text:p>
          </table:table-cell>
          <table:table-cell table:formula="of:=[.N23]+[.O23]" office:value-type="float" office:value="10266000">
            <text:p>10266000</text:p>
          </table:table-cell>
          <table:table-cell table:formula="of:=SUM([.K13:.K43])" office:value-type="float" office:value="5642600">
            <text:p>5642600</text:p>
          </table:table-cell>
          <table:table-cell table:formula="of:=SUM([.L13:.L43])" office:value-type="float" office:value="4623400">
            <text:p>4623400</text:p>
          </table:table-cell>
        </table:table-row>
        <table:table-row table:style-name="ro1">
          <table:table-cell table:number-columns-repeated="2"/>
          <table:table-cell table:style-name="ce5" office:value-type="float" office:value="35">
            <text:p>35</text:p>
          </table:table-cell>
          <table:table-cell table:style-name="ce11" table:formula="of:=([.C24]/2)+7" office:value-type="float" office:value="24.5">
            <text:p>24.5</text:p>
          </table:table-cell>
          <table:table-cell table:style-name="ce11" table:formula="of:=([.C24]-7)*2" office:value-type="float" office:value="56">
            <text:p>56</text:p>
          </table:table-cell>
          <table:table-cell table:style-name="ce11" table:formula="of:=[.E24]-[.D24]" office:value-type="float" office:value="31.5">
            <text:p>31.5</text:p>
          </table:table-cell>
          <table:table-cell table:style-name="ce11" table:formula="of:=[.H24]+[.I24]" office:value-type="float" office:value="873000">
            <text:p>873000</text:p>
          </table:table-cell>
          <table:table-cell table:style-name="ce11" office:value-type="float" office:value="431000">
            <text:p>431000</text:p>
          </table:table-cell>
          <table:table-cell table:style-name="ce11" office:value-type="float" office:value="442000">
            <text:p>442000</text:p>
          </table:table-cell>
          <table:table-cell table:style-name="ce11" table:formula="of:=[.K24]+[.L24]" office:value-type="float" office:value="382800">
            <text:p>382800</text:p>
          </table:table-cell>
          <table:table-cell table:style-name="ce11" table:formula="of:=[.K$23]+(([.K$28]-[.K$23])/5)" office:value-type="float" office:value="213000">
            <text:p>213000</text:p>
          </table:table-cell>
          <table:table-cell table:style-name="ce11" table:formula="of:=[.L$23]+(([.L$28]-[.L$23])/5)" office:value-type="float" office:value="169800">
            <text:p>169800</text:p>
          </table:table-cell>
          <table:table-cell table:style-name="ce11" table:formula="of:=[.N24]+[.O24]" office:value-type="float" office:value="9654720">
            <text:p>9654720</text:p>
          </table:table-cell>
          <table:table-cell table:style-name="ce11" table:formula="of:=SUM([.K14:.K45])" office:value-type="float" office:value="5337680">
            <text:p>5337680</text:p>
          </table:table-cell>
          <table:table-cell table:style-name="ce21" table:formula="of:=SUM([.L14:.L45])" office:value-type="float" office:value="4317040">
            <text:p>431704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([.C25]/2)+7" office:value-type="float" office:value="25">
            <text:p>25</text:p>
          </table:table-cell>
          <table:table-cell table:formula="of:=([.C25]-7)*2" office:value-type="float" office:value="58">
            <text:p>58</text:p>
          </table:table-cell>
          <table:table-cell table:formula="of:=[.E25]-[.D25]" office:value-type="float" office:value="33">
            <text:p>33</text:p>
          </table:table-cell>
          <table:table-cell table:formula="of:=[.H25]+[.I25]" office:value-type="float" office:value="888200">
            <text:p>888200</text:p>
          </table:table-cell>
          <table:table-cell table:formula="of:=[.H$24]+(([.H$29]-[.H$24])/5)" office:value-type="float" office:value="439000">
            <text:p>439000</text:p>
          </table:table-cell>
          <table:table-cell table:formula="of:=[.I$24]+(([.I$29]-[.I$24])/5)" office:value-type="float" office:value="449200">
            <text:p>449200</text:p>
          </table:table-cell>
          <table:table-cell table:formula="of:=[.K25]+[.L25]" office:value-type="float" office:value="358600">
            <text:p>358600</text:p>
          </table:table-cell>
          <table:table-cell table:formula="of:=[.K$23]+(([.K$28]-[.K$23])/5)*2" office:value-type="float" office:value="200000">
            <text:p>200000</text:p>
          </table:table-cell>
          <table:table-cell table:formula="of:=[.L$23]+(([.L$28]-[.L$23])/5)*2" office:value-type="float" office:value="158600">
            <text:p>158600</text:p>
          </table:table-cell>
          <table:table-cell table:formula="of:=[.N25]+[.O25]" office:value-type="float" office:value="9785400">
            <text:p>9785400</text:p>
          </table:table-cell>
          <table:table-cell table:formula="of:=SUM([.K14:.K47])" office:value-type="float" office:value="5419000">
            <text:p>5419000</text:p>
          </table:table-cell>
          <table:table-cell table:formula="of:=SUM([.L14:.L47])" office:value-type="float" office:value="4366400">
            <text:p>4366400</text:p>
          </table:table-cell>
        </table:table-row>
        <table:table-row table:style-name="ro1">
          <table:table-cell table:number-columns-repeated="2"/>
          <table:table-cell table:style-name="ce5" office:value-type="float" office:value="37">
            <text:p>37</text:p>
          </table:table-cell>
          <table:table-cell table:style-name="ce11" table:formula="of:=([.C26]/2)+7" office:value-type="float" office:value="25.5">
            <text:p>25.5</text:p>
          </table:table-cell>
          <table:table-cell table:style-name="ce11" table:formula="of:=([.C26]-7)*2" office:value-type="float" office:value="60">
            <text:p>60</text:p>
          </table:table-cell>
          <table:table-cell table:style-name="ce11" table:formula="of:=[.E26]-[.D26]" office:value-type="float" office:value="34.5">
            <text:p>34.5</text:p>
          </table:table-cell>
          <table:table-cell table:style-name="ce11" table:formula="of:=[.H26]+[.I26]" office:value-type="float" office:value="903400">
            <text:p>903400</text:p>
          </table:table-cell>
          <table:table-cell table:style-name="ce11" table:formula="of:=[.H$24]+(([.H$29]-[.H$24])/5)*2" office:value-type="float" office:value="447000">
            <text:p>447000</text:p>
          </table:table-cell>
          <table:table-cell table:style-name="ce11" table:formula="of:=[.I$24]+(([.I$29]-[.I$24])/5)*2" office:value-type="float" office:value="456400">
            <text:p>456400</text:p>
          </table:table-cell>
          <table:table-cell table:style-name="ce11" table:formula="of:=[.K26]+[.L26]" office:value-type="float" office:value="334400">
            <text:p>334400</text:p>
          </table:table-cell>
          <table:table-cell table:style-name="ce11" table:formula="of:=[.K$23]+(([.K$28]-[.K$23])/5)*3" office:value-type="float" office:value="187000">
            <text:p>187000</text:p>
          </table:table-cell>
          <table:table-cell table:style-name="ce11" table:formula="of:=[.L$23]+(([.L$28]-[.L$23])/5)*3" office:value-type="float" office:value="147400">
            <text:p>147400</text:p>
          </table:table-cell>
          <table:table-cell table:style-name="ce11" table:formula="of:=[.N26]+[.O26]" office:value-type="float" office:value="9189340">
            <text:p>9189340</text:p>
          </table:table-cell>
          <table:table-cell table:style-name="ce11" table:formula="of:=SUM([.K15:.K49])" office:value-type="float" office:value="5118960">
            <text:p>5118960</text:p>
          </table:table-cell>
          <table:table-cell table:style-name="ce21" table:formula="of:=SUM([.L15:.L49])" office:value-type="float" office:value="4070380">
            <text:p>407038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([.C27]/2)+7" office:value-type="float" office:value="26">
            <text:p>26</text:p>
          </table:table-cell>
          <table:table-cell table:formula="of:=([.C27]-7)*2" office:value-type="float" office:value="62">
            <text:p>62</text:p>
          </table:table-cell>
          <table:table-cell table:formula="of:=[.E27]-[.D27]" office:value-type="float" office:value="36">
            <text:p>36</text:p>
          </table:table-cell>
          <table:table-cell table:formula="of:=[.H27]+[.I27]" office:value-type="float" office:value="918600">
            <text:p>918600</text:p>
          </table:table-cell>
          <table:table-cell table:formula="of:=[.H$24]+(([.H$29]-[.H$24])/5)*3" office:value-type="float" office:value="455000">
            <text:p>455000</text:p>
          </table:table-cell>
          <table:table-cell table:formula="of:=[.I$24]+(([.I$29]-[.I$24])/5)*3" office:value-type="float" office:value="463600">
            <text:p>463600</text:p>
          </table:table-cell>
          <table:table-cell table:formula="of:=[.K27]+[.L27]" office:value-type="float" office:value="310200">
            <text:p>310200</text:p>
          </table:table-cell>
          <table:table-cell table:formula="of:=[.K$23]+(([.K$28]-[.K$23])/5)*4" office:value-type="float" office:value="174000">
            <text:p>174000</text:p>
          </table:table-cell>
          <table:table-cell table:formula="of:=[.L$23]+(([.L$28]-[.L$23])/5)*4" office:value-type="float" office:value="136200">
            <text:p>136200</text:p>
          </table:table-cell>
          <table:table-cell table:formula="of:=[.N27]+[.O27]" office:value-type="float" office:value="9289440">
            <text:p>9289440</text:p>
          </table:table-cell>
          <table:table-cell table:formula="of:=SUM([.K15:.K51])" office:value-type="float" office:value="5181760">
            <text:p>5181760</text:p>
          </table:table-cell>
          <table:table-cell table:formula="of:=SUM([.L15:.L51])" office:value-type="float" office:value="4107680">
            <text:p>4107680</text:p>
          </table:table-cell>
        </table:table-row>
        <table:table-row table:style-name="ro1">
          <table:table-cell table:number-columns-repeated="2"/>
          <table:table-cell table:style-name="ce5" office:value-type="float" office:value="39">
            <text:p>39</text:p>
          </table:table-cell>
          <table:table-cell table:style-name="ce11" table:formula="of:=([.C28]/2)+7" office:value-type="float" office:value="26.5">
            <text:p>26.5</text:p>
          </table:table-cell>
          <table:table-cell table:style-name="ce11" table:formula="of:=([.C28]-7)*2" office:value-type="float" office:value="64">
            <text:p>64</text:p>
          </table:table-cell>
          <table:table-cell table:style-name="ce11" table:formula="of:=[.E28]-[.D28]" office:value-type="float" office:value="37.5">
            <text:p>37.5</text:p>
          </table:table-cell>
          <table:table-cell table:style-name="ce11" table:formula="of:=[.H28]+[.I28]" office:value-type="float" office:value="933800">
            <text:p>933800</text:p>
          </table:table-cell>
          <table:table-cell table:style-name="ce11" table:formula="of:=[.H$24]+(([.H$29]-[.H$24])/5)*4" office:value-type="float" office:value="463000">
            <text:p>463000</text:p>
          </table:table-cell>
          <table:table-cell table:style-name="ce11" table:formula="of:=[.I$24]+(([.I$29]-[.I$24])/5)*4" office:value-type="float" office:value="470800">
            <text:p>470800</text:p>
          </table:table-cell>
          <table:table-cell table:style-name="ce11" table:formula="of:=[.K28]+[.L28]" office:value-type="float" office:value="286000">
            <text:p>286000</text:p>
          </table:table-cell>
          <table:table-cell table:style-name="ce11" office:value-type="float" office:value="161000">
            <text:p>161000</text:p>
          </table:table-cell>
          <table:table-cell table:style-name="ce11" office:value-type="float" office:value="125000">
            <text:p>125000</text:p>
          </table:table-cell>
          <table:table-cell table:style-name="ce11" table:formula="of:=[.N28]+[.O28]" office:value-type="float" office:value="8696700">
            <text:p>8696700</text:p>
          </table:table-cell>
          <table:table-cell table:style-name="ce11" table:formula="of:=SUM([.K16:.K53])" office:value-type="float" office:value="4876800">
            <text:p>4876800</text:p>
          </table:table-cell>
          <table:table-cell table:style-name="ce21" table:formula="of:=SUM([.L16:.L53])" office:value-type="float" office:value="3819900">
            <text:p>38199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[.C29]/2)+7" office:value-type="float" office:value="27">
            <text:p>27</text:p>
          </table:table-cell>
          <table:table-cell table:formula="of:=([.C29]-7)*2" office:value-type="float" office:value="66">
            <text:p>66</text:p>
          </table:table-cell>
          <table:table-cell table:formula="of:=[.E29]-[.D29]" office:value-type="float" office:value="39">
            <text:p>39</text:p>
          </table:table-cell>
          <table:table-cell table:formula="of:=[.H29]+[.I29]" office:value-type="float" office:value="949000">
            <text:p>949000</text:p>
          </table:table-cell>
          <table:table-cell office:value-type="float" office:value="471000">
            <text:p>471000</text:p>
          </table:table-cell>
          <table:table-cell office:value-type="float" office:value="478000">
            <text:p>478000</text:p>
          </table:table-cell>
          <table:table-cell table:formula="of:=[.K29]+[.L29]" office:value-type="float" office:value="266840">
            <text:p>266840</text:p>
          </table:table-cell>
          <table:table-cell table:formula="of:=[.K$28]+(([.K$33]-[.K$28])/5)" office:value-type="float" office:value="150400">
            <text:p>150400</text:p>
          </table:table-cell>
          <table:table-cell table:formula="of:=[.L$28]+(([.L$33]-[.L$28])/5)" office:value-type="float" office:value="116440">
            <text:p>116440</text:p>
          </table:table-cell>
          <table:table-cell table:formula="of:=[.N29]+[.O29]" office:value-type="float" office:value="8769640">
            <text:p>8769640</text:p>
          </table:table-cell>
          <table:table-cell table:formula="of:=SUM([.K16:.K55])" office:value-type="float" office:value="4921500">
            <text:p>4921500</text:p>
          </table:table-cell>
          <table:table-cell table:formula="of:=SUM([.L16:.L55])" office:value-type="float" office:value="3848140">
            <text:p>3848140</text:p>
          </table:table-cell>
        </table:table-row>
        <table:table-row table:style-name="ro1">
          <table:table-cell table:number-columns-repeated="2"/>
          <table:table-cell table:style-name="ce5" office:value-type="float" office:value="41">
            <text:p>41</text:p>
          </table:table-cell>
          <table:table-cell table:style-name="ce11" table:formula="of:=([.C30]/2)+7" office:value-type="float" office:value="27.5">
            <text:p>27.5</text:p>
          </table:table-cell>
          <table:table-cell table:style-name="ce11" table:formula="of:=([.C30]-7)*2" office:value-type="float" office:value="68">
            <text:p>68</text:p>
          </table:table-cell>
          <table:table-cell table:style-name="ce11" table:formula="of:=[.E30]-[.D30]" office:value-type="float" office:value="40.5">
            <text:p>40.5</text:p>
          </table:table-cell>
          <table:table-cell table:style-name="ce11" table:formula="of:=[.H30]+[.I30]" office:value-type="float" office:value="941840">
            <text:p>941840</text:p>
          </table:table-cell>
          <table:table-cell table:style-name="ce11" table:formula="of:=[.H$29]+(([.H$34]-[.H$28])/5)" office:value-type="float" office:value="466800">
            <text:p>466800</text:p>
          </table:table-cell>
          <table:table-cell table:style-name="ce11" table:formula="of:=[.I$29]+(([.I$34]-[.I$28])/5)" office:value-type="float" office:value="475040">
            <text:p>475040</text:p>
          </table:table-cell>
          <table:table-cell table:style-name="ce11" table:formula="of:=[.K30]+[.L30]" office:value-type="float" office:value="247680">
            <text:p>247680</text:p>
          </table:table-cell>
          <table:table-cell table:style-name="ce11" table:formula="of:=[.K$28]+(([.K$33]-[.K$28])/5)*2" office:value-type="float" office:value="139800">
            <text:p>139800</text:p>
          </table:table-cell>
          <table:table-cell table:style-name="ce11" table:formula="of:=[.L$28]+(([.L$33]-[.L$28])/5)*2" office:value-type="float" office:value="107880">
            <text:p>107880</text:p>
          </table:table-cell>
          <table:table-cell table:style-name="ce11" table:formula="of:=[.N30]+[.O30]" office:value-type="float" office:value="8200100">
            <text:p>8200100</text:p>
          </table:table-cell>
          <table:table-cell table:style-name="ce11" table:formula="of:=SUM([.K17:.K57])" office:value-type="float" office:value="4622400">
            <text:p>4622400</text:p>
          </table:table-cell>
          <table:table-cell table:style-name="ce21" table:formula="of:=SUM([.L17:.L57])" office:value-type="float" office:value="3577700">
            <text:p>35777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([.C31]/2)+7" office:value-type="float" office:value="28">
            <text:p>28</text:p>
          </table:table-cell>
          <table:table-cell table:formula="of:=([.C31]-7)*2" office:value-type="float" office:value="70">
            <text:p>70</text:p>
          </table:table-cell>
          <table:table-cell table:formula="of:=[.E31]-[.D31]" office:value-type="float" office:value="42">
            <text:p>42</text:p>
          </table:table-cell>
          <table:table-cell table:formula="of:=[.H31]+[.I31]" office:value-type="float" office:value="934680">
            <text:p>934680</text:p>
          </table:table-cell>
          <table:table-cell table:formula="of:=[.H$29]+(([.H$34]-[.H$28])/5)*2" office:value-type="float" office:value="462600">
            <text:p>462600</text:p>
          </table:table-cell>
          <table:table-cell table:formula="of:=[.I$29]+(([.I$34]-[.I$28])/5)*2" office:value-type="float" office:value="472080">
            <text:p>472080</text:p>
          </table:table-cell>
          <table:table-cell table:formula="of:=[.K31]+[.L31]" office:value-type="float" office:value="228520">
            <text:p>228520</text:p>
          </table:table-cell>
          <table:table-cell table:formula="of:=[.K$28]+(([.K$33]-[.K$28])/5)*3" office:value-type="float" office:value="129200">
            <text:p>129200</text:p>
          </table:table-cell>
          <table:table-cell table:formula="of:=[.L$28]+(([.L$33]-[.L$28])/5)*3" office:value-type="float" office:value="99320">
            <text:p>99320</text:p>
          </table:table-cell>
          <table:table-cell table:formula="of:=[.N31]+[.O31]" office:value-type="float" office:value="8261020">
            <text:p>8261020</text:p>
          </table:table-cell>
          <table:table-cell table:formula="of:=SUM([.K17:.K59])" office:value-type="float" office:value="4657380">
            <text:p>4657380</text:p>
          </table:table-cell>
          <table:table-cell table:formula="of:=SUM([.L17:.L59])" office:value-type="float" office:value="3603640">
            <text:p>3603640</text:p>
          </table:table-cell>
        </table:table-row>
        <table:table-row table:style-name="ro1">
          <table:table-cell table:number-columns-repeated="2"/>
          <table:table-cell table:style-name="ce5" office:value-type="float" office:value="43">
            <text:p>43</text:p>
          </table:table-cell>
          <table:table-cell table:style-name="ce11" table:formula="of:=([.C32]/2)+7" office:value-type="float" office:value="28.5">
            <text:p>28.5</text:p>
          </table:table-cell>
          <table:table-cell table:style-name="ce11" table:formula="of:=([.C32]-7)*2" office:value-type="float" office:value="72">
            <text:p>72</text:p>
          </table:table-cell>
          <table:table-cell table:style-name="ce11" table:formula="of:=[.E32]-[.D32]" office:value-type="float" office:value="43.5">
            <text:p>43.5</text:p>
          </table:table-cell>
          <table:table-cell table:style-name="ce11" table:formula="of:=[.H32]+[.I32]" office:value-type="float" office:value="927520">
            <text:p>927520</text:p>
          </table:table-cell>
          <table:table-cell table:style-name="ce11" table:formula="of:=[.H$29]+(([.H$34]-[.H$28])/5)*3" office:value-type="float" office:value="458400">
            <text:p>458400</text:p>
          </table:table-cell>
          <table:table-cell table:style-name="ce11" table:formula="of:=[.I$29]+(([.I$34]-[.I$28])/5)*3" office:value-type="float" office:value="469120">
            <text:p>469120</text:p>
          </table:table-cell>
          <table:table-cell table:style-name="ce11" table:formula="of:=[.K32]+[.L32]" office:value-type="float" office:value="209360">
            <text:p>209360</text:p>
          </table:table-cell>
          <table:table-cell table:style-name="ce11" table:formula="of:=[.K$28]+(([.K$33]-[.K$28])/5)*4" office:value-type="float" office:value="118600">
            <text:p>118600</text:p>
          </table:table-cell>
          <table:table-cell table:style-name="ce11" table:formula="of:=[.L$28]+(([.L$33]-[.L$28])/5)*4" office:value-type="float" office:value="90760">
            <text:p>90760</text:p>
          </table:table-cell>
          <table:table-cell table:style-name="ce11" table:formula="of:=[.N32]+[.O32]" office:value-type="float" office:value="7722220">
            <text:p>7722220</text:p>
          </table:table-cell>
          <table:table-cell table:style-name="ce11" table:formula="of:=SUM([.K18:.K61])" office:value-type="float" office:value="4369080">
            <text:p>4369080</text:p>
          </table:table-cell>
          <table:table-cell table:style-name="ce21" table:formula="of:=SUM([.L18:.L61])" office:value-type="float" office:value="3353140">
            <text:p>335314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([.C33]/2)+7" office:value-type="float" office:value="29">
            <text:p>29</text:p>
          </table:table-cell>
          <table:table-cell table:formula="of:=([.C33]-7)*2" office:value-type="float" office:value="74">
            <text:p>74</text:p>
          </table:table-cell>
          <table:table-cell table:formula="of:=[.E33]-[.D33]" office:value-type="float" office:value="45">
            <text:p>45</text:p>
          </table:table-cell>
          <table:table-cell table:formula="of:=[.H33]+[.I33]" office:value-type="float" office:value="920360">
            <text:p>920360</text:p>
          </table:table-cell>
          <table:table-cell table:formula="of:=[.H$29]+(([.H$34]-[.H$28])/5)*4" office:value-type="float" office:value="454200">
            <text:p>454200</text:p>
          </table:table-cell>
          <table:table-cell table:formula="of:=[.I$29]+(([.I$34]-[.I$28])/5)*4" office:value-type="float" office:value="466160">
            <text:p>466160</text:p>
          </table:table-cell>
          <table:table-cell table:formula="of:=[.K33]+[.L33]" office:value-type="float" office:value="190200">
            <text:p>190200</text:p>
          </table:table-cell>
          <table:table-cell office:value-type="float" office:value="108000">
            <text:p>108000</text:p>
          </table:table-cell>
          <table:table-cell office:value-type="float" office:value="82200">
            <text:p>82200</text:p>
          </table:table-cell>
          <table:table-cell table:formula="of:=[.N33]+[.O33]" office:value-type="float" office:value="7777700">
            <text:p>7777700</text:p>
          </table:table-cell>
          <table:table-cell table:formula="of:=SUM([.K18:.K63])" office:value-type="float" office:value="4399100">
            <text:p>4399100</text:p>
          </table:table-cell>
          <table:table-cell table:formula="of:=SUM([.L18:.L63])" office:value-type="float" office:value="3378600">
            <text:p>3378600</text:p>
          </table:table-cell>
        </table:table-row>
        <table:table-row table:style-name="ro1">
          <table:table-cell table:number-columns-repeated="2"/>
          <table:table-cell table:style-name="ce5" office:value-type="float" office:value="45">
            <text:p>45</text:p>
          </table:table-cell>
          <table:table-cell table:style-name="ce11" table:formula="of:=([.C34]/2)+7" office:value-type="float" office:value="29.5">
            <text:p>29.5</text:p>
          </table:table-cell>
          <table:table-cell table:style-name="ce11" table:formula="of:=([.C34]-7)*2" office:value-type="float" office:value="76">
            <text:p>76</text:p>
          </table:table-cell>
          <table:table-cell table:style-name="ce11" table:formula="of:=[.E34]-[.D34]" office:value-type="float" office:value="46.5">
            <text:p>46.5</text:p>
          </table:table-cell>
          <table:table-cell table:style-name="ce11" table:formula="of:=[.H34]+[.I34]" office:value-type="float" office:value="898000">
            <text:p>898000</text:p>
          </table:table-cell>
          <table:table-cell table:style-name="ce11" office:value-type="float" office:value="442000">
            <text:p>442000</text:p>
          </table:table-cell>
          <table:table-cell table:style-name="ce11" office:value-type="float" office:value="456000">
            <text:p>456000</text:p>
          </table:table-cell>
          <table:table-cell table:style-name="ce11" table:formula="of:=[.K34]+[.L34]" office:value-type="float" office:value="175200">
            <text:p>175200</text:p>
          </table:table-cell>
          <table:table-cell table:style-name="ce11" table:formula="of:=[.K$33]+(([.K$38]-[.K$33])/5)" office:value-type="float" office:value="99980">
            <text:p>99980</text:p>
          </table:table-cell>
          <table:table-cell table:style-name="ce11" table:formula="of:=[.L$33]+(([.L$38]-[.L$33])/5)" office:value-type="float" office:value="75220">
            <text:p>75220</text:p>
          </table:table-cell>
          <table:table-cell table:style-name="ce11" table:formula="of:=[.N34]+[.O34]" office:value-type="float" office:value="7271860">
            <text:p>7271860</text:p>
          </table:table-cell>
          <table:table-cell table:style-name="ce11" table:formula="of:=SUM([.K19:.K65])" office:value-type="float" office:value="4123100">
            <text:p>4123100</text:p>
          </table:table-cell>
          <table:table-cell table:style-name="ce21" table:formula="of:=SUM([.L19:.L65])" office:value-type="float" office:value="3148760">
            <text:p>314876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([.C35]/2)+7" office:value-type="float" office:value="30">
            <text:p>30</text:p>
          </table:table-cell>
          <table:table-cell table:formula="of:=([.C35]-7)*2" office:value-type="float" office:value="78">
            <text:p>78</text:p>
          </table:table-cell>
          <table:table-cell table:formula="of:=[.E35]-[.D35]" office:value-type="float" office:value="48">
            <text:p>48</text:p>
          </table:table-cell>
          <table:table-cell table:formula="of:=[.H35]+[.I35]" office:value-type="float" office:value="875800">
            <text:p>875800</text:p>
          </table:table-cell>
          <table:table-cell table:formula="of:=[.H$34]+(([.H$39]-[.H$34])/5)" office:value-type="float" office:value="431400">
            <text:p>431400</text:p>
          </table:table-cell>
          <table:table-cell table:formula="of:=[.I$34]+(([.I$39]-[.I$34])/5)" office:value-type="float" office:value="444400">
            <text:p>444400</text:p>
          </table:table-cell>
          <table:table-cell table:formula="of:=[.K35]+[.L35]" office:value-type="float" office:value="160200">
            <text:p>160200</text:p>
          </table:table-cell>
          <table:table-cell table:formula="of:=[.K$33]+(([.K$38]-[.K$33])/5)*2" office:value-type="float" office:value="91960">
            <text:p>91960</text:p>
          </table:table-cell>
          <table:table-cell table:formula="of:=[.L$33]+(([.L$38]-[.L$33])/5)*2" office:value-type="float" office:value="68240">
            <text:p>68240</text:p>
          </table:table-cell>
          <table:table-cell table:formula="of:=[.N35]+[.O35]" office:value-type="float" office:value="7320500">
            <text:p>7320500</text:p>
          </table:table-cell>
          <table:table-cell table:formula="of:=SUM([.K19:.K67])" office:value-type="float" office:value="4146900">
            <text:p>4146900</text:p>
          </table:table-cell>
          <table:table-cell table:formula="of:=SUM([.L19:.L67])" office:value-type="float" office:value="3173600">
            <text:p>3173600</text:p>
          </table:table-cell>
        </table:table-row>
        <table:table-row table:style-name="ro1">
          <table:table-cell table:number-columns-repeated="2"/>
          <table:table-cell table:style-name="ce5" office:value-type="float" office:value="47">
            <text:p>47</text:p>
          </table:table-cell>
          <table:table-cell table:style-name="ce11" table:formula="of:=([.C36]/2)+7" office:value-type="float" office:value="30.5">
            <text:p>30.5</text:p>
          </table:table-cell>
          <table:table-cell table:style-name="ce11" table:formula="of:=([.C36]-7)*2" office:value-type="float" office:value="80">
            <text:p>80</text:p>
          </table:table-cell>
          <table:table-cell table:style-name="ce11" table:formula="of:=[.E36]-[.D36]" office:value-type="float" office:value="49.5">
            <text:p>49.5</text:p>
          </table:table-cell>
          <table:table-cell table:style-name="ce11" table:formula="of:=[.H36]+[.I36]" office:value-type="float" office:value="853600">
            <text:p>853600</text:p>
          </table:table-cell>
          <table:table-cell table:style-name="ce11" table:formula="of:=[.H$34]+(([.H$39]-[.H$34])/5)*2" office:value-type="float" office:value="420800">
            <text:p>420800</text:p>
          </table:table-cell>
          <table:table-cell table:style-name="ce11" table:formula="of:=[.I$34]+(([.I$39]-[.I$34])/5)*2" office:value-type="float" office:value="432800">
            <text:p>432800</text:p>
          </table:table-cell>
          <table:table-cell table:style-name="ce11" table:formula="of:=[.K36]+[.L36]" office:value-type="float" office:value="145200">
            <text:p>145200</text:p>
          </table:table-cell>
          <table:table-cell table:style-name="ce11" table:formula="of:=[.K$33]+(([.K$38]-[.K$33])/5)*3" office:value-type="float" office:value="83940">
            <text:p>83940</text:p>
          </table:table-cell>
          <table:table-cell table:style-name="ce11" table:formula="of:=[.L$33]+(([.L$38]-[.L$33])/5)*3" office:value-type="float" office:value="61260">
            <text:p>61260</text:p>
          </table:table-cell>
          <table:table-cell table:style-name="ce11" table:formula="of:=[.N36]+[.O36]" office:value-type="float" office:value="6838400">
            <text:p>6838400</text:p>
          </table:table-cell>
          <table:table-cell table:style-name="ce11" table:formula="of:=SUM([.K20:.K69])" office:value-type="float" office:value="3880400">
            <text:p>3880400</text:p>
          </table:table-cell>
          <table:table-cell table:style-name="ce21" table:formula="of:=SUM([.L20:.L69])" office:value-type="float" office:value="2958000">
            <text:p>29580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([.C37]/2)+7" office:value-type="float" office:value="31">
            <text:p>31</text:p>
          </table:table-cell>
          <table:table-cell table:formula="of:=([.C37]-7)*2" office:value-type="float" office:value="82">
            <text:p>82</text:p>
          </table:table-cell>
          <table:table-cell table:formula="of:=[.E37]-[.D37]" office:value-type="float" office:value="51">
            <text:p>51</text:p>
          </table:table-cell>
          <table:table-cell table:formula="of:=[.H37]+[.I37]" office:value-type="float" office:value="831400">
            <text:p>831400</text:p>
          </table:table-cell>
          <table:table-cell table:formula="of:=[.H$34]+(([.H$39]-[.H$34])/5)*3" office:value-type="float" office:value="410200">
            <text:p>410200</text:p>
          </table:table-cell>
          <table:table-cell table:formula="of:=[.I$34]+(([.I$39]-[.I$34])/5)*3" office:value-type="float" office:value="421200">
            <text:p>421200</text:p>
          </table:table-cell>
          <table:table-cell table:formula="of:=[.K37]+[.L37]" office:value-type="float" office:value="130200">
            <text:p>130200</text:p>
          </table:table-cell>
          <table:table-cell table:formula="of:=[.K$33]+(([.K$38]-[.K$33])/5)*4" office:value-type="float" office:value="75920">
            <text:p>75920</text:p>
          </table:table-cell>
          <table:table-cell table:formula="of:=[.L$33]+(([.L$38]-[.L$33])/5)*4" office:value-type="float" office:value="54280">
            <text:p>54280</text:p>
          </table:table-cell>
          <table:table-cell table:formula="of:=[.N37]+[.O37]" office:value-type="float" office:value="6838400">
            <text:p>6838400</text:p>
          </table:table-cell>
          <table:table-cell table:formula="of:=SUM([.K20:.K69])" office:value-type="float" office:value="3880400">
            <text:p>3880400</text:p>
          </table:table-cell>
          <table:table-cell table:formula="of:=SUM([.L20:.L69])" office:value-type="float" office:value="2958000">
            <text:p>2958000</text:p>
          </table:table-cell>
        </table:table-row>
        <table:table-row table:style-name="ro1">
          <table:table-cell table:number-columns-repeated="2"/>
          <table:table-cell table:style-name="ce5" office:value-type="float" office:value="49">
            <text:p>49</text:p>
          </table:table-cell>
          <table:table-cell table:style-name="ce11" table:formula="of:=([.C38]/2)+7" office:value-type="float" office:value="31.5">
            <text:p>31.5</text:p>
          </table:table-cell>
          <table:table-cell table:style-name="ce11" table:formula="of:=([.C38]-7)*2" office:value-type="float" office:value="84">
            <text:p>84</text:p>
          </table:table-cell>
          <table:table-cell table:style-name="ce11" table:formula="of:=[.E38]-[.D38]" office:value-type="float" office:value="52.5">
            <text:p>52.5</text:p>
          </table:table-cell>
          <table:table-cell table:style-name="ce11" table:formula="of:=[.H38]+[.I38]" office:value-type="float" office:value="809200">
            <text:p>809200</text:p>
          </table:table-cell>
          <table:table-cell table:style-name="ce11" table:formula="of:=[.H$34]+(([.H$39]-[.H$34])/5)*4" office:value-type="float" office:value="399600">
            <text:p>399600</text:p>
          </table:table-cell>
          <table:table-cell table:style-name="ce11" table:formula="of:=[.I$34]+(([.I$39]-[.I$34])/5)*4" office:value-type="float" office:value="409600">
            <text:p>409600</text:p>
          </table:table-cell>
          <table:table-cell table:style-name="ce11" table:formula="of:=[.K38]+[.L38]" office:value-type="float" office:value="115200">
            <text:p>115200</text:p>
          </table:table-cell>
          <table:table-cell table:style-name="ce11" office:value-type="float" office:value="67900">
            <text:p>67900</text:p>
          </table:table-cell>
          <table:table-cell table:style-name="ce11" office:value-type="float" office:value="47300">
            <text:p>47300</text:p>
          </table:table-cell>
          <table:table-cell table:style-name="ce11" table:formula="of:=[.N38]+[.O38]" office:value-type="float" office:value="6340800">
            <text:p>6340800</text:p>
          </table:table-cell>
          <table:table-cell table:style-name="ce11" table:formula="of:=SUM([.K21:.K69])" office:value-type="float" office:value="3608200">
            <text:p>3608200</text:p>
          </table:table-cell>
          <table:table-cell table:style-name="ce21" table:formula="of:=SUM([.L21:.$L$69])" office:value-type="float" office:value="2732600">
            <text:p>27326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[.C39]/2)+7" office:value-type="float" office:value="32">
            <text:p>32</text:p>
          </table:table-cell>
          <table:table-cell table:formula="of:=([.C39]-7)*2" office:value-type="float" office:value="86">
            <text:p>86</text:p>
          </table:table-cell>
          <table:table-cell table:formula="of:=[.E39]-[.D39]" office:value-type="float" office:value="54">
            <text:p>54</text:p>
          </table:table-cell>
          <table:table-cell table:formula="of:=[.H39]+[.I39]" office:value-type="float" office:value="787000">
            <text:p>787000</text:p>
          </table:table-cell>
          <table:table-cell office:value-type="float" office:value="389000">
            <text:p>389000</text:p>
          </table:table-cell>
          <table:table-cell office:value-type="float" office:value="398000">
            <text:p>398000</text:p>
          </table:table-cell>
          <table:table-cell table:formula="of:=[.K39]+[.L39]" office:value-type="float" office:value="107160">
            <text:p>107160</text:p>
          </table:table-cell>
          <table:table-cell table:formula="of:=[.K$38]+(([.K$43]-[.K$38])/5)" office:value-type="float" office:value="63460">
            <text:p>63460</text:p>
          </table:table-cell>
          <table:table-cell table:formula="of:=[.L$38]+(([.L$43]-[.L$38])/5)" office:value-type="float" office:value="43700">
            <text:p>43700</text:p>
          </table:table-cell>
          <table:table-cell table:formula="of:=[.N39]+[.O39]" office:value-type="float" office:value="6340800">
            <text:p>6340800</text:p>
          </table:table-cell>
          <table:table-cell table:formula="of:=SUM([.K21:.$K$69])" office:value-type="float" office:value="3608200">
            <text:p>3608200</text:p>
          </table:table-cell>
          <table:table-cell table:formula="of:=SUM([.L21:.L69])" office:value-type="float" office:value="2732600">
            <text:p>2732600</text:p>
          </table:table-cell>
        </table:table-row>
        <table:table-row table:style-name="ro1">
          <table:table-cell table:number-columns-repeated="2"/>
          <table:table-cell table:style-name="ce5" office:value-type="float" office:value="51">
            <text:p>51</text:p>
          </table:table-cell>
          <table:table-cell table:style-name="ce11" table:formula="of:=([.C40]/2)+7" office:value-type="float" office:value="32.5">
            <text:p>32.5</text:p>
          </table:table-cell>
          <table:table-cell table:style-name="ce11" table:formula="of:=([.C40]-7)*2" office:value-type="float" office:value="88">
            <text:p>88</text:p>
          </table:table-cell>
          <table:table-cell table:style-name="ce11" table:formula="of:=[.E40]-[.D40]" office:value-type="float" office:value="55.5">
            <text:p>55.5</text:p>
          </table:table-cell>
          <table:table-cell table:style-name="ce11" table:formula="of:=[.H40]+[.I40]" office:value-type="float" office:value="773800">
            <text:p>773800</text:p>
          </table:table-cell>
          <table:table-cell table:style-name="ce11" table:formula="of:=[.H$39]+(([.H$44]-[.H$39])/5)" office:value-type="float" office:value="382400">
            <text:p>382400</text:p>
          </table:table-cell>
          <table:table-cell table:style-name="ce11" table:formula="of:=[.I$39]+(([.I$44]-[.I$39])/5)" office:value-type="float" office:value="391400">
            <text:p>391400</text:p>
          </table:table-cell>
          <table:table-cell table:style-name="ce11" table:formula="of:=[.K40]+[.L40]" office:value-type="float" office:value="99120">
            <text:p>99120</text:p>
          </table:table-cell>
          <table:table-cell table:style-name="ce11" table:formula="of:=[.K$38]+(([.K$43]-[.K$38])/5)*2" office:value-type="float" office:value="59020">
            <text:p>59020</text:p>
          </table:table-cell>
          <table:table-cell table:style-name="ce11" table:formula="of:=[.L$38]+(([.L$43]-[.L$38])/5)*2" office:value-type="float" office:value="40100">
            <text:p>40100</text:p>
          </table:table-cell>
          <table:table-cell table:style-name="ce11" table:formula="of:=[.N40]+[.O40]" office:value-type="float" office:value="6340800">
            <text:p>6340800</text:p>
          </table:table-cell>
          <table:table-cell table:style-name="ce11" table:formula="of:=SUM([.K21:.$K$69])" office:value-type="float" office:value="3608200">
            <text:p>3608200</text:p>
          </table:table-cell>
          <table:table-cell table:style-name="ce21" table:formula="of:=SUM([.L21:.L70])" office:value-type="float" office:value="2732600">
            <text:p>2732600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([.C41]/2)+7" office:value-type="float" office:value="33">
            <text:p>33</text:p>
          </table:table-cell>
          <table:table-cell table:formula="of:=([.C41]-7)*2" office:value-type="float" office:value="90">
            <text:p>90</text:p>
          </table:table-cell>
          <table:table-cell table:formula="of:=[.E41]-[.D41]" office:value-type="float" office:value="57">
            <text:p>57</text:p>
          </table:table-cell>
          <table:table-cell table:formula="of:=[.H41]+[.I41]" office:value-type="float" office:value="760600">
            <text:p>760600</text:p>
          </table:table-cell>
          <table:table-cell table:formula="of:=[.H$39]+(([.H$44]-[.H$39])/5)*2" office:value-type="float" office:value="375800">
            <text:p>375800</text:p>
          </table:table-cell>
          <table:table-cell table:formula="of:=[.I$39]+(([.I$44]-[.I$39])/5)*2" office:value-type="float" office:value="384800">
            <text:p>384800</text:p>
          </table:table-cell>
          <table:table-cell table:formula="of:=[.K41]+[.L41]" office:value-type="float" office:value="91080">
            <text:p>91080</text:p>
          </table:table-cell>
          <table:table-cell table:formula="of:=[.K$38]+(([.K$43]-[.K$38])/5)*3" office:value-type="float" office:value="54580">
            <text:p>54580</text:p>
          </table:table-cell>
          <table:table-cell table:formula="of:=[.L$38]+(([.L$43]-[.L$38])/5)*3" office:value-type="float" office:value="36500">
            <text:p>36500</text:p>
          </table:table-cell>
          <table:table-cell table:formula="of:=[.N41]+[.O41]" office:value-type="float" office:value="5873400">
            <text:p>5873400</text:p>
          </table:table-cell>
          <table:table-cell table:formula="of:=SUM([.K22:.$K$69])" office:value-type="float" office:value="3351400">
            <text:p>3351400</text:p>
          </table:table-cell>
          <table:table-cell table:formula="of:=SUM([.L22:.L71])" office:value-type="float" office:value="2522000">
            <text:p>2522000</text:p>
          </table:table-cell>
        </table:table-row>
        <table:table-row table:style-name="ro1">
          <table:table-cell table:number-columns-repeated="2"/>
          <table:table-cell table:style-name="ce5" office:value-type="float" office:value="53">
            <text:p>53</text:p>
          </table:table-cell>
          <table:table-cell table:style-name="ce11" table:formula="of:=([.C42]/2)+7" office:value-type="float" office:value="33.5">
            <text:p>33.5</text:p>
          </table:table-cell>
          <table:table-cell table:style-name="ce11" table:formula="of:=([.C42]-7)*2" office:value-type="float" office:value="92">
            <text:p>92</text:p>
          </table:table-cell>
          <table:table-cell table:style-name="ce11" table:formula="of:=[.E42]-[.D42]" office:value-type="float" office:value="58.5">
            <text:p>58.5</text:p>
          </table:table-cell>
          <table:table-cell table:style-name="ce11" table:formula="of:=[.H42]+[.I42]" office:value-type="float" office:value="747400">
            <text:p>747400</text:p>
          </table:table-cell>
          <table:table-cell table:style-name="ce11" table:formula="of:=[.H$39]+(([.H$44]-[.H$39])/5)*3" office:value-type="float" office:value="369200">
            <text:p>369200</text:p>
          </table:table-cell>
          <table:table-cell table:style-name="ce11" table:formula="of:=[.I$39]+(([.I$44]-[.I$39])/5)*3" office:value-type="float" office:value="378200">
            <text:p>378200</text:p>
          </table:table-cell>
          <table:table-cell table:style-name="ce11" table:formula="of:=[.K42]+[.L42]" office:value-type="float" office:value="83040">
            <text:p>83040</text:p>
          </table:table-cell>
          <table:table-cell table:style-name="ce11" table:formula="of:=[.K$38]+(([.K$43]-[.K$38])/5)*4" office:value-type="float" office:value="50140">
            <text:p>50140</text:p>
          </table:table-cell>
          <table:table-cell table:style-name="ce11" table:formula="of:=[.L$38]+(([.L$43]-[.L$38])/5)*4" office:value-type="float" office:value="32900">
            <text:p>32900</text:p>
          </table:table-cell>
          <table:table-cell table:style-name="ce11" table:formula="of:=[.N42]+[.O42]" office:value-type="float" office:value="5873400">
            <text:p>5873400</text:p>
          </table:table-cell>
          <table:table-cell table:style-name="ce11" table:formula="of:=SUM([.K22:.$K$69])" office:value-type="float" office:value="3351400">
            <text:p>3351400</text:p>
          </table:table-cell>
          <table:table-cell table:style-name="ce21" table:formula="of:=SUM([.L22:.L72])" office:value-type="float" office:value="2522000">
            <text:p>252200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([.C43]/2)+7" office:value-type="float" office:value="34">
            <text:p>34</text:p>
          </table:table-cell>
          <table:table-cell table:formula="of:=([.C43]-7)*2" office:value-type="float" office:value="94">
            <text:p>94</text:p>
          </table:table-cell>
          <table:table-cell table:formula="of:=[.E43]-[.D43]" office:value-type="float" office:value="60">
            <text:p>60</text:p>
          </table:table-cell>
          <table:table-cell table:formula="of:=[.H43]+[.I43]" office:value-type="float" office:value="734200">
            <text:p>734200</text:p>
          </table:table-cell>
          <table:table-cell table:formula="of:=[.H$39]+(([.H$44]-[.H$39])/5)*4" office:value-type="float" office:value="362600">
            <text:p>362600</text:p>
          </table:table-cell>
          <table:table-cell table:formula="of:=[.I$39]+(([.I$44]-[.I$39])/5)*4" office:value-type="float" office:value="371600">
            <text:p>371600</text:p>
          </table:table-cell>
          <table:table-cell table:formula="of:=[.K43]+[.L43]" office:value-type="float" office:value="75000">
            <text:p>75000</text:p>
          </table:table-cell>
          <table:table-cell office:value-type="float" office:value="45700">
            <text:p>45700</text:p>
          </table:table-cell>
          <table:table-cell office:value-type="float" office:value="29300">
            <text:p>29300</text:p>
          </table:table-cell>
          <table:table-cell table:formula="of:=[.N43]+[.O43]" office:value-type="float" office:value="5085400">
            <text:p>5085400</text:p>
          </table:table-cell>
          <table:table-cell table:formula="of:=SUM([.K23:.$K$69])" office:value-type="float" office:value="3110000">
            <text:p>3110000</text:p>
          </table:table-cell>
          <table:table-cell table:formula="of:=SUM([.L25:.L73])" office:value-type="float" office:value="1975400">
            <text:p>1975400</text:p>
          </table:table-cell>
        </table:table-row>
        <table:table-row table:style-name="ro1">
          <table:table-cell table:number-columns-repeated="2"/>
          <table:table-cell table:style-name="ce5" office:value-type="float" office:value="55">
            <text:p>55</text:p>
          </table:table-cell>
          <table:table-cell table:style-name="ce11" table:formula="of:=([.C44]/2)+7" office:value-type="float" office:value="34.5">
            <text:p>34.5</text:p>
          </table:table-cell>
          <table:table-cell table:style-name="ce11" table:formula="of:=([.C44]-7)*2" office:value-type="float" office:value="96">
            <text:p>96</text:p>
          </table:table-cell>
          <table:table-cell table:style-name="ce11" table:formula="of:=[.E44]-[.D44]" office:value-type="float" office:value="61.5">
            <text:p>61.5</text:p>
          </table:table-cell>
          <table:table-cell table:style-name="ce11" table:formula="of:=[.H44]+[.I44]" office:value-type="float" office:value="721000">
            <text:p>721000</text:p>
          </table:table-cell>
          <table:table-cell table:style-name="ce11" office:value-type="float" office:value="356000">
            <text:p>356000</text:p>
          </table:table-cell>
          <table:table-cell table:style-name="ce11" office:value-type="float" office:value="365000">
            <text:p>365000</text:p>
          </table:table-cell>
          <table:table-cell table:style-name="ce11" table:formula="of:=[.K44]+[.L44]" office:value-type="float" office:value="72240">
            <text:p>72240</text:p>
          </table:table-cell>
          <table:table-cell table:style-name="ce11" table:formula="of:=[.K$43]+(([.K$48]-[.K$43])/5)" office:value-type="float" office:value="44260">
            <text:p>44260</text:p>
          </table:table-cell>
          <table:table-cell table:style-name="ce11" table:formula="of:=[.L$43]+(([.L$48]-[.L$43])/5)" office:value-type="float" office:value="27980">
            <text:p>27980</text:p>
          </table:table-cell>
          <table:table-cell table:style-name="ce11" table:formula="of:=[.N44]+[.O44]" office:value-type="float" office:value="5085400">
            <text:p>5085400</text:p>
          </table:table-cell>
          <table:table-cell table:style-name="ce11" table:formula="of:=SUM([.K23:.$K$69])" office:value-type="float" office:value="3110000">
            <text:p>3110000</text:p>
          </table:table-cell>
          <table:table-cell table:style-name="ce21" table:formula="of:=SUM([.L25:.L74])" office:value-type="float" office:value="1975400">
            <text:p>197540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([.C45]/2)+7" office:value-type="float" office:value="35">
            <text:p>35</text:p>
          </table:table-cell>
          <table:table-cell table:formula="of:=([.C45]-7)*2" office:value-type="float" office:value="98">
            <text:p>98</text:p>
          </table:table-cell>
          <table:table-cell table:formula="of:=[.E45]-[.D45]" office:value-type="float" office:value="63">
            <text:p>63</text:p>
          </table:table-cell>
          <table:table-cell table:formula="of:=[.H45]+[.I45]" office:value-type="float" office:value="743800">
            <text:p>743800</text:p>
          </table:table-cell>
          <table:table-cell table:formula="of:=[.H$44]+(([.H$49]-[.H$44])/5)" office:value-type="float" office:value="367000">
            <text:p>367000</text:p>
          </table:table-cell>
          <table:table-cell table:formula="of:=[.I$44]+(([.I$49]-[.I$44])/5)" office:value-type="float" office:value="376800">
            <text:p>376800</text:p>
          </table:table-cell>
          <table:table-cell table:formula="of:=[.K45]+[.L45]" office:value-type="float" office:value="69480">
            <text:p>69480</text:p>
          </table:table-cell>
          <table:table-cell table:formula="of:=[.K$43]+(([.K$48]-[.K$43])/5)*2" office:value-type="float" office:value="42820">
            <text:p>42820</text:p>
          </table:table-cell>
          <table:table-cell table:formula="of:=[.L$43]+(([.L$48]-[.L$43])/5)*2" office:value-type="float" office:value="26660">
            <text:p>26660</text:p>
          </table:table-cell>
          <table:table-cell table:formula="of:=[.N45]+[.O45]" office:value-type="float" office:value="4700800">
            <text:p>4700800</text:p>
          </table:table-cell>
          <table:table-cell table:formula="of:=SUM([.K24:.$K$69])" office:value-type="float" office:value="2884000">
            <text:p>2884000</text:p>
          </table:table-cell>
          <table:table-cell table:formula="of:=SUM([.L26:.L75])" office:value-type="float" office:value="1816800">
            <text:p>1816800</text:p>
          </table:table-cell>
        </table:table-row>
        <table:table-row table:style-name="ro1">
          <table:table-cell table:number-columns-repeated="2"/>
          <table:table-cell table:style-name="ce5" office:value-type="float" office:value="57">
            <text:p>57</text:p>
          </table:table-cell>
          <table:table-cell table:style-name="ce11" table:formula="of:=([.C46]/2)+7" office:value-type="float" office:value="35.5">
            <text:p>35.5</text:p>
          </table:table-cell>
          <table:table-cell table:style-name="ce11" table:formula="of:=([.C46]-7)*2" office:value-type="float" office:value="100">
            <text:p>100</text:p>
          </table:table-cell>
          <table:table-cell table:style-name="ce11" table:formula="of:=[.E46]-[.D46]" office:value-type="float" office:value="64.5">
            <text:p>64.5</text:p>
          </table:table-cell>
          <table:table-cell table:style-name="ce11" table:formula="of:=[.H46]+[.I46]" office:value-type="float" office:value="766600">
            <text:p>766600</text:p>
          </table:table-cell>
          <table:table-cell table:style-name="ce11" table:formula="of:=[.H$44]+(([.H$49]-[.H$44])/5)*2" office:value-type="float" office:value="378000">
            <text:p>378000</text:p>
          </table:table-cell>
          <table:table-cell table:style-name="ce11" table:formula="of:=[.I$44]+(([.I$49]-[.I$44])/5)*2" office:value-type="float" office:value="388600">
            <text:p>388600</text:p>
          </table:table-cell>
          <table:table-cell table:style-name="ce11" table:formula="of:=[.K46]+[.L46]" office:value-type="float" office:value="66720">
            <text:p>66720</text:p>
          </table:table-cell>
          <table:table-cell table:style-name="ce11" table:formula="of:=[.K$43]+(([.K$48]-[.K$43])/5)*3" office:value-type="float" office:value="41380">
            <text:p>41380</text:p>
          </table:table-cell>
          <table:table-cell table:style-name="ce11" table:formula="of:=[.L$43]+(([.L$48]-[.L$43])/5)*3" office:value-type="float" office:value="25340">
            <text:p>25340</text:p>
          </table:table-cell>
          <table:table-cell table:style-name="ce11" table:formula="of:=[.N46]+[.O46]" office:value-type="float" office:value="4700800">
            <text:p>4700800</text:p>
          </table:table-cell>
          <table:table-cell table:style-name="ce11" table:formula="of:=SUM([.K24:.$K$69])" office:value-type="float" office:value="2884000">
            <text:p>2884000</text:p>
          </table:table-cell>
          <table:table-cell table:style-name="ce21" table:formula="of:=SUM([.L26:.L76])" office:value-type="float" office:value="1816800">
            <text:p>181680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([.C47]/2)+7" office:value-type="float" office:value="36">
            <text:p>36</text:p>
          </table:table-cell>
          <table:table-cell table:formula="of:=([.C47]-7)*2" office:value-type="float" office:value="102">
            <text:p>102</text:p>
          </table:table-cell>
          <table:table-cell table:formula="of:=[.E47]-[.D47]" office:value-type="float" office:value="66">
            <text:p>66</text:p>
          </table:table-cell>
          <table:table-cell table:formula="of:=[.H47]+[.I47]" office:value-type="float" office:value="789400">
            <text:p>789400</text:p>
          </table:table-cell>
          <table:table-cell table:formula="of:=[.H$44]+(([.H$49]-[.H$44])/5)*3" office:value-type="float" office:value="389000">
            <text:p>389000</text:p>
          </table:table-cell>
          <table:table-cell table:formula="of:=[.I$44]+(([.I$49]-[.I$44])/5)*3" office:value-type="float" office:value="400400">
            <text:p>400400</text:p>
          </table:table-cell>
          <table:table-cell table:formula="of:=[.K47]+[.L47]" office:value-type="float" office:value="63960">
            <text:p>63960</text:p>
          </table:table-cell>
          <table:table-cell table:formula="of:=[.K$43]+(([.K$48]-[.K$43])/5)*4" office:value-type="float" office:value="39940">
            <text:p>39940</text:p>
          </table:table-cell>
          <table:table-cell table:formula="of:=[.L$43]+(([.L$48]-[.L$43])/5)*4" office:value-type="float" office:value="24020">
            <text:p>24020</text:p>
          </table:table-cell>
          <table:table-cell table:formula="of:=[.N47]+[.O47]" office:value-type="float" office:value="7317400">
            <text:p>7317400</text:p>
          </table:table-cell>
          <table:table-cell table:formula="of:=SUM([.K25:.$K$69])" office:value-type="float" office:value="2671000">
            <text:p>2671000</text:p>
          </table:table-cell>
          <table:table-cell table:formula="of:=SUM([.$K25:.L$69])" office:value-type="float" office:value="4646400">
            <text:p>4646400</text:p>
          </table:table-cell>
        </table:table-row>
        <table:table-row table:style-name="ro1">
          <table:table-cell table:number-columns-repeated="2"/>
          <table:table-cell table:style-name="ce5" office:value-type="float" office:value="59">
            <text:p>59</text:p>
          </table:table-cell>
          <table:table-cell table:style-name="ce11" table:formula="of:=([.C48]/2)+7" office:value-type="float" office:value="36.5">
            <text:p>36.5</text:p>
          </table:table-cell>
          <table:table-cell table:style-name="ce11" table:formula="of:=([.C48]-7)*2" office:value-type="float" office:value="104">
            <text:p>104</text:p>
          </table:table-cell>
          <table:table-cell table:style-name="ce11" table:formula="of:=[.E48]-[.D48]" office:value-type="float" office:value="67.5">
            <text:p>67.5</text:p>
          </table:table-cell>
          <table:table-cell table:style-name="ce11" table:formula="of:=[.H48]+[.I48]" office:value-type="float" office:value="812200">
            <text:p>812200</text:p>
          </table:table-cell>
          <table:table-cell table:style-name="ce11" table:formula="of:=[.H$44]+(([.H$49]-[.H$44])/5)*4" office:value-type="float" office:value="400000">
            <text:p>400000</text:p>
          </table:table-cell>
          <table:table-cell table:style-name="ce11" table:formula="of:=[.I$44]+(([.I$49]-[.I$44])/5)*4" office:value-type="float" office:value="412200">
            <text:p>412200</text:p>
          </table:table-cell>
          <table:table-cell table:style-name="ce11" table:formula="of:=[.K48]+[.L48]" office:value-type="float" office:value="61200">
            <text:p>61200</text:p>
          </table:table-cell>
          <table:table-cell table:style-name="ce11" office:value-type="float" office:value="38500">
            <text:p>38500</text:p>
          </table:table-cell>
          <table:table-cell table:style-name="ce11" office:value-type="float" office:value="22700">
            <text:p>22700</text:p>
          </table:table-cell>
          <table:table-cell table:style-name="ce11" table:formula="of:=[.N48]+[.O48]" office:value-type="float" office:value="7317400">
            <text:p>7317400</text:p>
          </table:table-cell>
          <table:table-cell table:style-name="ce11" table:formula="of:=SUM([.K25:.$K$69])" office:value-type="float" office:value="2671000">
            <text:p>2671000</text:p>
          </table:table-cell>
          <table:table-cell table:style-name="ce21" table:formula="of:=SUM([.$K25:.L$69])" office:value-type="float" office:value="4646400">
            <text:p>464640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[.C49]/2)+7" office:value-type="float" office:value="37">
            <text:p>37</text:p>
          </table:table-cell>
          <table:table-cell table:formula="of:=([.C49]-7)*2" office:value-type="float" office:value="106">
            <text:p>106</text:p>
          </table:table-cell>
          <table:table-cell table:formula="of:=[.E49]-[.D49]" office:value-type="float" office:value="69">
            <text:p>69</text:p>
          </table:table-cell>
          <table:table-cell table:formula="of:=[.H49]+[.I49]" office:value-type="float" office:value="835000">
            <text:p>835000</text:p>
          </table:table-cell>
          <table:table-cell office:value-type="float" office:value="411000">
            <text:p>411000</text:p>
          </table:table-cell>
          <table:table-cell office:value-type="float" office:value="424000">
            <text:p>424000</text:p>
          </table:table-cell>
          <table:table-cell table:formula="of:=[.K49]+[.L49]" office:value-type="float" office:value="56740">
            <text:p>56740</text:p>
          </table:table-cell>
          <table:table-cell table:formula="of:=[.K$48]+(([.K$53]-[.K$48])/5)" office:value-type="float" office:value="35660">
            <text:p>35660</text:p>
          </table:table-cell>
          <table:table-cell table:formula="of:=[.L$48]+(([.L$53]-[.L$48])/5)" office:value-type="float" office:value="21080">
            <text:p>21080</text:p>
          </table:table-cell>
          <table:table-cell table:formula="of:=[.N49]+[.O49]" office:value-type="float" office:value="6758800">
            <text:p>6758800</text:p>
          </table:table-cell>
          <table:table-cell table:formula="of:=SUM([.K26:.$K$69])" office:value-type="float" office:value="2471000">
            <text:p>2471000</text:p>
          </table:table-cell>
          <table:table-cell table:formula="of:=SUM([.$K26:.L$69])" office:value-type="float" office:value="4287800">
            <text:p>4287800</text:p>
          </table:table-cell>
        </table:table-row>
        <table:table-row table:style-name="ro1">
          <table:table-cell table:number-columns-repeated="2"/>
          <table:table-cell table:style-name="ce5" office:value-type="float" office:value="61">
            <text:p>61</text:p>
          </table:table-cell>
          <table:table-cell table:style-name="ce11" table:formula="of:=([.C50]/2)+7" office:value-type="float" office:value="37.5">
            <text:p>37.5</text:p>
          </table:table-cell>
          <table:table-cell table:style-name="ce11" table:formula="of:=([.C50]-7)*2" office:value-type="float" office:value="108">
            <text:p>108</text:p>
          </table:table-cell>
          <table:table-cell table:style-name="ce11" table:formula="of:=[.E50]-[.D50]" office:value-type="float" office:value="70.5">
            <text:p>70.5</text:p>
          </table:table-cell>
          <table:table-cell table:style-name="ce11" table:formula="of:=[.H50]+[.I50]" office:value-type="float" office:value="781000">
            <text:p>781000</text:p>
          </table:table-cell>
          <table:table-cell table:style-name="ce11" table:formula="of:=[.H$49]+(([.H$54]-[.H$49])/5)" office:value-type="float" office:value="384000">
            <text:p>384000</text:p>
          </table:table-cell>
          <table:table-cell table:style-name="ce11" table:formula="of:=[.I$49]+(([.I$54]-[.I$49])/5)" office:value-type="float" office:value="397000">
            <text:p>397000</text:p>
          </table:table-cell>
          <table:table-cell table:style-name="ce11" table:formula="of:=[.K50]+[.L50]" office:value-type="float" office:value="52280">
            <text:p>52280</text:p>
          </table:table-cell>
          <table:table-cell table:style-name="ce11" table:formula="of:=[.K$48]+(([.K$53]-[.K$48])/5)*2" office:value-type="float" office:value="32820">
            <text:p>32820</text:p>
          </table:table-cell>
          <table:table-cell table:style-name="ce11" table:formula="of:=[.L$48]+(([.L$53]-[.L$48])/5)*2" office:value-type="float" office:value="19460">
            <text:p>19460</text:p>
          </table:table-cell>
          <table:table-cell table:style-name="ce11" table:formula="of:=[.N50]+[.O50]" office:value-type="float" office:value="6758800">
            <text:p>6758800</text:p>
          </table:table-cell>
          <table:table-cell table:style-name="ce11" table:formula="of:=SUM([.K26:.$K$69])" office:value-type="float" office:value="2471000">
            <text:p>2471000</text:p>
          </table:table-cell>
          <table:table-cell table:style-name="ce21" table:formula="of:=SUM([.$K26:.L$69])" office:value-type="float" office:value="4287800">
            <text:p>4287800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([.C51]/2)+7" office:value-type="float" office:value="38">
            <text:p>38</text:p>
          </table:table-cell>
          <table:table-cell table:formula="of:=([.C51]-7)*2" office:value-type="float" office:value="110">
            <text:p>110</text:p>
          </table:table-cell>
          <table:table-cell table:formula="of:=[.E51]-[.D51]" office:value-type="float" office:value="72">
            <text:p>72</text:p>
          </table:table-cell>
          <table:table-cell table:formula="of:=[.H51]+[.I51]" office:value-type="float" office:value="727000">
            <text:p>727000</text:p>
          </table:table-cell>
          <table:table-cell table:formula="of:=[.H$49]+(([.H$54]-[.H$49])/5)*2" office:value-type="float" office:value="357000">
            <text:p>357000</text:p>
          </table:table-cell>
          <table:table-cell table:formula="of:=[.I$49]+(([.I$54]-[.I$49])/5)*2" office:value-type="float" office:value="370000">
            <text:p>370000</text:p>
          </table:table-cell>
          <table:table-cell table:formula="of:=[.K51]+[.L51]" office:value-type="float" office:value="47820">
            <text:p>47820</text:p>
          </table:table-cell>
          <table:table-cell table:formula="of:=[.K$48]+(([.K$53]-[.K$48])/5)*3" office:value-type="float" office:value="29980">
            <text:p>29980</text:p>
          </table:table-cell>
          <table:table-cell table:formula="of:=[.L$48]+(([.L$53]-[.L$48])/5)*3" office:value-type="float" office:value="17840">
            <text:p>17840</text:p>
          </table:table-cell>
          <table:table-cell table:formula="of:=[.N51]+[.O51]" office:value-type="float" office:value="6237400">
            <text:p>6237400</text:p>
          </table:table-cell>
          <table:table-cell table:formula="of:=SUM([.K27:.$K$69])" office:value-type="float" office:value="2284000">
            <text:p>2284000</text:p>
          </table:table-cell>
          <table:table-cell table:formula="of:=SUM([.$K27:.L$69])" office:value-type="float" office:value="3953400">
            <text:p>3953400</text:p>
          </table:table-cell>
        </table:table-row>
        <table:table-row table:style-name="ro1">
          <table:table-cell table:number-columns-repeated="2"/>
          <table:table-cell table:style-name="ce5" office:value-type="float" office:value="63">
            <text:p>63</text:p>
          </table:table-cell>
          <table:table-cell table:style-name="ce11" table:formula="of:=([.C52]/2)+7" office:value-type="float" office:value="38.5">
            <text:p>38.5</text:p>
          </table:table-cell>
          <table:table-cell table:style-name="ce11" table:formula="of:=([.C52]-7)*2" office:value-type="float" office:value="112">
            <text:p>112</text:p>
          </table:table-cell>
          <table:table-cell table:style-name="ce11" table:formula="of:=[.E52]-[.D52]" office:value-type="float" office:value="73.5">
            <text:p>73.5</text:p>
          </table:table-cell>
          <table:table-cell table:style-name="ce11" table:formula="of:=[.H52]+[.I52]" office:value-type="float" office:value="673000">
            <text:p>673000</text:p>
          </table:table-cell>
          <table:table-cell table:style-name="ce11" table:formula="of:=[.H$49]+(([.H$54]-[.H$49])/5)*3" office:value-type="float" office:value="330000">
            <text:p>330000</text:p>
          </table:table-cell>
          <table:table-cell table:style-name="ce11" table:formula="of:=[.I$49]+(([.I$54]-[.I$49])/5)*3" office:value-type="float" office:value="343000">
            <text:p>343000</text:p>
          </table:table-cell>
          <table:table-cell table:style-name="ce11" table:formula="of:=[.K52]+[.L52]" office:value-type="float" office:value="43360">
            <text:p>43360</text:p>
          </table:table-cell>
          <table:table-cell table:style-name="ce11" table:formula="of:=[.K$48]+(([.K$53]-[.K$48])/5)*4" office:value-type="float" office:value="27140">
            <text:p>27140</text:p>
          </table:table-cell>
          <table:table-cell table:style-name="ce11" table:formula="of:=[.L$48]+(([.L$53]-[.L$48])/5)*4" office:value-type="float" office:value="16220">
            <text:p>16220</text:p>
          </table:table-cell>
          <table:table-cell table:style-name="ce11" table:formula="of:=[.N52]+[.O52]" office:value-type="float" office:value="6237400">
            <text:p>6237400</text:p>
          </table:table-cell>
          <table:table-cell table:style-name="ce11" table:formula="of:=SUM([.K27:.$K$69])" office:value-type="float" office:value="2284000">
            <text:p>2284000</text:p>
          </table:table-cell>
          <table:table-cell table:style-name="ce21" table:formula="of:=SUM([.$K27:.L$69])" office:value-type="float" office:value="3953400">
            <text:p>3953400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([.C53]/2)+7" office:value-type="float" office:value="39">
            <text:p>39</text:p>
          </table:table-cell>
          <table:table-cell table:formula="of:=([.C53]-7)*2" office:value-type="float" office:value="114">
            <text:p>114</text:p>
          </table:table-cell>
          <table:table-cell table:formula="of:=[.E53]-[.D53]" office:value-type="float" office:value="75">
            <text:p>75</text:p>
          </table:table-cell>
          <table:table-cell table:formula="of:=[.H53]+[.I53]" office:value-type="float" office:value="619000">
            <text:p>619000</text:p>
          </table:table-cell>
          <table:table-cell table:formula="of:=[.H$49]+(([.H$54]-[.H$49])/5)*4" office:value-type="float" office:value="303000">
            <text:p>303000</text:p>
          </table:table-cell>
          <table:table-cell table:formula="of:=[.I$49]+(([.I$54]-[.I$49])/5)*4" office:value-type="float" office:value="316000">
            <text:p>316000</text:p>
          </table:table-cell>
          <table:table-cell table:formula="of:=[.K53]+[.L53]" office:value-type="float" office:value="38900">
            <text:p>38900</text:p>
          </table:table-cell>
          <table:table-cell office:value-type="float" office:value="24300">
            <text:p>24300</text:p>
          </table:table-cell>
          <table:table-cell office:value-type="float" office:value="14600">
            <text:p>14600</text:p>
          </table:table-cell>
          <table:table-cell table:formula="of:=[.N53]+[.O53]" office:value-type="float" office:value="5753200">
            <text:p>5753200</text:p>
          </table:table-cell>
          <table:table-cell table:formula="of:=SUM([.K28:.$K$69])" office:value-type="float" office:value="2110000">
            <text:p>2110000</text:p>
          </table:table-cell>
          <table:table-cell table:formula="of:=SUM([.$K28:.L$69])" office:value-type="float" office:value="3643200">
            <text:p>3643200</text:p>
          </table:table-cell>
        </table:table-row>
        <table:table-row table:style-name="ro1">
          <table:table-cell table:number-columns-repeated="2"/>
          <table:table-cell table:style-name="ce5" office:value-type="float" office:value="65">
            <text:p>65</text:p>
          </table:table-cell>
          <table:table-cell table:style-name="ce11" table:formula="of:=([.C54]/2)+7" office:value-type="float" office:value="39.5">
            <text:p>39.5</text:p>
          </table:table-cell>
          <table:table-cell table:style-name="ce11" table:formula="of:=([.C54]-7)*2" office:value-type="float" office:value="116">
            <text:p>116</text:p>
          </table:table-cell>
          <table:table-cell table:style-name="ce11" table:formula="of:=[.E54]-[.D54]" office:value-type="float" office:value="76.5">
            <text:p>76.5</text:p>
          </table:table-cell>
          <table:table-cell table:style-name="ce11" table:formula="of:=[.H54]+[.I54]" office:value-type="float" office:value="565000">
            <text:p>565000</text:p>
          </table:table-cell>
          <table:table-cell table:style-name="ce11" office:value-type="float" office:value="276000">
            <text:p>276000</text:p>
          </table:table-cell>
          <table:table-cell table:style-name="ce11" office:value-type="float" office:value="289000">
            <text:p>289000</text:p>
          </table:table-cell>
          <table:table-cell table:style-name="ce11" table:formula="of:=[.K54]+[.L54]" office:value-type="float" office:value="37280">
            <text:p>37280</text:p>
          </table:table-cell>
          <table:table-cell table:style-name="ce11" table:formula="of:=[.K$53]+(([.K$58]-[.K$53])/5)" office:value-type="float" office:value="23000">
            <text:p>23000</text:p>
          </table:table-cell>
          <table:table-cell table:style-name="ce11" table:formula="of:=[.L$53]+(([.L$58]-[.L$53])/5)" office:value-type="float" office:value="14280">
            <text:p>14280</text:p>
          </table:table-cell>
          <table:table-cell table:style-name="ce11" table:formula="of:=[.N54]+[.O54]" office:value-type="float" office:value="5753200">
            <text:p>5753200</text:p>
          </table:table-cell>
          <table:table-cell table:style-name="ce11" table:formula="of:=SUM([.K28:.$K$69])" office:value-type="float" office:value="2110000">
            <text:p>2110000</text:p>
          </table:table-cell>
          <table:table-cell table:style-name="ce21" table:formula="of:=SUM([.$K28:.L$69])" office:value-type="float" office:value="3643200">
            <text:p>3643200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([.C55]/2)+7" office:value-type="float" office:value="40">
            <text:p>40</text:p>
          </table:table-cell>
          <table:table-cell table:formula="of:=([.C55]-7)*2" office:value-type="float" office:value="118">
            <text:p>118</text:p>
          </table:table-cell>
          <table:table-cell table:formula="of:=[.E55]-[.D55]" office:value-type="float" office:value="78">
            <text:p>78</text:p>
          </table:table-cell>
          <table:table-cell table:formula="of:=[.H55]+[.I55]" office:value-type="float" office:value="554200">
            <text:p>554200</text:p>
          </table:table-cell>
          <table:table-cell table:formula="of:=[.H$54]+(([.H$59]-[.H$54])/5)" office:value-type="float" office:value="269200">
            <text:p>269200</text:p>
          </table:table-cell>
          <table:table-cell table:formula="of:=[.I$54]+(([.I$59]-[.I$54])/5)" office:value-type="float" office:value="285000">
            <text:p>285000</text:p>
          </table:table-cell>
          <table:table-cell table:formula="of:=[.K55]+[.L55]" office:value-type="float" office:value="35660">
            <text:p>35660</text:p>
          </table:table-cell>
          <table:table-cell table:formula="of:=[.K$53]+(([.K$58]-[.K$53])/5)*2" office:value-type="float" office:value="21700">
            <text:p>21700</text:p>
          </table:table-cell>
          <table:table-cell table:formula="of:=[.L$53]+(([.L$58]-[.L$53])/5)*2" office:value-type="float" office:value="13960">
            <text:p>13960</text:p>
          </table:table-cell>
          <table:table-cell table:formula="of:=[.N55]+[.O55]" office:value-type="float" office:value="5306200">
            <text:p>5306200</text:p>
          </table:table-cell>
          <table:table-cell table:formula="of:=SUM([.K29:.$K$69])" office:value-type="float" office:value="1949000">
            <text:p>1949000</text:p>
          </table:table-cell>
          <table:table-cell table:formula="of:=SUM([.$K29:.L$69])" office:value-type="float" office:value="3357200">
            <text:p>3357200</text:p>
          </table:table-cell>
        </table:table-row>
        <table:table-row table:style-name="ro1">
          <table:table-cell table:number-columns-repeated="2"/>
          <table:table-cell table:style-name="ce5" office:value-type="float" office:value="67">
            <text:p>67</text:p>
          </table:table-cell>
          <table:table-cell table:style-name="ce11" table:formula="of:=([.C56]/2)+7" office:value-type="float" office:value="40.5">
            <text:p>40.5</text:p>
          </table:table-cell>
          <table:table-cell table:style-name="ce11" table:formula="of:=([.C56]-7)*2" office:value-type="float" office:value="120">
            <text:p>120</text:p>
          </table:table-cell>
          <table:table-cell table:style-name="ce11" table:formula="of:=[.E56]-[.D56]" office:value-type="float" office:value="79.5">
            <text:p>79.5</text:p>
          </table:table-cell>
          <table:table-cell table:style-name="ce11" table:formula="of:=[.H56]+[.I56]" office:value-type="float" office:value="543400">
            <text:p>543400</text:p>
          </table:table-cell>
          <table:table-cell table:style-name="ce11" table:formula="of:=[.H$54]+(([.H$59]-[.H$54])/5)*2" office:value-type="float" office:value="262400">
            <text:p>262400</text:p>
          </table:table-cell>
          <table:table-cell table:style-name="ce11" table:formula="of:=[.I$54]+(([.I$59]-[.I$54])/5)*2" office:value-type="float" office:value="281000">
            <text:p>281000</text:p>
          </table:table-cell>
          <table:table-cell table:style-name="ce11" table:formula="of:=[.K56]+[.L56]" office:value-type="float" office:value="34040">
            <text:p>34040</text:p>
          </table:table-cell>
          <table:table-cell table:style-name="ce11" table:formula="of:=[.K$53]+(([.K$58]-[.K$53])/5)*3" office:value-type="float" office:value="20400">
            <text:p>20400</text:p>
          </table:table-cell>
          <table:table-cell table:style-name="ce11" table:formula="of:=[.L$53]+(([.L$58]-[.L$53])/5)*3" office:value-type="float" office:value="13640">
            <text:p>13640</text:p>
          </table:table-cell>
          <table:table-cell table:style-name="ce11" table:formula="of:=[.N56]+[.O56]" office:value-type="float" office:value="5306200">
            <text:p>5306200</text:p>
          </table:table-cell>
          <table:table-cell table:style-name="ce11" table:formula="of:=SUM([.K29:.$K$69])" office:value-type="float" office:value="1949000">
            <text:p>1949000</text:p>
          </table:table-cell>
          <table:table-cell table:style-name="ce21" table:formula="of:=SUM([.$K29:.L$69])" office:value-type="float" office:value="3357200">
            <text:p>3357200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([.C57]/2)+7" office:value-type="float" office:value="41">
            <text:p>41</text:p>
          </table:table-cell>
          <table:table-cell table:formula="of:=([.C57]-7)*2" office:value-type="float" office:value="122">
            <text:p>122</text:p>
          </table:table-cell>
          <table:table-cell table:formula="of:=[.E57]-[.D57]" office:value-type="float" office:value="81">
            <text:p>81</text:p>
          </table:table-cell>
          <table:table-cell table:formula="of:=[.H57]+[.I57]" office:value-type="float" office:value="532600">
            <text:p>532600</text:p>
          </table:table-cell>
          <table:table-cell table:formula="of:=[.H$54]+(([.H$59]-[.H$54])/5)*3" office:value-type="float" office:value="255600">
            <text:p>255600</text:p>
          </table:table-cell>
          <table:table-cell table:formula="of:=[.I$54]+(([.I$59]-[.I$54])/5)*3" office:value-type="float" office:value="277000">
            <text:p>277000</text:p>
          </table:table-cell>
          <table:table-cell table:formula="of:=[.K57]+[.L57]" office:value-type="float" office:value="32420">
            <text:p>32420</text:p>
          </table:table-cell>
          <table:table-cell table:formula="of:=[.K$53]+(([.K$58]-[.K$53])/5)*4" office:value-type="float" office:value="19100">
            <text:p>19100</text:p>
          </table:table-cell>
          <table:table-cell table:formula="of:=[.L$53]+(([.L$58]-[.L$53])/5)*4" office:value-type="float" office:value="13320">
            <text:p>13320</text:p>
          </table:table-cell>
          <table:table-cell table:formula="of:=[.N57]+[.O57]" office:value-type="float" office:value="4888960">
            <text:p>4888960</text:p>
          </table:table-cell>
          <table:table-cell table:formula="of:=SUM([.K30:.$K$69])" office:value-type="float" office:value="1798600">
            <text:p>1798600</text:p>
          </table:table-cell>
          <table:table-cell table:formula="of:=SUM([.$K30:.L$69])" office:value-type="float" office:value="3090360">
            <text:p>3090360</text:p>
          </table:table-cell>
        </table:table-row>
        <table:table-row table:style-name="ro1">
          <table:table-cell table:number-columns-repeated="2"/>
          <table:table-cell table:style-name="ce5" office:value-type="float" office:value="69">
            <text:p>69</text:p>
          </table:table-cell>
          <table:table-cell table:style-name="ce11" table:formula="of:=([.C58]/2)+7" office:value-type="float" office:value="41.5">
            <text:p>41.5</text:p>
          </table:table-cell>
          <table:table-cell table:style-name="ce11" table:formula="of:=([.C58]-7)*2" office:value-type="float" office:value="124">
            <text:p>124</text:p>
          </table:table-cell>
          <table:table-cell table:style-name="ce11" table:formula="of:=[.E58]-[.D58]" office:value-type="float" office:value="82.5">
            <text:p>82.5</text:p>
          </table:table-cell>
          <table:table-cell table:style-name="ce11" table:formula="of:=[.H58]+[.I58]" office:value-type="float" office:value="521800">
            <text:p>521800</text:p>
          </table:table-cell>
          <table:table-cell table:style-name="ce11" table:formula="of:=[.H$54]+(([.H$59]-[.H$54])/5)*4" office:value-type="float" office:value="248800">
            <text:p>248800</text:p>
          </table:table-cell>
          <table:table-cell table:style-name="ce11" table:formula="of:=[.I$54]+(([.I$59]-[.I$54])/5)*4" office:value-type="float" office:value="273000">
            <text:p>273000</text:p>
          </table:table-cell>
          <table:table-cell table:style-name="ce11" table:formula="of:=[.K58]+[.L58]" office:value-type="float" office:value="30800">
            <text:p>30800</text:p>
          </table:table-cell>
          <table:table-cell table:style-name="ce11" office:value-type="float" office:value="17800">
            <text:p>17800</text:p>
          </table:table-cell>
          <table:table-cell table:style-name="ce11" office:value-type="float" office:value="13000">
            <text:p>13000</text:p>
          </table:table-cell>
          <table:table-cell table:style-name="ce11" table:formula="of:=[.N58]+[.O58]" office:value-type="float" office:value="4888960">
            <text:p>4888960</text:p>
          </table:table-cell>
          <table:table-cell table:style-name="ce11" table:formula="of:=SUM([.K30:.$K$69])" office:value-type="float" office:value="1798600">
            <text:p>1798600</text:p>
          </table:table-cell>
          <table:table-cell table:style-name="ce21" table:formula="of:=SUM([.$K30:.L$69])" office:value-type="float" office:value="3090360">
            <text:p>3090360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([.C59]/2)+7" office:value-type="float" office:value="42">
            <text:p>42</text:p>
          </table:table-cell>
          <table:table-cell table:formula="of:=([.C59]-7)*2" office:value-type="float" office:value="126">
            <text:p>126</text:p>
          </table:table-cell>
          <table:table-cell table:formula="of:=[.E59]-[.D59]" office:value-type="float" office:value="84">
            <text:p>84</text:p>
          </table:table-cell>
          <table:table-cell table:formula="of:=[.H59]+[.I59]" office:value-type="float" office:value="511000">
            <text:p>511000</text:p>
          </table:table-cell>
          <table:table-cell office:value-type="float" office:value="242000">
            <text:p>242000</text:p>
          </table:table-cell>
          <table:table-cell office:value-type="float" office:value="269000">
            <text:p>269000</text:p>
          </table:table-cell>
          <table:table-cell table:formula="of:=[.K59]+[.L59]" office:value-type="float" office:value="30120">
            <text:p>30120</text:p>
          </table:table-cell>
          <table:table-cell table:formula="of:=[.K$58]+(([.K$63]-[.K$58])/5)" office:value-type="float" office:value="17180">
            <text:p>17180</text:p>
          </table:table-cell>
          <table:table-cell table:formula="of:=[.L$58]+(([.L$63]-[.L$58])/5)" office:value-type="float" office:value="12940">
            <text:p>12940</text:p>
          </table:table-cell>
          <table:table-cell table:formula="of:=[.N59]+[.O59]" office:value-type="float" office:value="4501480">
            <text:p>4501480</text:p>
          </table:table-cell>
          <table:table-cell table:formula="of:=SUM([.K31:.$K$69])" office:value-type="float" office:value="1658800">
            <text:p>1658800</text:p>
          </table:table-cell>
          <table:table-cell table:formula="of:=SUM([.$K31:.L$69])" office:value-type="float" office:value="2842680">
            <text:p>2842680</text:p>
          </table:table-cell>
        </table:table-row>
        <table:table-row table:style-name="ro1">
          <table:table-cell table:number-columns-repeated="2"/>
          <table:table-cell table:style-name="ce5" office:value-type="float" office:value="71">
            <text:p>71</text:p>
          </table:table-cell>
          <table:table-cell table:style-name="ce11" table:formula="of:=([.C60]/2)+7" office:value-type="float" office:value="42.5">
            <text:p>42.5</text:p>
          </table:table-cell>
          <table:table-cell table:style-name="ce11" table:formula="of:=([.C60]-7)*2" office:value-type="float" office:value="128">
            <text:p>128</text:p>
          </table:table-cell>
          <table:table-cell table:style-name="ce11" table:formula="of:=[.E60]-[.D60]" office:value-type="float" office:value="85.5">
            <text:p>85.5</text:p>
          </table:table-cell>
          <table:table-cell table:style-name="ce11" table:formula="of:=[.H60]+[.I60]" office:value-type="float" office:value="495200">
            <text:p>495200</text:p>
          </table:table-cell>
          <table:table-cell table:style-name="ce11" table:formula="of:=[.H$59]+(([.H$64]-[.H$59])/5)" office:value-type="float" office:value="232800">
            <text:p>232800</text:p>
          </table:table-cell>
          <table:table-cell table:style-name="ce11" table:formula="of:=[.I$59]+(([.I$64]-[.I$59])/5)" office:value-type="float" office:value="262400">
            <text:p>262400</text:p>
          </table:table-cell>
          <table:table-cell table:style-name="ce11" table:formula="of:=[.K60]+[.L60]" office:value-type="float" office:value="29440">
            <text:p>29440</text:p>
          </table:table-cell>
          <table:table-cell table:style-name="ce11" table:formula="of:=[.K$58]+(([.K$63]-[.K$58])/5)*2" office:value-type="float" office:value="16560">
            <text:p>16560</text:p>
          </table:table-cell>
          <table:table-cell table:style-name="ce11" table:formula="of:=[.L$58]+(([.L$63]-[.L$58])/5)*2" office:value-type="float" office:value="12880">
            <text:p>12880</text:p>
          </table:table-cell>
          <table:table-cell table:style-name="ce11" table:formula="of:=[.N60]+[.O60]" office:value-type="float" office:value="4501480">
            <text:p>4501480</text:p>
          </table:table-cell>
          <table:table-cell table:style-name="ce11" table:formula="of:=SUM([.K31:.$K$69])" office:value-type="float" office:value="1658800">
            <text:p>1658800</text:p>
          </table:table-cell>
          <table:table-cell table:style-name="ce21" table:formula="of:=SUM([.$K31:.L$69])" office:value-type="float" office:value="2842680">
            <text:p>2842680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([.C61]/2)+7" office:value-type="float" office:value="43">
            <text:p>43</text:p>
          </table:table-cell>
          <table:table-cell table:formula="of:=([.C61]-7)*2" office:value-type="float" office:value="130">
            <text:p>130</text:p>
          </table:table-cell>
          <table:table-cell table:formula="of:=[.E61]-[.D61]" office:value-type="float" office:value="87">
            <text:p>87</text:p>
          </table:table-cell>
          <table:table-cell table:formula="of:=[.H61]+[.I61]" office:value-type="float" office:value="479400">
            <text:p>479400</text:p>
          </table:table-cell>
          <table:table-cell table:formula="of:=[.H$59]+(([.H$64]-[.H$59])/5)*2" office:value-type="float" office:value="223600">
            <text:p>223600</text:p>
          </table:table-cell>
          <table:table-cell table:formula="of:=[.I$59]+(([.I$64]-[.I$59])/5)*2" office:value-type="float" office:value="255800">
            <text:p>255800</text:p>
          </table:table-cell>
          <table:table-cell table:formula="of:=[.K61]+[.L61]" office:value-type="float" office:value="28760">
            <text:p>28760</text:p>
          </table:table-cell>
          <table:table-cell table:formula="of:=[.K$58]+(([.K$63]-[.K$58])/5)*3" office:value-type="float" office:value="15940">
            <text:p>15940</text:p>
          </table:table-cell>
          <table:table-cell table:formula="of:=[.L$58]+(([.L$63]-[.L$58])/5)*3" office:value-type="float" office:value="12820">
            <text:p>12820</text:p>
          </table:table-cell>
          <table:table-cell table:formula="of:=[.N61]+[.O61]" office:value-type="float" office:value="4143760">
            <text:p>4143760</text:p>
          </table:table-cell>
          <table:table-cell table:formula="of:=SUM([.K32:.$K$69])" office:value-type="float" office:value="1529600">
            <text:p>1529600</text:p>
          </table:table-cell>
          <table:table-cell table:formula="of:=SUM([.$K32:.L$69])" office:value-type="float" office:value="2614160">
            <text:p>2614160</text:p>
          </table:table-cell>
        </table:table-row>
        <table:table-row table:style-name="ro1">
          <table:table-cell table:number-columns-repeated="2"/>
          <table:table-cell table:style-name="ce5" office:value-type="float" office:value="73">
            <text:p>73</text:p>
          </table:table-cell>
          <table:table-cell table:style-name="ce11" table:formula="of:=([.C62]/2)+7" office:value-type="float" office:value="43.5">
            <text:p>43.5</text:p>
          </table:table-cell>
          <table:table-cell table:style-name="ce11" table:formula="of:=([.C62]-7)*2" office:value-type="float" office:value="132">
            <text:p>132</text:p>
          </table:table-cell>
          <table:table-cell table:style-name="ce11" table:formula="of:=[.E62]-[.D62]" office:value-type="float" office:value="88.5">
            <text:p>88.5</text:p>
          </table:table-cell>
          <table:table-cell table:style-name="ce11" table:formula="of:=[.H62]+[.I62]" office:value-type="float" office:value="463600">
            <text:p>463600</text:p>
          </table:table-cell>
          <table:table-cell table:style-name="ce11" table:formula="of:=[.H$59]+(([.H$64]-[.H$59])/5)*3" office:value-type="float" office:value="214400">
            <text:p>214400</text:p>
          </table:table-cell>
          <table:table-cell table:style-name="ce11" table:formula="of:=[.I$59]+(([.I$64]-[.I$59])/5)*3" office:value-type="float" office:value="249200">
            <text:p>249200</text:p>
          </table:table-cell>
          <table:table-cell table:style-name="ce11" table:formula="of:=[.K62]+[.L62]" office:value-type="float" office:value="28080">
            <text:p>28080</text:p>
          </table:table-cell>
          <table:table-cell table:style-name="ce11" table:formula="of:=[.K$58]+(([.K$63]-[.K$58])/5)*4" office:value-type="float" office:value="15320">
            <text:p>15320</text:p>
          </table:table-cell>
          <table:table-cell table:style-name="ce11" table:formula="of:=[.L$58]+(([.L$63]-[.L$58])/5)*4" office:value-type="float" office:value="12760">
            <text:p>12760</text:p>
          </table:table-cell>
          <table:table-cell table:style-name="ce11" table:formula="of:=[.N62]+[.O62]" office:value-type="float" office:value="4143760">
            <text:p>4143760</text:p>
          </table:table-cell>
          <table:table-cell table:style-name="ce11" table:formula="of:=SUM([.K32:.$K$69])" office:value-type="float" office:value="1529600">
            <text:p>1529600</text:p>
          </table:table-cell>
          <table:table-cell table:style-name="ce21" table:formula="of:=SUM([.$K32:.L$69])" office:value-type="float" office:value="2614160">
            <text:p>2614160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([.C63]/2)+7" office:value-type="float" office:value="44">
            <text:p>44</text:p>
          </table:table-cell>
          <table:table-cell table:formula="of:=([.C63]-7)*2" office:value-type="float" office:value="134">
            <text:p>134</text:p>
          </table:table-cell>
          <table:table-cell table:formula="of:=[.E63]-[.D63]" office:value-type="float" office:value="90">
            <text:p>90</text:p>
          </table:table-cell>
          <table:table-cell table:formula="of:=[.H63]+[.I63]" office:value-type="float" office:value="447800">
            <text:p>447800</text:p>
          </table:table-cell>
          <table:table-cell table:formula="of:=[.H$59]+(([.H$64]-[.H$59])/5)*4" office:value-type="float" office:value="205200">
            <text:p>205200</text:p>
          </table:table-cell>
          <table:table-cell table:formula="of:=[.I$59]+(([.I$64]-[.I$59])/5)*4" office:value-type="float" office:value="242600">
            <text:p>242600</text:p>
          </table:table-cell>
          <table:table-cell table:formula="of:=[.K63]+[.L63]" office:value-type="float" office:value="27400">
            <text:p>27400</text:p>
          </table:table-cell>
          <table:table-cell office:value-type="float" office:value="14700">
            <text:p>14700</text:p>
          </table:table-cell>
          <table:table-cell office:value-type="float" office:value="12700">
            <text:p>12700</text:p>
          </table:table-cell>
          <table:table-cell table:formula="of:=[.N63]+[.O63]" office:value-type="float" office:value="3815800">
            <text:p>3815800</text:p>
          </table:table-cell>
          <table:table-cell table:formula="of:=SUM([.K33:.$K$69])" office:value-type="float" office:value="1411000">
            <text:p>1411000</text:p>
          </table:table-cell>
          <table:table-cell table:formula="of:=SUM([.$K33:.L$69])" office:value-type="float" office:value="2404800">
            <text:p>2404800</text:p>
          </table:table-cell>
        </table:table-row>
        <table:table-row table:style-name="ro1">
          <table:table-cell table:number-columns-repeated="2"/>
          <table:table-cell table:style-name="ce5" office:value-type="float" office:value="75">
            <text:p>75</text:p>
          </table:table-cell>
          <table:table-cell table:style-name="ce11" table:formula="of:=([.C64]/2)+7" office:value-type="float" office:value="44.5">
            <text:p>44.5</text:p>
          </table:table-cell>
          <table:table-cell table:style-name="ce11" table:formula="of:=([.C64]-7)*2" office:value-type="float" office:value="136">
            <text:p>136</text:p>
          </table:table-cell>
          <table:table-cell table:style-name="ce11" table:formula="of:=[.E64]-[.D64]" office:value-type="float" office:value="91.5">
            <text:p>91.5</text:p>
          </table:table-cell>
          <table:table-cell table:style-name="ce11" table:formula="of:=[.H64]+[.I64]" office:value-type="float" office:value="432000">
            <text:p>432000</text:p>
          </table:table-cell>
          <table:table-cell table:style-name="ce11" office:value-type="float" office:value="196000">
            <text:p>196000</text:p>
          </table:table-cell>
          <table:table-cell table:style-name="ce11" office:value-type="float" office:value="236000">
            <text:p>236000</text:p>
          </table:table-cell>
          <table:table-cell table:style-name="ce11" table:formula="of:=[.K64]+[.L64]" office:value-type="float" office:value="26520">
            <text:p>26520</text:p>
          </table:table-cell>
          <table:table-cell table:style-name="ce11" table:formula="of:=[.K$63]+(([.K$68]-[.K$63])/5)" office:value-type="float" office:value="13900">
            <text:p>13900</text:p>
          </table:table-cell>
          <table:table-cell table:style-name="ce11" table:formula="of:=[.L$63]+(([.L$68]-[.L$63])/5)" office:value-type="float" office:value="12620">
            <text:p>12620</text:p>
          </table:table-cell>
          <table:table-cell table:style-name="ce11" table:formula="of:=[.N64]+[.O64]" office:value-type="float" office:value="3815800">
            <text:p>3815800</text:p>
          </table:table-cell>
          <table:table-cell table:style-name="ce11" table:formula="of:=SUM([.K33:.$K$69])" office:value-type="float" office:value="1411000">
            <text:p>1411000</text:p>
          </table:table-cell>
          <table:table-cell table:style-name="ce21" table:formula="of:=SUM([.$K33:.L$69])" office:value-type="float" office:value="2404800">
            <text:p>2404800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([.C65]/2)+7" office:value-type="float" office:value="45">
            <text:p>45</text:p>
          </table:table-cell>
          <table:table-cell table:formula="of:=([.C65]-7)*2" office:value-type="float" office:value="138">
            <text:p>138</text:p>
          </table:table-cell>
          <table:table-cell table:formula="of:=[.E65]-[.D65]" office:value-type="float" office:value="93">
            <text:p>93</text:p>
          </table:table-cell>
          <table:table-cell table:formula="of:=[.H65]+[.I65]" office:value-type="float" office:value="412800">
            <text:p>412800</text:p>
          </table:table-cell>
          <table:table-cell table:formula="of:=[.H$64]+(([.H$69]-[.H$64])/5)" office:value-type="float" office:value="184800">
            <text:p>184800</text:p>
          </table:table-cell>
          <table:table-cell table:formula="of:=[.I$64]+(([.I$69]-[.I$64])/5)" office:value-type="float" office:value="228000">
            <text:p>228000</text:p>
          </table:table-cell>
          <table:table-cell table:formula="of:=[.K65]+[.L65]" office:value-type="float" office:value="25640">
            <text:p>25640</text:p>
          </table:table-cell>
          <table:table-cell table:formula="of:=[.K$63]+(([.K$68]-[.K$63])/5)*2" office:value-type="float" office:value="13100">
            <text:p>13100</text:p>
          </table:table-cell>
          <table:table-cell table:formula="of:=[.L$63]+(([.L$68]-[.L$63])/5)*2" office:value-type="float" office:value="12540">
            <text:p>12540</text:p>
          </table:table-cell>
          <table:table-cell table:formula="of:=[.N65]+[.O65]" office:value-type="float" office:value="3517600">
            <text:p>3517600</text:p>
          </table:table-cell>
          <table:table-cell table:formula="of:=SUM([.K34:.$K$69])" office:value-type="float" office:value="1303000">
            <text:p>1303000</text:p>
          </table:table-cell>
          <table:table-cell table:formula="of:=SUM([.$K34:.L$69])" office:value-type="float" office:value="2214600">
            <text:p>2214600</text:p>
          </table:table-cell>
        </table:table-row>
        <table:table-row table:style-name="ro1">
          <table:table-cell table:number-columns-repeated="2"/>
          <table:table-cell table:style-name="ce5" office:value-type="float" office:value="77">
            <text:p>77</text:p>
          </table:table-cell>
          <table:table-cell table:style-name="ce11" table:formula="of:=([.C66]/2)+7" office:value-type="float" office:value="45.5">
            <text:p>45.5</text:p>
          </table:table-cell>
          <table:table-cell table:style-name="ce11" table:formula="of:=([.C66]-7)*2" office:value-type="float" office:value="140">
            <text:p>140</text:p>
          </table:table-cell>
          <table:table-cell table:style-name="ce11" table:formula="of:=[.E66]-[.D66]" office:value-type="float" office:value="94.5">
            <text:p>94.5</text:p>
          </table:table-cell>
          <table:table-cell table:style-name="ce11" table:formula="of:=[.H66]+[.I66]" office:value-type="float" office:value="393600">
            <text:p>393600</text:p>
          </table:table-cell>
          <table:table-cell table:style-name="ce11" table:formula="of:=[.H$64]+(([.H$69]-[.H$64])/5)*2" office:value-type="float" office:value="173600">
            <text:p>173600</text:p>
          </table:table-cell>
          <table:table-cell table:style-name="ce11" table:formula="of:=[.I$64]+(([.I$69]-[.I$64])/5)*2" office:value-type="float" office:value="220000">
            <text:p>220000</text:p>
          </table:table-cell>
          <table:table-cell table:style-name="ce11" table:formula="of:=[.K66]+[.L66]" office:value-type="float" office:value="24760">
            <text:p>24760</text:p>
          </table:table-cell>
          <table:table-cell table:style-name="ce11" table:formula="of:=[.K$63]+(([.K$68]-[.K$63])/5)*3" office:value-type="float" office:value="12300">
            <text:p>12300</text:p>
          </table:table-cell>
          <table:table-cell table:style-name="ce11" table:formula="of:=[.L$63]+(([.L$68]-[.L$63])/5)*3" office:value-type="float" office:value="12460">
            <text:p>12460</text:p>
          </table:table-cell>
          <table:table-cell table:style-name="ce11" table:formula="of:=[.N66]+[.O66]" office:value-type="float" office:value="3517600">
            <text:p>3517600</text:p>
          </table:table-cell>
          <table:table-cell table:style-name="ce11" table:formula="of:=SUM([.K34:.$K$69])" office:value-type="float" office:value="1303000">
            <text:p>1303000</text:p>
          </table:table-cell>
          <table:table-cell table:style-name="ce21" table:formula="of:=SUM([.$K34:.L$69])" office:value-type="float" office:value="2214600">
            <text:p>2214600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([.C67]/2)+7" office:value-type="float" office:value="46">
            <text:p>46</text:p>
          </table:table-cell>
          <table:table-cell table:formula="of:=([.C67]-7)*2" office:value-type="float" office:value="142">
            <text:p>142</text:p>
          </table:table-cell>
          <table:table-cell table:formula="of:=[.E67]-[.D67]" office:value-type="float" office:value="96">
            <text:p>96</text:p>
          </table:table-cell>
          <table:table-cell table:formula="of:=[.H67]+[.I67]" office:value-type="float" office:value="374400">
            <text:p>374400</text:p>
          </table:table-cell>
          <table:table-cell table:formula="of:=[.H$64]+(([.H$69]-[.H$64])/5)*3" office:value-type="float" office:value="162400">
            <text:p>162400</text:p>
          </table:table-cell>
          <table:table-cell table:formula="of:=[.I$64]+(([.I$69]-[.I$64])/5)*3" office:value-type="float" office:value="212000">
            <text:p>212000</text:p>
          </table:table-cell>
          <table:table-cell table:formula="of:=[.K67]+[.L67]" office:value-type="float" office:value="23880">
            <text:p>23880</text:p>
          </table:table-cell>
          <table:table-cell table:formula="of:=[.K$63]+(([.K$68]-[.K$63])/5)*4" office:value-type="float" office:value="11500">
            <text:p>11500</text:p>
          </table:table-cell>
          <table:table-cell table:formula="of:=[.L$63]+(([.L$68]-[.L$63])/5)*4" office:value-type="float" office:value="12380">
            <text:p>12380</text:p>
          </table:table-cell>
          <table:table-cell table:formula="of:=[.N67]+[.O67]" office:value-type="float" office:value="3242420">
            <text:p>3242420</text:p>
          </table:table-cell>
          <table:table-cell table:formula="of:=SUM([.K35:.$K$69])" office:value-type="float" office:value="1203020">
            <text:p>1203020</text:p>
          </table:table-cell>
          <table:table-cell table:formula="of:=SUM([.$K35:.L$69])" office:value-type="float" office:value="2039400">
            <text:p>2039400</text:p>
          </table:table-cell>
        </table:table-row>
        <table:table-row table:style-name="ro1">
          <table:table-cell table:number-columns-repeated="2"/>
          <table:table-cell table:style-name="ce5" office:value-type="float" office:value="79">
            <text:p>79</text:p>
          </table:table-cell>
          <table:table-cell table:style-name="ce11" table:formula="of:=([.C68]/2)+7" office:value-type="float" office:value="46.5">
            <text:p>46.5</text:p>
          </table:table-cell>
          <table:table-cell table:style-name="ce11" table:formula="of:=([.C68]-7)*2" office:value-type="float" office:value="144">
            <text:p>144</text:p>
          </table:table-cell>
          <table:table-cell table:style-name="ce11" table:formula="of:=[.E68]-[.D68]" office:value-type="float" office:value="97.5">
            <text:p>97.5</text:p>
          </table:table-cell>
          <table:table-cell table:style-name="ce11" table:formula="of:=[.H68]+[.I68]" office:value-type="float" office:value="355200">
            <text:p>355200</text:p>
          </table:table-cell>
          <table:table-cell table:style-name="ce11" table:formula="of:=[.H$64]+(([.H$69]-[.H$64])/5)*4" office:value-type="float" office:value="151200">
            <text:p>151200</text:p>
          </table:table-cell>
          <table:table-cell table:style-name="ce11" table:formula="of:=[.I$64]+(([.I$69]-[.I$64])/5)*4" office:value-type="float" office:value="204000">
            <text:p>204000</text:p>
          </table:table-cell>
          <table:table-cell table:style-name="ce11" table:formula="of:=[.K68]+[.L68]" office:value-type="float" office:value="23000">
            <text:p>23000</text:p>
          </table:table-cell>
          <table:table-cell table:style-name="ce11" office:value-type="float" office:value="10700">
            <text:p>10700</text:p>
          </table:table-cell>
          <table:table-cell table:style-name="ce11" office:value-type="float" office:value="12300">
            <text:p>12300</text:p>
          </table:table-cell>
          <table:table-cell table:style-name="ce11" table:formula="of:=[.N68]+[.O68]" office:value-type="float" office:value="3242420">
            <text:p>3242420</text:p>
          </table:table-cell>
          <table:table-cell table:style-name="ce11" table:formula="of:=SUM([.K35:.$K$69])" office:value-type="float" office:value="1203020">
            <text:p>1203020</text:p>
          </table:table-cell>
          <table:table-cell table:style-name="ce21" table:formula="of:=SUM([.$K35:.L$69])" office:value-type="float" office:value="2039400">
            <text:p>2039400</text:p>
          </table:table-cell>
        </table:table-row>
        <table:table-row table:style-name="ro1">
          <table:table-cell table:number-columns-repeated="2"/>
          <table:table-cell table:style-name="ce6" office:value-type="float" office:value="80">
            <text:p>80</text:p>
          </table:table-cell>
          <table:table-cell table:style-name="ce12" table:formula="of:=([.C69]/2)+7" office:value-type="float" office:value="47">
            <text:p>47</text:p>
          </table:table-cell>
          <table:table-cell table:style-name="ce12" table:formula="of:=([.C69]-7)*2" office:value-type="float" office:value="146">
            <text:p>146</text:p>
          </table:table-cell>
          <table:table-cell table:style-name="ce12" table:formula="of:=[.E69]-[.D69]" office:value-type="float" office:value="99">
            <text:p>99</text:p>
          </table:table-cell>
          <table:table-cell table:style-name="ce12" table:formula="of:=[.H69]+[.I69]" office:value-type="float" office:value="336000">
            <text:p>336000</text:p>
          </table:table-cell>
          <table:table-cell table:style-name="ce12" office:value-type="float" office:value="140000">
            <text:p>140000</text:p>
          </table:table-cell>
          <table:table-cell table:style-name="ce12" office:value-type="float" office:value="196000">
            <text:p>196000</text:p>
          </table:table-cell>
          <table:table-cell table:style-name="ce12" table:formula="of:=[.K69]+[.L69]" office:value-type="float" office:value="22700">
            <text:p>22700</text:p>
          </table:table-cell>
          <table:table-cell table:style-name="ce12" office:value-type="float" office:value="10400">
            <text:p>10400</text:p>
          </table:table-cell>
          <table:table-cell table:style-name="ce12" office:value-type="float" office:value="12300">
            <text:p>12300</text:p>
          </table:table-cell>
          <table:table-cell table:style-name="ce12" table:formula="of:=[.N69]+[.O69]" office:value-type="float" office:value="2990260">
            <text:p>2990260</text:p>
          </table:table-cell>
          <table:table-cell table:style-name="ce12" table:formula="of:=SUM([.K36:.$K$69])" office:value-type="float" office:value="1111060">
            <text:p>1111060</text:p>
          </table:table-cell>
          <table:table-cell table:style-name="ce22" table:formula="of:=SUM([.$K36:.L$69])" office:value-type="float" office:value="1879200">
            <text:p>1879200</text:p>
          </table:table-cell>
        </table:table-row>
      </table:table>
      <table:table table:name="Graphs" table:style-name="ta1" table:print="false">
        <table:table-column table:style-name="co1" table:default-cell-style-name="Default"/>
        <table:table-row table:style-name="ro1">
          <table:table-cell>
            <draw:frame table:end-cell-address="Graphs.P44" table:end-x="2.259cm" table:end-y="0.361cm" draw:z-index="0" draw:style-name="gr1" svg:width="36.129cm" svg:height="18.496cm" svg:x="0.001cm" svg:y="0cm">
              <draw:object draw:notify-on-update-of-ranges="Data.D3:Data.D3 Data.D4:Data.D69 Data.C4:Data.C69 Data.E3:Data.E3 Data.E4:Data.E69 Data.C4:Data.C69 Data.F3:Data.F3 Data.F4:Data.F69 Data.C4:Data.C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2">
          <table:table-cell/>
        </table:table-row>
        <table:table-row table:style-name="ro1">
          <table:table-cell>
            <draw:frame table:end-cell-address="Graphs.Q79" table:end-x="0.152cm" table:end-y="0.21cm" draw:z-index="2" draw:style-name="gr1" svg:width="36.237cm" svg:height="14.908cm" svg:x="0.045cm" svg:y="0.063cm">
              <draw:object draw:notify-on-update-of-ranges="Data.G3:Data.G3 Data.G4:Data.G69 Data.C4:Data.C69 Data.H3:Data.H3 Data.H4:Data.H69 Data.C4:Data.C69 Data.I3:Data.I3 Data.I4:Data.I69 Data.C4:Data.C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33">
          <table:table-cell/>
        </table:table-row>
        <table:table-row table:style-name="ro1">
          <table:table-cell>
            <draw:frame table:end-cell-address="Graphs.P117" table:end-x="2.259cm" table:end-y="0.148cm" draw:z-index="1" draw:style-name="gr1" svg:width="36.13cm" svg:height="16.204cm" svg:x="0cm" svg:y="0.393cm">
              <draw:object draw:notify-on-update-of-ranges="Data.J3:Data.J3 Data.J4:Data.J69 Data.C4:Data.C69 Data.K3:Data.K3 Data.K4:Data.K69 Data.C4:Data.C69 Data.L3:Data.L3 Data.L4:Data.L69 Data.C4:Data.C6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7">
          <table:table-cell/>
        </table:table-row>
        <table:table-row table:style-name="ro1">
          <table:table-cell>
            <draw:frame table:end-cell-address="Graphs.P157" table:end-x="2.259cm" table:end-y="0.42cm" draw:z-index="3" draw:style-name="gr1" svg:width="36.13cm" svg:height="17.292cm" svg:x="0cm" svg:y="0.42cm">
              <draw:object draw:notify-on-update-of-ranges="Data.M3:Data.M3 Data.M4:Data.M69 Data.C4:Data.C69 Data.N3:Data.N3 Data.N4:Data.N69 Data.C4:Data.C69 Data.O3:Data.O3 Data.O4:Data.O69 Data.C4:Data.C6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7">07/02/2009</text:date>, <text:time>16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5T16:36:34</meta:creation-date>
    <dc:date>2009-02-07T16:40:42</dc:date>
    <meta:editing-duration>PT00H55M47S</meta:editing-duration>
    <meta:editing-cycles>5</meta:editing-cycles>
    <meta:generator>OpenOffice.org/3.0$Unix OpenOffice.org_project/300m15$Build-9379</meta:generator>
    <meta:document-statistic meta:table-count="2" meta:cell-count="875" meta:object-count="4"/>
    <meta:user-defined meta:name="Info 1"/>
    <meta:user-defined meta:name="Info 2"/>
    <meta:user-defined meta:name="Info 3"/>
    <meta:user-defined meta:name="Info 4"/>
  </office:meta>
</office:document-meta>
</file>

<file path=Basic/Standard/Singles.xml><?xml version="1.0" encoding="utf-8"?>
<!DOCTYPE module  PUBLIC '-//OpenOffice.org//DTD OfficeDocument 1.0//EN'  'module.dtd'>
<script:module xmlns:script="http://openoffice.org/2000/script" script:name="Singles" script:language="StarBasic">REM  *****  BASIC  *****

Private Sub CalculateDates(Age as Long, Column as String, StartRow as Long, EndRow as Long)
	Sheet1.Cells(Ag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ing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0715103149414pt" style:font-size-asian="14.0715103149414pt" style:font-size-complex="14.0715103149414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6.13cm" svg:height="18.497cm" chart:class="chart:scatter" chart:style-name="ch1">
        <chart:legend chart:legend-position="end" svg:x="30.787cm" svg:y="8.103cm" chart:style-name="ch2"/>
        <chart:plot-area chart:style-name="ch3" table:cell-range-address="Data.C3:Data.F69" chart:data-source-has-labels="row" svg:x="0.72cm" svg:y="0.369cm" svg:width="29.348cm" svg:height="17.38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4:Data.D69" chart:label-cell-address="Data.D3:Data.D3" chart:class="chart:scatter">
            <chart:domain table:cell-range-address="Data.C4:Data.C69"/>
            <chart:data-point chart:repeated="66"/>
          </chart:series>
          <chart:series chart:style-name="ch7" chart:values-cell-range-address="Data.E4:Data.E69" chart:label-cell-address="Data.E3:Data.E3" chart:class="chart:scatter">
            <chart:data-point chart:repeated="66"/>
          </chart:series>
          <chart:series chart:style-name="ch8" chart:values-cell-range-address="Data.F4:Data.F69" chart:label-cell-address="Data.F3:Data.F3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Data.D3:Data.D3">Min</text:p>
              </table:table-cell>
              <table:table-cell office:value-type="string">
                <text:p text:id="Data.E3:Data.E3">Max</text:p>
              </table:table-cell>
              <table:table-cell office:value-type="string">
                <text:p text:id="Data.F3:Data.F3">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Data.C4:Data.C69">15</text:p>
              </table:table-cell>
              <table:table-cell office:value-type="float" office:value="14.5">
                <text:p text:id="Data.D4:Data.D69">14.5</text:p>
              </table:table-cell>
              <table:table-cell office:value-type="float" office:value="16">
                <text:p text:id="Data.E4:Data.E69">16</text:p>
              </table:table-cell>
              <table:table-cell office:value-type="float" office:value="1.5">
                <text:p text:id="Data.F4:Data.F69"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20">
                <text:p>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7.5">
                <text:p>17.5</text:p>
              </table:table-cell>
              <table:table-cell office:value-type="float" office:value="28">
                <text:p>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8.5">
                <text:p>18.5</text:p>
              </table:table-cell>
              <table:table-cell office:value-type="float" office:value="32">
                <text:p>3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9.5">
                <text:p>19.5</text:p>
              </table:table-cell>
              <table:table-cell office:value-type="float" office:value="36">
                <text:p>3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40">
                <text:p>4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1.5">
                <text:p>21.5</text:p>
              </table:table-cell>
              <table:table-cell office:value-type="float" office:value="44">
                <text:p>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2.5">
                <text:p>22.5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3.5">
                <text:p>23.5</text:p>
              </table:table-cell>
              <table:table-cell office:value-type="float" office:value="52">
                <text:p>5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24.5">
                <text:p>24.5</text:p>
              </table:table-cell>
              <table:table-cell office:value-type="float" office:value="56">
                <text:p>5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60">
                <text:p>60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6.5">
                <text:p>26.5</text:p>
              </table:table-cell>
              <table:table-cell office:value-type="float" office:value="64">
                <text:p>6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27.5">
                <text:p>27.5</text:p>
              </table:table-cell>
              <table:table-cell office:value-type="float" office:value="68">
                <text:p>6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8.5">
                <text:p>28.5</text:p>
              </table:table-cell>
              <table:table-cell office:value-type="float" office:value="72">
                <text:p>72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29.5">
                <text:p>29.5</text:p>
              </table:table-cell>
              <table:table-cell office:value-type="float" office:value="76">
                <text:p>7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31.5">
                <text:p>31.5</text:p>
              </table:table-cell>
              <table:table-cell office:value-type="float" office:value="84">
                <text:p>8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32.5">
                <text:p>32.5</text:p>
              </table:table-cell>
              <table:table-cell office:value-type="float" office:value="88">
                <text:p>8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3.5">
                <text:p>33.5</text:p>
              </table:table-cell>
              <table:table-cell office:value-type="float" office:value="92">
                <text:p>9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34.5">
                <text:p>34.5</text:p>
              </table:table-cell>
              <table:table-cell office:value-type="float" office:value="96">
                <text:p>9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35.5">
                <text:p>35.5</text:p>
              </table:table-cell>
              <table:table-cell office:value-type="float" office:value="100">
                <text:p>10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36.5">
                <text:p>36.5</text:p>
              </table:table-cell>
              <table:table-cell office:value-type="float" office:value="104">
                <text:p>10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37.5">
                <text:p>37.5</text:p>
              </table:table-cell>
              <table:table-cell office:value-type="float" office:value="108">
                <text:p>108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38.5">
                <text:p>38.5</text:p>
              </table:table-cell>
              <table:table-cell office:value-type="float" office:value="112">
                <text:p>1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39.5">
                <text:p>39.5</text:p>
              </table:table-cell>
              <table:table-cell office:value-type="float" office:value="116">
                <text:p>116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0.5">
                <text:p>40.5</text:p>
              </table:table-cell>
              <table:table-cell office:value-type="float" office:value="120">
                <text:p>12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41.5">
                <text:p>41.5</text:p>
              </table:table-cell>
              <table:table-cell office:value-type="float" office:value="124">
                <text:p>12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42.5">
                <text:p>42.5</text:p>
              </table:table-cell>
              <table:table-cell office:value-type="float" office:value="128">
                <text:p>12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43.5">
                <text:p>43.5</text:p>
              </table:table-cell>
              <table:table-cell office:value-type="float" office:value="132">
                <text:p>13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44.5">
                <text:p>44.5</text:p>
              </table:table-cell>
              <table:table-cell office:value-type="float" office:value="136">
                <text:p>13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45.5">
                <text:p>45.5</text:p>
              </table:table-cell>
              <table:table-cell office:value-type="float" office:value="140">
                <text:p>14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46.5">
                <text:p>46.5</text:p>
              </table:table-cell>
              <table:table-cell office:value-type="float" office:value="144">
                <text:p>144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146">
                <text:p>14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.8815584182739pt" style:font-size-asian="12.8815584182739pt" style:font-size-complex="12.8815584182739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6.131cm" svg:height="16.205cm" chart:class="chart:scatter" chart:style-name="ch1">
        <chart:legend chart:legend-position="end" svg:x="30.772cm" svg:y="7.054cm" chart:style-name="ch2"/>
        <chart:plot-area chart:style-name="ch3" table:cell-range-address="Data.C4:Data.C69 Data.J3:Data.L69" chart:data-source-has-labels="row" svg:x="0.718cm" svg:y="0.323cm" svg:width="29.332cm" svg:height="15.23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4:Data.J69" chart:label-cell-address="Data.J3:Data.J3" chart:class="chart:scatter">
            <chart:domain table:cell-range-address="Data.C4:Data.C69"/>
            <chart:data-point chart:repeated="66"/>
          </chart:series>
          <chart:series chart:style-name="ch7" chart:values-cell-range-address="Data.K4:Data.K69" chart:label-cell-address="Data.K3:Data.K3" chart:class="chart:scatter">
            <chart:data-point chart:repeated="66"/>
          </chart:series>
          <chart:series chart:style-name="ch8" chart:values-cell-range-address="Data.L4:Data.L69" chart:label-cell-address="Data.L3:Data.L3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Data.J3:Data.J3">Total</text:p>
              </table:table-cell>
              <table:table-cell office:value-type="string">
                <text:p text:id="Data.K3:Data.K3">Male</text:p>
              </table:table-cell>
              <table:table-cell office:value-type="string">
                <text:p text:id="Data.L3:Data.L3">Fem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Data.C4:Data.C69">15</text:p>
              </table:table-cell>
              <table:table-cell office:value-type="float" office:value="784000">
                <text:p text:id="Data.J4:Data.J69">784000</text:p>
              </table:table-cell>
              <table:table-cell office:value-type="float" office:value="402000">
                <text:p text:id="Data.K4:Data.K69">402000</text:p>
              </table:table-cell>
              <table:table-cell office:value-type="float" office:value="382000">
                <text:p text:id="Data.L4:Data.L69">38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91000">
                <text:p>791000</text:p>
              </table:table-cell>
              <table:table-cell office:value-type="float" office:value="406000">
                <text:p>406000</text:p>
              </table:table-cell>
              <table:table-cell office:value-type="float" office:value="385000">
                <text:p>38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95000">
                <text:p>795000</text:p>
              </table:table-cell>
              <table:table-cell office:value-type="float" office:value="410000">
                <text:p>410000</text:p>
              </table:table-cell>
              <table:table-cell office:value-type="float" office:value="385000">
                <text:p>38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99000">
                <text:p>799000</text:p>
              </table:table-cell>
              <table:table-cell office:value-type="float" office:value="414000">
                <text:p>414000</text:p>
              </table:table-cell>
              <table:table-cell office:value-type="float" office:value="385000">
                <text:p>38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812000">
                <text:p>812000</text:p>
              </table:table-cell>
              <table:table-cell office:value-type="float" office:value="418000">
                <text:p>418000</text:p>
              </table:table-cell>
              <table:table-cell office:value-type="float" office:value="394000">
                <text:p>39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800200">
                <text:p>800200</text:p>
              </table:table-cell>
              <table:table-cell office:value-type="float" office:value="412800">
                <text:p>412800</text:p>
              </table:table-cell>
              <table:table-cell office:value-type="float" office:value="387400">
                <text:p>387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88400">
                <text:p>788400</text:p>
              </table:table-cell>
              <table:table-cell office:value-type="float" office:value="407600">
                <text:p>407600</text:p>
              </table:table-cell>
              <table:table-cell office:value-type="float" office:value="380800">
                <text:p>380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776600">
                <text:p>776600</text:p>
              </table:table-cell>
              <table:table-cell office:value-type="float" office:value="402400">
                <text:p>402400</text:p>
              </table:table-cell>
              <table:table-cell office:value-type="float" office:value="374200">
                <text:p>374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64800">
                <text:p>764800</text:p>
              </table:table-cell>
              <table:table-cell office:value-type="float" office:value="397200">
                <text:p>397200</text:p>
              </table:table-cell>
              <table:table-cell office:value-type="float" office:value="367600">
                <text:p>367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753000">
                <text:p>753000</text:p>
              </table:table-cell>
              <table:table-cell office:value-type="float" office:value="392000">
                <text:p>392000</text:p>
              </table:table-cell>
              <table:table-cell office:value-type="float" office:value="361000">
                <text:p>36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714000">
                <text:p>714000</text:p>
              </table:table-cell>
              <table:table-cell office:value-type="float" office:value="374200">
                <text:p>374200</text:p>
              </table:table-cell>
              <table:table-cell office:value-type="float" office:value="339800">
                <text:p>339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675000">
                <text:p>675000</text:p>
              </table:table-cell>
              <table:table-cell office:value-type="float" office:value="356400">
                <text:p>356400</text:p>
              </table:table-cell>
              <table:table-cell office:value-type="float" office:value="318600">
                <text:p>318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636000">
                <text:p>636000</text:p>
              </table:table-cell>
              <table:table-cell office:value-type="float" office:value="338600">
                <text:p>338600</text:p>
              </table:table-cell>
              <table:table-cell office:value-type="float" office:value="297400">
                <text:p>297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97000">
                <text:p>597000</text:p>
              </table:table-cell>
              <table:table-cell office:value-type="float" office:value="320800">
                <text:p>320800</text:p>
              </table:table-cell>
              <table:table-cell office:value-type="float" office:value="276200">
                <text:p>276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58000">
                <text:p>558000</text:p>
              </table:table-cell>
              <table:table-cell office:value-type="float" office:value="303000">
                <text:p>30300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27800">
                <text:p>527800</text:p>
              </table:table-cell>
              <table:table-cell office:value-type="float" office:value="287600">
                <text:p>287600</text:p>
              </table:table-cell>
              <table:table-cell office:value-type="float" office:value="240200">
                <text:p>240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497600">
                <text:p>497600</text:p>
              </table:table-cell>
              <table:table-cell office:value-type="float" office:value="272200">
                <text:p>272200</text:p>
              </table:table-cell>
              <table:table-cell office:value-type="float" office:value="225400">
                <text:p>225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467400">
                <text:p>467400</text:p>
              </table:table-cell>
              <table:table-cell office:value-type="float" office:value="256800">
                <text:p>256800</text:p>
              </table:table-cell>
              <table:table-cell office:value-type="float" office:value="210600">
                <text:p>210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437200">
                <text:p>437200</text:p>
              </table:table-cell>
              <table:table-cell office:value-type="float" office:value="241400">
                <text:p>241400</text:p>
              </table:table-cell>
              <table:table-cell office:value-type="float" office:value="195800">
                <text:p>195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407000">
                <text:p>407000</text:p>
              </table:table-cell>
              <table:table-cell office:value-type="float" office:value="226000">
                <text:p>226000</text:p>
              </table:table-cell>
              <table:table-cell office:value-type="float" office:value="181000">
                <text:p>18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82800">
                <text:p>382800</text:p>
              </table:table-cell>
              <table:table-cell office:value-type="float" office:value="213000">
                <text:p>213000</text:p>
              </table:table-cell>
              <table:table-cell office:value-type="float" office:value="169800">
                <text:p>169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358600">
                <text:p>358600</text:p>
              </table:table-cell>
              <table:table-cell office:value-type="float" office:value="200000">
                <text:p>200000</text:p>
              </table:table-cell>
              <table:table-cell office:value-type="float" office:value="158600">
                <text:p>158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34400">
                <text:p>334400</text:p>
              </table:table-cell>
              <table:table-cell office:value-type="float" office:value="187000">
                <text:p>187000</text:p>
              </table:table-cell>
              <table:table-cell office:value-type="float" office:value="147400">
                <text:p>147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310200">
                <text:p>310200</text:p>
              </table:table-cell>
              <table:table-cell office:value-type="float" office:value="174000">
                <text:p>174000</text:p>
              </table:table-cell>
              <table:table-cell office:value-type="float" office:value="136200">
                <text:p>136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86000">
                <text:p>286000</text:p>
              </table:table-cell>
              <table:table-cell office:value-type="float" office:value="161000">
                <text:p>16100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266840">
                <text:p>266840</text:p>
              </table:table-cell>
              <table:table-cell office:value-type="float" office:value="150400">
                <text:p>150400</text:p>
              </table:table-cell>
              <table:table-cell office:value-type="float" office:value="116440">
                <text:p>116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247680">
                <text:p>247680</text:p>
              </table:table-cell>
              <table:table-cell office:value-type="float" office:value="139800">
                <text:p>139800</text:p>
              </table:table-cell>
              <table:table-cell office:value-type="float" office:value="107880">
                <text:p>107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28520">
                <text:p>228520</text:p>
              </table:table-cell>
              <table:table-cell office:value-type="float" office:value="129200">
                <text:p>12920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09360">
                <text:p>209360</text:p>
              </table:table-cell>
              <table:table-cell office:value-type="float" office:value="118600">
                <text:p>118600</text:p>
              </table:table-cell>
              <table:table-cell office:value-type="float" office:value="90760">
                <text:p>90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190200">
                <text:p>190200</text:p>
              </table:table-cell>
              <table:table-cell office:value-type="float" office:value="108000">
                <text:p>108000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175200">
                <text:p>175200</text:p>
              </table:table-cell>
              <table:table-cell office:value-type="float" office:value="99980">
                <text:p>99980</text:p>
              </table:table-cell>
              <table:table-cell office:value-type="float" office:value="75220">
                <text:p>752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60200">
                <text:p>160200</text:p>
              </table:table-cell>
              <table:table-cell office:value-type="float" office:value="91960">
                <text:p>91960</text:p>
              </table:table-cell>
              <table:table-cell office:value-type="float" office:value="68240">
                <text:p>682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145200">
                <text:p>145200</text:p>
              </table:table-cell>
              <table:table-cell office:value-type="float" office:value="83940">
                <text:p>83940</text:p>
              </table:table-cell>
              <table:table-cell office:value-type="float" office:value="61260">
                <text:p>612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130200">
                <text:p>130200</text:p>
              </table:table-cell>
              <table:table-cell office:value-type="float" office:value="75920">
                <text:p>75920</text:p>
              </table:table-cell>
              <table:table-cell office:value-type="float" office:value="54280">
                <text:p>542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115200">
                <text:p>115200</text:p>
              </table:table-cell>
              <table:table-cell office:value-type="float" office:value="67900">
                <text:p>67900</text:p>
              </table:table-cell>
              <table:table-cell office:value-type="float" office:value="47300">
                <text:p>47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107160">
                <text:p>107160</text:p>
              </table:table-cell>
              <table:table-cell office:value-type="float" office:value="63460">
                <text:p>63460</text:p>
              </table:table-cell>
              <table:table-cell office:value-type="float" office:value="43700">
                <text:p>437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99120">
                <text:p>99120</text:p>
              </table:table-cell>
              <table:table-cell office:value-type="float" office:value="59020">
                <text:p>59020</text:p>
              </table:table-cell>
              <table:table-cell office:value-type="float" office:value="40100">
                <text:p>40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91080">
                <text:p>91080</text:p>
              </table:table-cell>
              <table:table-cell office:value-type="float" office:value="54580">
                <text:p>54580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83040">
                <text:p>83040</text:p>
              </table:table-cell>
              <table:table-cell office:value-type="float" office:value="50140">
                <text:p>50140</text:p>
              </table:table-cell>
              <table:table-cell office:value-type="float" office:value="32900">
                <text:p>329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75000">
                <text:p>75000</text:p>
              </table:table-cell>
              <table:table-cell office:value-type="float" office:value="45700">
                <text:p>4570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72240">
                <text:p>72240</text:p>
              </table:table-cell>
              <table:table-cell office:value-type="float" office:value="44260">
                <text:p>44260</text:p>
              </table:table-cell>
              <table:table-cell office:value-type="float" office:value="27980">
                <text:p>279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69480">
                <text:p>69480</text:p>
              </table:table-cell>
              <table:table-cell office:value-type="float" office:value="42820">
                <text:p>42820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66720">
                <text:p>66720</text:p>
              </table:table-cell>
              <table:table-cell office:value-type="float" office:value="41380">
                <text:p>41380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63960">
                <text:p>63960</text:p>
              </table:table-cell>
              <table:table-cell office:value-type="float" office:value="39940">
                <text:p>39940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61200">
                <text:p>61200</text:p>
              </table:table-cell>
              <table:table-cell office:value-type="float" office:value="38500">
                <text:p>38500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56740">
                <text:p>56740</text:p>
              </table:table-cell>
              <table:table-cell office:value-type="float" office:value="35660">
                <text:p>35660</text:p>
              </table:table-cell>
              <table:table-cell office:value-type="float" office:value="21080">
                <text:p>21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52280">
                <text:p>52280</text:p>
              </table:table-cell>
              <table:table-cell office:value-type="float" office:value="32820">
                <text:p>32820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47820">
                <text:p>47820</text:p>
              </table:table-cell>
              <table:table-cell office:value-type="float" office:value="29980">
                <text:p>29980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43360">
                <text:p>43360</text:p>
              </table:table-cell>
              <table:table-cell office:value-type="float" office:value="27140">
                <text:p>27140</text:p>
              </table:table-cell>
              <table:table-cell office:value-type="float" office:value="16220">
                <text:p>16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38900">
                <text:p>38900</text:p>
              </table:table-cell>
              <table:table-cell office:value-type="float" office:value="24300">
                <text:p>24300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37280">
                <text:p>37280</text:p>
              </table:table-cell>
              <table:table-cell office:value-type="float" office:value="23000">
                <text:p>23000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35660">
                <text:p>35660</text:p>
              </table:table-cell>
              <table:table-cell office:value-type="float" office:value="21700">
                <text:p>21700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34040">
                <text:p>34040</text:p>
              </table:table-cell>
              <table:table-cell office:value-type="float" office:value="20400">
                <text:p>20400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32420">
                <text:p>32420</text:p>
              </table:table-cell>
              <table:table-cell office:value-type="float" office:value="19100">
                <text:p>19100</text:p>
              </table:table-cell>
              <table:table-cell office:value-type="float" office:value="13320">
                <text:p>133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30800">
                <text:p>30800</text:p>
              </table:table-cell>
              <table:table-cell office:value-type="float" office:value="17800">
                <text:p>178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30120">
                <text:p>30120</text:p>
              </table:table-cell>
              <table:table-cell office:value-type="float" office:value="17180">
                <text:p>17180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29440">
                <text:p>29440</text:p>
              </table:table-cell>
              <table:table-cell office:value-type="float" office:value="16560">
                <text:p>16560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28760">
                <text:p>28760</text:p>
              </table:table-cell>
              <table:table-cell office:value-type="float" office:value="15940">
                <text:p>15940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28080">
                <text:p>28080</text:p>
              </table:table-cell>
              <table:table-cell office:value-type="float" office:value="15320">
                <text:p>15320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27400">
                <text:p>27400</text:p>
              </table:table-cell>
              <table:table-cell office:value-type="float" office:value="14700">
                <text:p>1470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26520">
                <text:p>26520</text:p>
              </table:table-cell>
              <table:table-cell office:value-type="float" office:value="13900">
                <text:p>13900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25640">
                <text:p>25640</text:p>
              </table:table-cell>
              <table:table-cell office:value-type="float" office:value="13100">
                <text:p>13100</text:p>
              </table:table-cell>
              <table:table-cell office:value-type="float" office:value="12540">
                <text:p>125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24760">
                <text:p>24760</text:p>
              </table:table-cell>
              <table:table-cell office:value-type="float" office:value="12300">
                <text:p>12300</text:p>
              </table:table-cell>
              <table:table-cell office:value-type="float" office:value="12460">
                <text:p>124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23880">
                <text:p>23880</text:p>
              </table:table-cell>
              <table:table-cell office:value-type="float" office:value="11500">
                <text:p>11500</text:p>
              </table:table-cell>
              <table:table-cell office:value-type="float" office:value="12380">
                <text:p>123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23000">
                <text:p>23000</text:p>
              </table:table-cell>
              <table:table-cell office:value-type="float" office:value="10700">
                <text:p>10700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22700">
                <text:p>22700</text:p>
              </table:table-cell>
              <table:table-cell office:value-type="float" office:value="10400">
                <text:p>10400</text:p>
              </table:table-cell>
              <table:table-cell office:value-type="float" office:value="12300">
                <text:p>1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.2192401885986pt" style:font-size-asian="12.2192401885986pt" style:font-size-complex="12.2192401885986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6.238cm" svg:height="14.909cm" chart:class="chart:scatter" chart:style-name="ch1">
        <chart:legend chart:legend-position="end" svg:x="30.367cm" svg:y="6.459cm" chart:style-name="ch2"/>
        <chart:plot-area chart:style-name="ch3" table:cell-range-address="Data.C4:Data.C69 Data.G3:Data.I69" chart:data-source-has-labels="row" svg:x="0.723cm" svg:y="0.297cm" svg:width="28.923cm" svg:height="14.0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G4:Data.G69" chart:label-cell-address="Data.G3:Data.G3" chart:class="chart:scatter">
            <chart:domain table:cell-range-address="Data.C4:Data.C69"/>
            <chart:data-point chart:repeated="66"/>
          </chart:series>
          <chart:series chart:style-name="ch7" chart:values-cell-range-address="Data.H4:Data.H69" chart:label-cell-address="Data.H3:Data.H3" chart:class="chart:scatter">
            <chart:data-point chart:repeated="66"/>
          </chart:series>
          <chart:series chart:style-name="ch8" chart:values-cell-range-address="Data.I4:Data.I69" chart:label-cell-address="Data.I3:Data.I3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Data.G3:Data.G3">Total</text:p>
              </table:table-cell>
              <table:table-cell office:value-type="string">
                <text:p text:id="Data.H3:Data.H3">Male</text:p>
              </table:table-cell>
              <table:table-cell office:value-type="string">
                <text:p text:id="Data.I3:Data.I3">Fem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Data.C4:Data.C69">15</text:p>
              </table:table-cell>
              <table:table-cell office:value-type="float" office:value="784000">
                <text:p text:id="Data.G4:Data.G69">784000</text:p>
              </table:table-cell>
              <table:table-cell office:value-type="float" office:value="402000">
                <text:p text:id="Data.H4:Data.H69">402000</text:p>
              </table:table-cell>
              <table:table-cell office:value-type="float" office:value="382000">
                <text:p text:id="Data.I4:Data.I69">38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91600">
                <text:p>791600</text:p>
              </table:table-cell>
              <table:table-cell office:value-type="float" office:value="406000">
                <text:p>406000</text:p>
              </table:table-cell>
              <table:table-cell office:value-type="float" office:value="385600">
                <text:p>38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99200">
                <text:p>799200</text:p>
              </table:table-cell>
              <table:table-cell office:value-type="float" office:value="410000">
                <text:p>410000</text:p>
              </table:table-cell>
              <table:table-cell office:value-type="float" office:value="389200">
                <text:p>38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06800">
                <text:p>806800</text:p>
              </table:table-cell>
              <table:table-cell office:value-type="float" office:value="414000">
                <text:p>414000</text:p>
              </table:table-cell>
              <table:table-cell office:value-type="float" office:value="392800">
                <text:p>392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814400">
                <text:p>814400</text:p>
              </table:table-cell>
              <table:table-cell office:value-type="float" office:value="418000">
                <text:p>418000</text:p>
              </table:table-cell>
              <table:table-cell office:value-type="float" office:value="396400">
                <text:p>396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822000">
                <text:p>822000</text:p>
              </table:table-cell>
              <table:table-cell office:value-type="float" office:value="422000">
                <text:p>422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818000">
                <text:p>818000</text:p>
              </table:table-cell>
              <table:table-cell office:value-type="float" office:value="418400">
                <text:p>418400</text:p>
              </table:table-cell>
              <table:table-cell office:value-type="float" office:value="399600">
                <text:p>399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814000">
                <text:p>814000</text:p>
              </table:table-cell>
              <table:table-cell office:value-type="float" office:value="414800">
                <text:p>414800</text:p>
              </table:table-cell>
              <table:table-cell office:value-type="float" office:value="399200">
                <text:p>399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810000">
                <text:p>810000</text:p>
              </table:table-cell>
              <table:table-cell office:value-type="float" office:value="411200">
                <text:p>411200</text:p>
              </table:table-cell>
              <table:table-cell office:value-type="float" office:value="398800">
                <text:p>398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06000">
                <text:p>806000</text:p>
              </table:table-cell>
              <table:table-cell office:value-type="float" office:value="407600">
                <text:p>407600</text:p>
              </table:table-cell>
              <table:table-cell office:value-type="float" office:value="398400">
                <text:p>398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02000">
                <text:p>802000</text:p>
              </table:table-cell>
              <table:table-cell office:value-type="float" office:value="404000">
                <text:p>404000</text:p>
              </table:table-cell>
              <table:table-cell office:value-type="float" office:value="398000">
                <text:p>398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789600">
                <text:p>789600</text:p>
              </table:table-cell>
              <table:table-cell office:value-type="float" office:value="397400">
                <text:p>397400</text:p>
              </table:table-cell>
              <table:table-cell office:value-type="float" office:value="392200">
                <text:p>392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777200">
                <text:p>777200</text:p>
              </table:table-cell>
              <table:table-cell office:value-type="float" office:value="390800">
                <text:p>390800</text:p>
              </table:table-cell>
              <table:table-cell office:value-type="float" office:value="386400">
                <text:p>386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64800">
                <text:p>764800</text:p>
              </table:table-cell>
              <table:table-cell office:value-type="float" office:value="384200">
                <text:p>384200</text:p>
              </table:table-cell>
              <table:table-cell office:value-type="float" office:value="380600">
                <text:p>380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752400">
                <text:p>752400</text:p>
              </table:table-cell>
              <table:table-cell office:value-type="float" office:value="377600">
                <text:p>377600</text:p>
              </table:table-cell>
              <table:table-cell office:value-type="float" office:value="374800">
                <text:p>374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40000">
                <text:p>740000</text:p>
              </table:table-cell>
              <table:table-cell office:value-type="float" office:value="371000">
                <text:p>371000</text:p>
              </table:table-cell>
              <table:table-cell office:value-type="float" office:value="369000">
                <text:p>36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766600">
                <text:p>766600</text:p>
              </table:table-cell>
              <table:table-cell office:value-type="float" office:value="383000">
                <text:p>383000</text:p>
              </table:table-cell>
              <table:table-cell office:value-type="float" office:value="383600">
                <text:p>383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793200">
                <text:p>793200</text:p>
              </table:table-cell>
              <table:table-cell office:value-type="float" office:value="395000">
                <text:p>395000</text:p>
              </table:table-cell>
              <table:table-cell office:value-type="float" office:value="398200">
                <text:p>398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819800">
                <text:p>819800</text:p>
              </table:table-cell>
              <table:table-cell office:value-type="float" office:value="407000">
                <text:p>407000</text:p>
              </table:table-cell>
              <table:table-cell office:value-type="float" office:value="412800">
                <text:p>412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846400">
                <text:p>846400</text:p>
              </table:table-cell>
              <table:table-cell office:value-type="float" office:value="419000">
                <text:p>419000</text:p>
              </table:table-cell>
              <table:table-cell office:value-type="float" office:value="427400">
                <text:p>427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873000">
                <text:p>873000</text:p>
              </table:table-cell>
              <table:table-cell office:value-type="float" office:value="431000">
                <text:p>43100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888200">
                <text:p>888200</text:p>
              </table:table-cell>
              <table:table-cell office:value-type="float" office:value="439000">
                <text:p>439000</text:p>
              </table:table-cell>
              <table:table-cell office:value-type="float" office:value="449200">
                <text:p>449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903400">
                <text:p>903400</text:p>
              </table:table-cell>
              <table:table-cell office:value-type="float" office:value="447000">
                <text:p>447000</text:p>
              </table:table-cell>
              <table:table-cell office:value-type="float" office:value="456400">
                <text:p>456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918600">
                <text:p>918600</text:p>
              </table:table-cell>
              <table:table-cell office:value-type="float" office:value="455000">
                <text:p>455000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933800">
                <text:p>933800</text:p>
              </table:table-cell>
              <table:table-cell office:value-type="float" office:value="463000">
                <text:p>463000</text:p>
              </table:table-cell>
              <table:table-cell office:value-type="float" office:value="470800">
                <text:p>470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949000">
                <text:p>949000</text:p>
              </table:table-cell>
              <table:table-cell office:value-type="float" office:value="471000">
                <text:p>471000</text:p>
              </table:table-cell>
              <table:table-cell office:value-type="float" office:value="478000">
                <text:p>47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941840">
                <text:p>941840</text:p>
              </table:table-cell>
              <table:table-cell office:value-type="float" office:value="466800">
                <text:p>466800</text:p>
              </table:table-cell>
              <table:table-cell office:value-type="float" office:value="475040">
                <text:p>4750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934680">
                <text:p>934680</text:p>
              </table:table-cell>
              <table:table-cell office:value-type="float" office:value="462600">
                <text:p>462600</text:p>
              </table:table-cell>
              <table:table-cell office:value-type="float" office:value="472080">
                <text:p>472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927520">
                <text:p>927520</text:p>
              </table:table-cell>
              <table:table-cell office:value-type="float" office:value="458400">
                <text:p>458400</text:p>
              </table:table-cell>
              <table:table-cell office:value-type="float" office:value="469120">
                <text:p>469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920360">
                <text:p>920360</text:p>
              </table:table-cell>
              <table:table-cell office:value-type="float" office:value="454200">
                <text:p>454200</text:p>
              </table:table-cell>
              <table:table-cell office:value-type="float" office:value="466160">
                <text:p>4661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898000">
                <text:p>898000</text:p>
              </table:table-cell>
              <table:table-cell office:value-type="float" office:value="442000">
                <text:p>442000</text:p>
              </table:table-cell>
              <table:table-cell office:value-type="float" office:value="456000">
                <text:p>45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875800">
                <text:p>875800</text:p>
              </table:table-cell>
              <table:table-cell office:value-type="float" office:value="431400">
                <text:p>431400</text:p>
              </table:table-cell>
              <table:table-cell office:value-type="float" office:value="444400">
                <text:p>444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853600">
                <text:p>853600</text:p>
              </table:table-cell>
              <table:table-cell office:value-type="float" office:value="420800">
                <text:p>420800</text:p>
              </table:table-cell>
              <table:table-cell office:value-type="float" office:value="432800">
                <text:p>432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831400">
                <text:p>831400</text:p>
              </table:table-cell>
              <table:table-cell office:value-type="float" office:value="410200">
                <text:p>410200</text:p>
              </table:table-cell>
              <table:table-cell office:value-type="float" office:value="421200">
                <text:p>421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809200">
                <text:p>809200</text:p>
              </table:table-cell>
              <table:table-cell office:value-type="float" office:value="399600">
                <text:p>399600</text:p>
              </table:table-cell>
              <table:table-cell office:value-type="float" office:value="409600">
                <text:p>409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787000">
                <text:p>787000</text:p>
              </table:table-cell>
              <table:table-cell office:value-type="float" office:value="389000">
                <text:p>389000</text:p>
              </table:table-cell>
              <table:table-cell office:value-type="float" office:value="398000">
                <text:p>398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773800">
                <text:p>773800</text:p>
              </table:table-cell>
              <table:table-cell office:value-type="float" office:value="382400">
                <text:p>382400</text:p>
              </table:table-cell>
              <table:table-cell office:value-type="float" office:value="391400">
                <text:p>391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760600">
                <text:p>760600</text:p>
              </table:table-cell>
              <table:table-cell office:value-type="float" office:value="375800">
                <text:p>375800</text:p>
              </table:table-cell>
              <table:table-cell office:value-type="float" office:value="384800">
                <text:p>384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747400">
                <text:p>747400</text:p>
              </table:table-cell>
              <table:table-cell office:value-type="float" office:value="369200">
                <text:p>369200</text:p>
              </table:table-cell>
              <table:table-cell office:value-type="float" office:value="378200">
                <text:p>378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734200">
                <text:p>734200</text:p>
              </table:table-cell>
              <table:table-cell office:value-type="float" office:value="362600">
                <text:p>362600</text:p>
              </table:table-cell>
              <table:table-cell office:value-type="float" office:value="371600">
                <text:p>37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721000">
                <text:p>721000</text:p>
              </table:table-cell>
              <table:table-cell office:value-type="float" office:value="356000">
                <text:p>356000</text:p>
              </table:table-cell>
              <table:table-cell office:value-type="float" office:value="365000">
                <text:p>36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43800">
                <text:p>743800</text:p>
              </table:table-cell>
              <table:table-cell office:value-type="float" office:value="367000">
                <text:p>367000</text:p>
              </table:table-cell>
              <table:table-cell office:value-type="float" office:value="376800">
                <text:p>376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766600">
                <text:p>766600</text:p>
              </table:table-cell>
              <table:table-cell office:value-type="float" office:value="378000">
                <text:p>378000</text:p>
              </table:table-cell>
              <table:table-cell office:value-type="float" office:value="388600">
                <text:p>388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789400">
                <text:p>789400</text:p>
              </table:table-cell>
              <table:table-cell office:value-type="float" office:value="389000">
                <text:p>389000</text:p>
              </table:table-cell>
              <table:table-cell office:value-type="float" office:value="400400">
                <text:p>40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812200">
                <text:p>812200</text:p>
              </table:table-cell>
              <table:table-cell office:value-type="float" office:value="400000">
                <text:p>400000</text:p>
              </table:table-cell>
              <table:table-cell office:value-type="float" office:value="412200">
                <text:p>412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835000">
                <text:p>835000</text:p>
              </table:table-cell>
              <table:table-cell office:value-type="float" office:value="411000">
                <text:p>411000</text:p>
              </table:table-cell>
              <table:table-cell office:value-type="float" office:value="424000">
                <text:p>42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781000">
                <text:p>781000</text:p>
              </table:table-cell>
              <table:table-cell office:value-type="float" office:value="384000">
                <text:p>384000</text:p>
              </table:table-cell>
              <table:table-cell office:value-type="float" office:value="397000">
                <text:p>397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727000">
                <text:p>727000</text:p>
              </table:table-cell>
              <table:table-cell office:value-type="float" office:value="357000">
                <text:p>357000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673000">
                <text:p>673000</text:p>
              </table:table-cell>
              <table:table-cell office:value-type="float" office:value="330000">
                <text:p>330000</text:p>
              </table:table-cell>
              <table:table-cell office:value-type="float" office:value="343000">
                <text:p>343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19000">
                <text:p>619000</text:p>
              </table:table-cell>
              <table:table-cell office:value-type="float" office:value="303000">
                <text:p>303000</text:p>
              </table:table-cell>
              <table:table-cell office:value-type="float" office:value="316000">
                <text:p>316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65000">
                <text:p>565000</text:p>
              </table:table-cell>
              <table:table-cell office:value-type="float" office:value="276000">
                <text:p>276000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554200">
                <text:p>554200</text:p>
              </table:table-cell>
              <table:table-cell office:value-type="float" office:value="269200">
                <text:p>269200</text:p>
              </table:table-cell>
              <table:table-cell office:value-type="float" office:value="285000">
                <text:p>285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43400">
                <text:p>543400</text:p>
              </table:table-cell>
              <table:table-cell office:value-type="float" office:value="262400">
                <text:p>262400</text:p>
              </table:table-cell>
              <table:table-cell office:value-type="float" office:value="281000">
                <text:p>28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32600">
                <text:p>532600</text:p>
              </table:table-cell>
              <table:table-cell office:value-type="float" office:value="255600">
                <text:p>255600</text:p>
              </table:table-cell>
              <table:table-cell office:value-type="float" office:value="277000">
                <text:p>277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21800">
                <text:p>521800</text:p>
              </table:table-cell>
              <table:table-cell office:value-type="float" office:value="248800">
                <text:p>248800</text:p>
              </table:table-cell>
              <table:table-cell office:value-type="float" office:value="273000">
                <text:p>273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511000">
                <text:p>511000</text:p>
              </table:table-cell>
              <table:table-cell office:value-type="float" office:value="242000">
                <text:p>242000</text:p>
              </table:table-cell>
              <table:table-cell office:value-type="float" office:value="269000">
                <text:p>269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495200">
                <text:p>495200</text:p>
              </table:table-cell>
              <table:table-cell office:value-type="float" office:value="232800">
                <text:p>232800</text:p>
              </table:table-cell>
              <table:table-cell office:value-type="float" office:value="262400">
                <text:p>262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479400">
                <text:p>479400</text:p>
              </table:table-cell>
              <table:table-cell office:value-type="float" office:value="223600">
                <text:p>223600</text:p>
              </table:table-cell>
              <table:table-cell office:value-type="float" office:value="255800">
                <text:p>2558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463600">
                <text:p>463600</text:p>
              </table:table-cell>
              <table:table-cell office:value-type="float" office:value="214400">
                <text:p>214400</text:p>
              </table:table-cell>
              <table:table-cell office:value-type="float" office:value="249200">
                <text:p>249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447800">
                <text:p>447800</text:p>
              </table:table-cell>
              <table:table-cell office:value-type="float" office:value="205200">
                <text:p>205200</text:p>
              </table:table-cell>
              <table:table-cell office:value-type="float" office:value="242600">
                <text:p>242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432000">
                <text:p>432000</text:p>
              </table:table-cell>
              <table:table-cell office:value-type="float" office:value="196000">
                <text:p>196000</text:p>
              </table:table-cell>
              <table:table-cell office:value-type="float" office:value="236000">
                <text:p>236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412800">
                <text:p>412800</text:p>
              </table:table-cell>
              <table:table-cell office:value-type="float" office:value="184800">
                <text:p>184800</text:p>
              </table:table-cell>
              <table:table-cell office:value-type="float" office:value="228000">
                <text:p>228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393600">
                <text:p>393600</text:p>
              </table:table-cell>
              <table:table-cell office:value-type="float" office:value="173600">
                <text:p>173600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374400">
                <text:p>374400</text:p>
              </table:table-cell>
              <table:table-cell office:value-type="float" office:value="162400">
                <text:p>162400</text:p>
              </table:table-cell>
              <table:table-cell office:value-type="float" office:value="212000">
                <text:p>212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55200">
                <text:p>355200</text:p>
              </table:table-cell>
              <table:table-cell office:value-type="float" office:value="151200">
                <text:p>151200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336000">
                <text:p>336000</text:p>
              </table:table-cell>
              <table:table-cell office:value-type="float" office:value="140000">
                <text:p>140000</text:p>
              </table:table-cell>
              <table:table-cell office:value-type="float" office:value="196000">
                <text:p>196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6.131cm" svg:height="17.293cm" chart:class="chart:scatter" chart:style-name="ch1">
        <chart:legend chart:legend-position="end" svg:x="33.744cm" svg:y="7.995cm" chart:style-name="ch2"/>
        <chart:plot-area chart:style-name="ch3" table:cell-range-address="Data.C4:Data.C69 Data.M3:Data.O69" chart:data-source-has-labels="row" svg:x="0.722cm" svg:y="0.345cm" svg:width="32.3cm" svg:height="16.2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M4:Data.M69" chart:label-cell-address="Data.M3:Data.M3" chart:class="chart:scatter">
            <chart:domain table:cell-range-address="Data.C4:Data.C69"/>
            <chart:data-point chart:repeated="66"/>
          </chart:series>
          <chart:series chart:style-name="ch7" chart:values-cell-range-address="Data.N4:Data.N69" chart:label-cell-address="Data.N3:Data.N3" chart:class="chart:scatter">
            <chart:data-point chart:repeated="66"/>
          </chart:series>
          <chart:series chart:style-name="ch8" chart:values-cell-range-address="Data.O4:Data.O69" chart:label-cell-address="Data.O3:Data.O3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Data.M3:Data.M3">Total</text:p>
              </table:table-cell>
              <table:table-cell office:value-type="string">
                <text:p text:id="Data.N3:Data.N3">Male</text:p>
              </table:table-cell>
              <table:table-cell office:value-type="string">
                <text:p text:id="Data.O3:Data.O3">Fem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Data.C4:Data.C69">15</text:p>
              </table:table-cell>
              <table:table-cell office:value-type="float" office:value="791000">
                <text:p text:id="Data.M4:Data.M69">791000</text:p>
              </table:table-cell>
              <table:table-cell office:value-type="float" office:value="406000">
                <text:p text:id="Data.N4:Data.N69">406000</text:p>
              </table:table-cell>
              <table:table-cell office:value-type="float" office:value="385000">
                <text:p text:id="Data.O4:Data.O69">385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169000">
                <text:p>3169000</text:p>
              </table:table-cell>
              <table:table-cell office:value-type="float" office:value="1632000">
                <text:p>1632000</text:p>
              </table:table-cell>
              <table:table-cell office:value-type="float" office:value="1537000">
                <text:p>153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3206200">
                <text:p>3206200</text:p>
              </table:table-cell>
              <table:table-cell office:value-type="float" office:value="1654800">
                <text:p>1654800</text:p>
              </table:table-cell>
              <table:table-cell office:value-type="float" office:value="1551400">
                <text:p>155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562200">
                <text:p>5562200</text:p>
              </table:table-cell>
              <table:table-cell office:value-type="float" office:value="2870800">
                <text:p>2870800</text:p>
              </table:table-cell>
              <table:table-cell office:value-type="float" office:value="2691400">
                <text:p>2691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6289000">
                <text:p>6289000</text:p>
              </table:table-cell>
              <table:table-cell office:value-type="float" office:value="3254000">
                <text:p>3254000</text:p>
              </table:table-cell>
              <table:table-cell office:value-type="float" office:value="3035000">
                <text:p>303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678000">
                <text:p>7678000</text:p>
              </table:table-cell>
              <table:table-cell office:value-type="float" office:value="3984600">
                <text:p>3984600</text:p>
              </table:table-cell>
              <table:table-cell office:value-type="float" office:value="3693400">
                <text:p>3693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8116000">
                <text:p>8116000</text:p>
              </table:table-cell>
              <table:table-cell office:value-type="float" office:value="4234000">
                <text:p>4234000</text:p>
              </table:table-cell>
              <table:table-cell office:value-type="float" office:value="3882000">
                <text:p>388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9201800">
                <text:p>9201800</text:p>
              </table:table-cell>
              <table:table-cell office:value-type="float" office:value="4824600">
                <text:p>4824600</text:p>
              </table:table-cell>
              <table:table-cell office:value-type="float" office:value="4377200">
                <text:p>4377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9367800">
                <text:p>9367800</text:p>
              </table:table-cell>
              <table:table-cell office:value-type="float" office:value="4939600">
                <text:p>4939600</text:p>
              </table:table-cell>
              <table:table-cell office:value-type="float" office:value="4428200">
                <text:p>4428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212000">
                <text:p>10212000</text:p>
              </table:table-cell>
              <table:table-cell office:value-type="float" office:value="5407000">
                <text:p>5407000</text:p>
              </table:table-cell>
              <table:table-cell office:value-type="float" office:value="4805000">
                <text:p>480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0141400">
                <text:p>10141400</text:p>
              </table:table-cell>
              <table:table-cell office:value-type="float" office:value="5402000">
                <text:p>5402000</text:p>
              </table:table-cell>
              <table:table-cell office:value-type="float" office:value="4739400">
                <text:p>4739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786000">
                <text:p>10786000</text:p>
              </table:table-cell>
              <table:table-cell office:value-type="float" office:value="5763000">
                <text:p>5763000</text:p>
              </table:table-cell>
              <table:table-cell office:value-type="float" office:value="5023000">
                <text:p>502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0538640">
                <text:p>10538640</text:p>
              </table:table-cell>
              <table:table-cell office:value-type="float" office:value="5661600">
                <text:p>5661600</text:p>
              </table:table-cell>
              <table:table-cell office:value-type="float" office:value="4877040">
                <text:p>4877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1014840">
                <text:p>11014840</text:p>
              </table:table-cell>
              <table:table-cell office:value-type="float" office:value="5930600">
                <text:p>5930600</text:p>
              </table:table-cell>
              <table:table-cell office:value-type="float" office:value="5084240">
                <text:p>50842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0626000">
                <text:p>10626000</text:p>
              </table:table-cell>
              <table:table-cell office:value-type="float" office:value="5749600">
                <text:p>5749600</text:p>
              </table:table-cell>
              <table:table-cell office:value-type="float" office:value="4876400">
                <text:p>4876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961400">
                <text:p>10961400</text:p>
              </table:table-cell>
              <table:table-cell office:value-type="float" office:value="5941540">
                <text:p>5941540</text:p>
              </table:table-cell>
              <table:table-cell office:value-type="float" office:value="5019860">
                <text:p>5019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0460200">
                <text:p>10460200</text:p>
              </table:table-cell>
              <table:table-cell office:value-type="float" office:value="5699000">
                <text:p>5699000</text:p>
              </table:table-cell>
              <table:table-cell office:value-type="float" office:value="4761200">
                <text:p>4761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0682560">
                <text:p>10682560</text:p>
              </table:table-cell>
              <table:table-cell office:value-type="float" office:value="5830360">
                <text:p>5830360</text:p>
              </table:table-cell>
              <table:table-cell office:value-type="float" office:value="4852200">
                <text:p>4852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0107960">
                <text:p>10107960</text:p>
              </table:table-cell>
              <table:table-cell office:value-type="float" office:value="5546760">
                <text:p>5546760</text:p>
              </table:table-cell>
              <table:table-cell office:value-type="float" office:value="4561200">
                <text:p>4561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0266000">
                <text:p>10266000</text:p>
              </table:table-cell>
              <table:table-cell office:value-type="float" office:value="5642600">
                <text:p>5642600</text:p>
              </table:table-cell>
              <table:table-cell office:value-type="float" office:value="4623400">
                <text:p>4623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9654720">
                <text:p>9654720</text:p>
              </table:table-cell>
              <table:table-cell office:value-type="float" office:value="5337680">
                <text:p>5337680</text:p>
              </table:table-cell>
              <table:table-cell office:value-type="float" office:value="4317040">
                <text:p>4317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9785400">
                <text:p>9785400</text:p>
              </table:table-cell>
              <table:table-cell office:value-type="float" office:value="5419000">
                <text:p>5419000</text:p>
              </table:table-cell>
              <table:table-cell office:value-type="float" office:value="4366400">
                <text:p>4366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9189340">
                <text:p>9189340</text:p>
              </table:table-cell>
              <table:table-cell office:value-type="float" office:value="5118960">
                <text:p>5118960</text:p>
              </table:table-cell>
              <table:table-cell office:value-type="float" office:value="4070380">
                <text:p>40703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9289440">
                <text:p>9289440</text:p>
              </table:table-cell>
              <table:table-cell office:value-type="float" office:value="5181760">
                <text:p>5181760</text:p>
              </table:table-cell>
              <table:table-cell office:value-type="float" office:value="4107680">
                <text:p>4107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8696700">
                <text:p>8696700</text:p>
              </table:table-cell>
              <table:table-cell office:value-type="float" office:value="4876800">
                <text:p>4876800</text:p>
              </table:table-cell>
              <table:table-cell office:value-type="float" office:value="3819900">
                <text:p>3819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8769640">
                <text:p>8769640</text:p>
              </table:table-cell>
              <table:table-cell office:value-type="float" office:value="4921500">
                <text:p>4921500</text:p>
              </table:table-cell>
              <table:table-cell office:value-type="float" office:value="3848140">
                <text:p>3848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8200100">
                <text:p>8200100</text:p>
              </table:table-cell>
              <table:table-cell office:value-type="float" office:value="4622400">
                <text:p>4622400</text:p>
              </table:table-cell>
              <table:table-cell office:value-type="float" office:value="3577700">
                <text:p>3577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261020">
                <text:p>8261020</text:p>
              </table:table-cell>
              <table:table-cell office:value-type="float" office:value="4657380">
                <text:p>4657380</text:p>
              </table:table-cell>
              <table:table-cell office:value-type="float" office:value="3603640">
                <text:p>3603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7722220">
                <text:p>7722220</text:p>
              </table:table-cell>
              <table:table-cell office:value-type="float" office:value="4369080">
                <text:p>4369080</text:p>
              </table:table-cell>
              <table:table-cell office:value-type="float" office:value="3353140">
                <text:p>3353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7777700">
                <text:p>7777700</text:p>
              </table:table-cell>
              <table:table-cell office:value-type="float" office:value="4399100">
                <text:p>4399100</text:p>
              </table:table-cell>
              <table:table-cell office:value-type="float" office:value="3378600">
                <text:p>3378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7271860">
                <text:p>7271860</text:p>
              </table:table-cell>
              <table:table-cell office:value-type="float" office:value="4123100">
                <text:p>4123100</text:p>
              </table:table-cell>
              <table:table-cell office:value-type="float" office:value="3148760">
                <text:p>31487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7320500">
                <text:p>7320500</text:p>
              </table:table-cell>
              <table:table-cell office:value-type="float" office:value="4146900">
                <text:p>4146900</text:p>
              </table:table-cell>
              <table:table-cell office:value-type="float" office:value="3173600">
                <text:p>3173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6838400">
                <text:p>6838400</text:p>
              </table:table-cell>
              <table:table-cell office:value-type="float" office:value="3880400">
                <text:p>3880400</text:p>
              </table:table-cell>
              <table:table-cell office:value-type="float" office:value="2958000">
                <text:p>295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6838400">
                <text:p>6838400</text:p>
              </table:table-cell>
              <table:table-cell office:value-type="float" office:value="3880400">
                <text:p>3880400</text:p>
              </table:table-cell>
              <table:table-cell office:value-type="float" office:value="2958000">
                <text:p>295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6340800">
                <text:p>6340800</text:p>
              </table:table-cell>
              <table:table-cell office:value-type="float" office:value="3608200">
                <text:p>3608200</text:p>
              </table:table-cell>
              <table:table-cell office:value-type="float" office:value="2732600">
                <text:p>273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6340800">
                <text:p>6340800</text:p>
              </table:table-cell>
              <table:table-cell office:value-type="float" office:value="3608200">
                <text:p>3608200</text:p>
              </table:table-cell>
              <table:table-cell office:value-type="float" office:value="2732600">
                <text:p>2732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6340800">
                <text:p>6340800</text:p>
              </table:table-cell>
              <table:table-cell office:value-type="float" office:value="3608200">
                <text:p>3608200</text:p>
              </table:table-cell>
              <table:table-cell office:value-type="float" office:value="2732600">
                <text:p>2732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5873400">
                <text:p>5873400</text:p>
              </table:table-cell>
              <table:table-cell office:value-type="float" office:value="3351400">
                <text:p>3351400</text:p>
              </table:table-cell>
              <table:table-cell office:value-type="float" office:value="2522000">
                <text:p>252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5873400">
                <text:p>5873400</text:p>
              </table:table-cell>
              <table:table-cell office:value-type="float" office:value="3351400">
                <text:p>3351400</text:p>
              </table:table-cell>
              <table:table-cell office:value-type="float" office:value="2522000">
                <text:p>2522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5085400">
                <text:p>5085400</text:p>
              </table:table-cell>
              <table:table-cell office:value-type="float" office:value="3110000">
                <text:p>3110000</text:p>
              </table:table-cell>
              <table:table-cell office:value-type="float" office:value="1975400">
                <text:p>1975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5085400">
                <text:p>5085400</text:p>
              </table:table-cell>
              <table:table-cell office:value-type="float" office:value="3110000">
                <text:p>3110000</text:p>
              </table:table-cell>
              <table:table-cell office:value-type="float" office:value="1975400">
                <text:p>1975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4700800">
                <text:p>4700800</text:p>
              </table:table-cell>
              <table:table-cell office:value-type="float" office:value="2884000">
                <text:p>2884000</text:p>
              </table:table-cell>
              <table:table-cell office:value-type="float" office:value="1816800">
                <text:p>1816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4700800">
                <text:p>4700800</text:p>
              </table:table-cell>
              <table:table-cell office:value-type="float" office:value="2884000">
                <text:p>2884000</text:p>
              </table:table-cell>
              <table:table-cell office:value-type="float" office:value="1816800">
                <text:p>1816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7317400">
                <text:p>7317400</text:p>
              </table:table-cell>
              <table:table-cell office:value-type="float" office:value="2671000">
                <text:p>2671000</text:p>
              </table:table-cell>
              <table:table-cell office:value-type="float" office:value="4646400">
                <text:p>4646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7317400">
                <text:p>7317400</text:p>
              </table:table-cell>
              <table:table-cell office:value-type="float" office:value="2671000">
                <text:p>2671000</text:p>
              </table:table-cell>
              <table:table-cell office:value-type="float" office:value="4646400">
                <text:p>4646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6758800">
                <text:p>6758800</text:p>
              </table:table-cell>
              <table:table-cell office:value-type="float" office:value="2471000">
                <text:p>2471000</text:p>
              </table:table-cell>
              <table:table-cell office:value-type="float" office:value="4287800">
                <text:p>4287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6758800">
                <text:p>6758800</text:p>
              </table:table-cell>
              <table:table-cell office:value-type="float" office:value="2471000">
                <text:p>2471000</text:p>
              </table:table-cell>
              <table:table-cell office:value-type="float" office:value="4287800">
                <text:p>4287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237400">
                <text:p>6237400</text:p>
              </table:table-cell>
              <table:table-cell office:value-type="float" office:value="2284000">
                <text:p>2284000</text:p>
              </table:table-cell>
              <table:table-cell office:value-type="float" office:value="3953400">
                <text:p>3953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6237400">
                <text:p>6237400</text:p>
              </table:table-cell>
              <table:table-cell office:value-type="float" office:value="2284000">
                <text:p>2284000</text:p>
              </table:table-cell>
              <table:table-cell office:value-type="float" office:value="3953400">
                <text:p>3953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5753200">
                <text:p>5753200</text:p>
              </table:table-cell>
              <table:table-cell office:value-type="float" office:value="2110000">
                <text:p>2110000</text:p>
              </table:table-cell>
              <table:table-cell office:value-type="float" office:value="3643200">
                <text:p>3643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753200">
                <text:p>5753200</text:p>
              </table:table-cell>
              <table:table-cell office:value-type="float" office:value="2110000">
                <text:p>2110000</text:p>
              </table:table-cell>
              <table:table-cell office:value-type="float" office:value="3643200">
                <text:p>36432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5306200">
                <text:p>5306200</text:p>
              </table:table-cell>
              <table:table-cell office:value-type="float" office:value="1949000">
                <text:p>1949000</text:p>
              </table:table-cell>
              <table:table-cell office:value-type="float" office:value="3357200">
                <text:p>33572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306200">
                <text:p>5306200</text:p>
              </table:table-cell>
              <table:table-cell office:value-type="float" office:value="1949000">
                <text:p>1949000</text:p>
              </table:table-cell>
              <table:table-cell office:value-type="float" office:value="3357200">
                <text:p>3357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4888960">
                <text:p>4888960</text:p>
              </table:table-cell>
              <table:table-cell office:value-type="float" office:value="1798600">
                <text:p>1798600</text:p>
              </table:table-cell>
              <table:table-cell office:value-type="float" office:value="3090360">
                <text:p>30903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4888960">
                <text:p>4888960</text:p>
              </table:table-cell>
              <table:table-cell office:value-type="float" office:value="1798600">
                <text:p>1798600</text:p>
              </table:table-cell>
              <table:table-cell office:value-type="float" office:value="3090360">
                <text:p>3090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501480">
                <text:p>4501480</text:p>
              </table:table-cell>
              <table:table-cell office:value-type="float" office:value="1658800">
                <text:p>1658800</text:p>
              </table:table-cell>
              <table:table-cell office:value-type="float" office:value="2842680">
                <text:p>2842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4501480">
                <text:p>4501480</text:p>
              </table:table-cell>
              <table:table-cell office:value-type="float" office:value="1658800">
                <text:p>1658800</text:p>
              </table:table-cell>
              <table:table-cell office:value-type="float" office:value="2842680">
                <text:p>2842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4143760">
                <text:p>4143760</text:p>
              </table:table-cell>
              <table:table-cell office:value-type="float" office:value="1529600">
                <text:p>1529600</text:p>
              </table:table-cell>
              <table:table-cell office:value-type="float" office:value="2614160">
                <text:p>26141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4143760">
                <text:p>4143760</text:p>
              </table:table-cell>
              <table:table-cell office:value-type="float" office:value="1529600">
                <text:p>1529600</text:p>
              </table:table-cell>
              <table:table-cell office:value-type="float" office:value="2614160">
                <text:p>26141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3815800">
                <text:p>3815800</text:p>
              </table:table-cell>
              <table:table-cell office:value-type="float" office:value="1411000">
                <text:p>1411000</text:p>
              </table:table-cell>
              <table:table-cell office:value-type="float" office:value="2404800">
                <text:p>24048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3815800">
                <text:p>3815800</text:p>
              </table:table-cell>
              <table:table-cell office:value-type="float" office:value="1411000">
                <text:p>1411000</text:p>
              </table:table-cell>
              <table:table-cell office:value-type="float" office:value="2404800">
                <text:p>24048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3517600">
                <text:p>3517600</text:p>
              </table:table-cell>
              <table:table-cell office:value-type="float" office:value="1303000">
                <text:p>1303000</text:p>
              </table:table-cell>
              <table:table-cell office:value-type="float" office:value="2214600">
                <text:p>2214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3517600">
                <text:p>3517600</text:p>
              </table:table-cell>
              <table:table-cell office:value-type="float" office:value="1303000">
                <text:p>1303000</text:p>
              </table:table-cell>
              <table:table-cell office:value-type="float" office:value="2214600">
                <text:p>2214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3242420">
                <text:p>3242420</text:p>
              </table:table-cell>
              <table:table-cell office:value-type="float" office:value="1203020">
                <text:p>1203020</text:p>
              </table:table-cell>
              <table:table-cell office:value-type="float" office:value="2039400">
                <text:p>2039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242420">
                <text:p>3242420</text:p>
              </table:table-cell>
              <table:table-cell office:value-type="float" office:value="1203020">
                <text:p>1203020</text:p>
              </table:table-cell>
              <table:table-cell office:value-type="float" office:value="2039400">
                <text:p>2039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2990260">
                <text:p>2990260</text:p>
              </table:table-cell>
              <table:table-cell office:value-type="float" office:value="1111060">
                <text:p>1111060</text:p>
              </table:table-cell>
              <table:table-cell office:value-type="float" office:value="1879200">
                <text:p>1879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